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385.23pt" svg:height="219.09pt" svg:x="974.49pt" svg:y="51.96pt">
            <loext:p draw:notify-on-update-of-ranges="QuadOutput.A1:QuadOutput.A1000 QuadOutput.A1:QuadOutput.A1 QuadOutput.B1:QuadOutput.B1000 QuadOutput.A1:QuadOutput.A1000 QuadOutput.A1:QuadOutput.A1 QuadOutput.C1:QuadOutput.C1000 QuadOutput.A1:QuadOutput.A1000 QuadOutput.A1:QuadOutput.A1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76pt" svg:y="291.2pt">
            <loext:p draw:notify-on-update-of-ranges="QuadOutput.A1:QuadOutput.A1000 QuadOutput.A1:QuadOutput.A1 QuadOutput.E1:QuadOutput.E1000 QuadOutput.A1:QuadOutput.A1000 QuadOutput.A1:QuadOutput.A1 QuadOutput.F1:QuadOutput.F1000 QuadOutput.A1:QuadOutput.A1000 QuadOutput.A1:QuadOutput.A1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A1:QuadOutput.A1 QuadOutput.H1:QuadOutput.H1000 QuadOutput.A1:QuadOutput.A1000 QuadOutput.A1:QuadOutput.A1 QuadOutput.I1:QuadOutput.I1000 QuadOutput.A1:QuadOutput.A1000 QuadOutput.A1:QuadOutput.A1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2.38pt" svg:y="271.81pt">
            <loext:p draw:notify-on-update-of-ranges="QuadOutput.A1:QuadOutput.A44 QuadOutput.A1:QuadOutput.A1 QuadOutput.K1:QuadOutput.K44 QuadOutput.A1:QuadOutput.A44 QuadOutput.A1:QuadOutput.A1 QuadOutput.L1:QuadOutput.L44 QuadOutput.A1:QuadOutput.A44 QuadOutput.A1:QuadOutput.A1 QuadOutput.M1:QuadOutput.M44 QuadOutput.A1:QuadOutput.A44 QuadOutput.A1:QuadOutput.A1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69" calcext:value-type="float">
            <text:p>-0.6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5" calcext:value-type="float">
            <text:p>-0.95</text:p>
          </table:table-cell>
          <table:table-cell office:value-type="float" office:value="0.57" calcext:value-type="float">
            <text:p>0.5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24" calcext:value-type="float">
            <text:p>-0.24</text:p>
          </table:table-cell>
          <table:table-cell office:value-type="float" office:value="0.14" calcext:value-type="float">
            <text:p>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1.22" calcext:value-type="float">
            <text:p>-1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37" calcext:value-type="float">
            <text:p>-0.37</text:p>
          </table:table-cell>
          <table:table-cell office:value-type="float" office:value="0.22" calcext:value-type="float">
            <text:p>0.22</text:p>
          </table:table-cell>
          <table:table-cell office:value-type="float" office:value="-0.07" calcext:value-type="float">
            <text:p>-0.07</text:p>
          </table:table-cell>
          <table:table-cell office:value-type="float" office:value="-1.48" calcext:value-type="float">
            <text:p>-1.48</text:p>
          </table:table-cell>
          <table:table-cell office:value-type="float" office:value="0.89" calcext:value-type="float">
            <text:p>0.89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53" calcext:value-type="float">
            <text:p>-0.53</text:p>
          </table:table-cell>
          <table:table-cell office:value-type="float" office:value="0.32" calcext:value-type="float">
            <text:p>0.32</text:p>
          </table:table-cell>
          <table:table-cell office:value-type="float" office:value="-0.1" calcext:value-type="float">
            <text:p>-0.1</text:p>
          </table:table-cell>
          <table:table-cell office:value-type="float" office:value="-1.73" calcext:value-type="float">
            <text:p>-1.7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71" calcext:value-type="float">
            <text:p>-0.71</text:p>
          </table:table-cell>
          <table:table-cell office:value-type="float" office:value="0.43" calcext:value-type="float">
            <text:p>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-1.98" calcext:value-type="float">
            <text:p>-1.98</text:p>
          </table:table-cell>
          <table:table-cell office:value-type="float" office:value="1.21" calcext:value-type="float">
            <text:p>1.2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92" calcext:value-type="float">
            <text:p>-0.92</text:p>
          </table:table-cell>
          <table:table-cell office:value-type="float" office:value="0.56" calcext:value-type="float">
            <text:p>0.56</text:p>
          </table:table-cell>
          <table:table-cell office:value-type="float" office:value="-0.18" calcext:value-type="float">
            <text:p>-0.18</text:p>
          </table:table-cell>
          <table:table-cell office:value-type="float" office:value="-2.24" calcext:value-type="float">
            <text:p>-2.24</text:p>
          </table:table-cell>
          <table:table-cell office:value-type="float" office:value="1.36" calcext:value-type="float">
            <text:p>1.36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.15" calcext:value-type="float">
            <text:p>-1.15</text:p>
          </table:table-cell>
          <table:table-cell office:value-type="float" office:value="0.7" calcext:value-type="float">
            <text:p>0.7</text:p>
          </table:table-cell>
          <table:table-cell office:value-type="float" office:value="-0.22" calcext:value-type="float">
            <text:p>-0.22</text:p>
          </table:table-cell>
          <table:table-cell office:value-type="float" office:value="-2.49" calcext:value-type="float">
            <text:p>-2.49</text:p>
          </table:table-cell>
          <table:table-cell office:value-type="float" office:value="1.52" calcext:value-type="float">
            <text:p>1.5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1.42" calcext:value-type="float">
            <text:p>-1.42</text:p>
          </table:table-cell>
          <table:table-cell office:value-type="float" office:value="0.86" calcext:value-type="float">
            <text:p>0.86</text:p>
          </table:table-cell>
          <table:table-cell office:value-type="float" office:value="-0.27" calcext:value-type="float">
            <text:p>-0.27</text:p>
          </table:table-cell>
          <table:table-cell office:value-type="float" office:value="-2.74" calcext:value-type="float">
            <text:p>-2.74</text:p>
          </table:table-cell>
          <table:table-cell office:value-type="float" office:value="1.68" calcext:value-type="float">
            <text:p>1.68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1.7" calcext:value-type="float">
            <text:p>-1.7</text:p>
          </table:table-cell>
          <table:table-cell office:value-type="float" office:value="1.03" calcext:value-type="float">
            <text:p>1.03</text:p>
          </table:table-cell>
          <table:table-cell office:value-type="float" office:value="-0.33" calcext:value-type="float">
            <text:p>-0.33</text:p>
          </table:table-cell>
          <table:table-cell office:value-type="float" office:value="-3" calcext:value-type="float">
            <text:p>-3</text:p>
          </table:table-cell>
          <table:table-cell office:value-type="float" office:value="1.85" calcext:value-type="float">
            <text:p>1.85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2.01" calcext:value-type="float">
            <text:p>-2.01</text:p>
          </table:table-cell>
          <table:table-cell office:value-type="float" office:value="1.22" calcext:value-type="float">
            <text:p>1.22</text:p>
          </table:table-cell>
          <table:table-cell office:value-type="float" office:value="-0.38" calcext:value-type="float">
            <text:p>-0.38</text:p>
          </table:table-cell>
          <table:table-cell office:value-type="float" office:value="-3.24" calcext:value-type="float">
            <text:p>-3.24</text:p>
          </table:table-cell>
          <table:table-cell office:value-type="float" office:value="2.01" calcext:value-type="float">
            <text:p>2.01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2.34" calcext:value-type="float">
            <text:p>-2.34</text:p>
          </table:table-cell>
          <table:table-cell office:value-type="float" office:value="1.43" calcext:value-type="float">
            <text:p>1.43</text:p>
          </table:table-cell>
          <table:table-cell office:value-type="float" office:value="-0.45" calcext:value-type="float">
            <text:p>-0.45</text:p>
          </table:table-cell>
          <table:table-cell office:value-type="float" office:value="-3.49" calcext:value-type="float">
            <text:p>-3.49</text:p>
          </table:table-cell>
          <table:table-cell office:value-type="float" office:value="2.16" calcext:value-type="float">
            <text:p>2.1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-2.7" calcext:value-type="float">
            <text:p>-2.7</text:p>
          </table:table-cell>
          <table:table-cell office:value-type="float" office:value="1.65" calcext:value-type="float">
            <text:p>1.65</text:p>
          </table:table-cell>
          <table:table-cell office:value-type="float" office:value="-0.52" calcext:value-type="float">
            <text:p>-0.52</text:p>
          </table:table-cell>
          <table:table-cell office:value-type="float" office:value="-3.73" calcext:value-type="float">
            <text:p>-3.73</text:p>
          </table:table-cell>
          <table:table-cell office:value-type="float" office:value="2.32" calcext:value-type="float">
            <text:p>2.32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3.09" calcext:value-type="float">
            <text:p>-3.09</text:p>
          </table:table-cell>
          <table:table-cell office:value-type="float" office:value="1.89" calcext:value-type="float">
            <text:p>1.89</text:p>
          </table:table-cell>
          <table:table-cell office:value-type="float" office:value="-0.59" calcext:value-type="float">
            <text:p>-0.59</text:p>
          </table:table-cell>
          <table:table-cell office:value-type="float" office:value="-3.98" calcext:value-type="float">
            <text:p>-3.98</text:p>
          </table:table-cell>
          <table:table-cell office:value-type="float" office:value="2.47" calcext:value-type="float">
            <text:p>2.4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-3.49" calcext:value-type="float">
            <text:p>-3.49</text:p>
          </table:table-cell>
          <table:table-cell office:value-type="float" office:value="2.14" calcext:value-type="float">
            <text:p>2.14</text:p>
          </table:table-cell>
          <table:table-cell office:value-type="float" office:value="-0.67" calcext:value-type="float">
            <text:p>-0.67</text:p>
          </table:table-cell>
          <table:table-cell office:value-type="float" office:value="-4.22" calcext:value-type="float">
            <text:p>-4.22</text:p>
          </table:table-cell>
          <table:table-cell office:value-type="float" office:value="2.63" calcext:value-type="float">
            <text:p>2.63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3.92" calcext:value-type="float">
            <text:p>-3.92</text:p>
          </table:table-cell>
          <table:table-cell office:value-type="float" office:value="2.4" calcext:value-type="float">
            <text:p>2.4</text:p>
          </table:table-cell>
          <table:table-cell office:value-type="float" office:value="-0.75" calcext:value-type="float">
            <text:p>-0.75</text:p>
          </table:table-cell>
          <table:table-cell office:value-type="float" office:value="-4.47" calcext:value-type="float">
            <text:p>-4.47</text:p>
          </table:table-cell>
          <table:table-cell office:value-type="float" office:value="2.78" calcext:value-type="float">
            <text:p>2.78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4.38" calcext:value-type="float">
            <text:p>-4.38</text:p>
          </table:table-cell>
          <table:table-cell office:value-type="float" office:value="2.68" calcext:value-type="float">
            <text:p>2.68</text:p>
          </table:table-cell>
          <table:table-cell office:value-type="float" office:value="-0.84" calcext:value-type="float">
            <text:p>-0.84</text:p>
          </table:table-cell>
          <table:table-cell office:value-type="float" office:value="-4.71" calcext:value-type="float">
            <text:p>-4.71</text:p>
          </table:table-cell>
          <table:table-cell office:value-type="float" office:value="2.94" calcext:value-type="float">
            <text:p>2.94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5" calcext:value-type="float">
            <text:p>-4.85</text:p>
          </table:table-cell>
          <table:table-cell office:value-type="float" office:value="2.98" calcext:value-type="float">
            <text:p>2.98</text:p>
          </table:table-cell>
          <table:table-cell office:value-type="float" office:value="-0.93" calcext:value-type="float">
            <text:p>-0.93</text:p>
          </table:table-cell>
          <table:table-cell office:value-type="float" office:value="-4.95" calcext:value-type="float">
            <text:p>-4.95</text:p>
          </table:table-cell>
          <table:table-cell office:value-type="float" office:value="3.1" calcext:value-type="float">
            <text:p>3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5.35" calcext:value-type="float">
            <text:p>-5.35</text:p>
          </table:table-cell>
          <table:table-cell office:value-type="float" office:value="3.29" calcext:value-type="float">
            <text:p>3.29</text:p>
          </table:table-cell>
          <table:table-cell office:value-type="float" office:value="-1.03" calcext:value-type="float">
            <text:p>-1.03</text:p>
          </table:table-cell>
          <table:table-cell office:value-type="float" office:value="-5.18" calcext:value-type="float">
            <text:p>-5.18</text:p>
          </table:table-cell>
          <table:table-cell office:value-type="float" office:value="3.25" calcext:value-type="float">
            <text:p>3.25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5.89" calcext:value-type="float">
            <text:p>-5.89</text:p>
          </table:table-cell>
          <table:table-cell office:value-type="float" office:value="3.62" calcext:value-type="float">
            <text:p>3.62</text:p>
          </table:table-cell>
          <table:table-cell office:value-type="float" office:value="-1.13" calcext:value-type="float">
            <text:p>-1.13</text:p>
          </table:table-cell>
          <table:table-cell office:value-type="float" office:value="-5.42" calcext:value-type="float">
            <text:p>-5.42</text:p>
          </table:table-cell>
          <table:table-cell office:value-type="float" office:value="3.41" calcext:value-type="float">
            <text:p>3.41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.43" calcext:value-type="float">
            <text:p>-6.43</text:p>
          </table:table-cell>
          <table:table-cell office:value-type="float" office:value="3.96" calcext:value-type="float">
            <text:p>3.96</text:p>
          </table:table-cell>
          <table:table-cell office:value-type="float" office:value="-1.23" calcext:value-type="float">
            <text:p>-1.23</text:p>
          </table:table-cell>
          <table:table-cell office:value-type="float" office:value="-5.66" calcext:value-type="float">
            <text:p>-5.66</text:p>
          </table:table-cell>
          <table:table-cell office:value-type="float" office:value="3.57" calcext:value-type="float">
            <text:p>3.57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7" calcext:value-type="float">
            <text:p>-7</text:p>
          </table:table-cell>
          <table:table-cell office:value-type="float" office:value="4.32" calcext:value-type="float">
            <text:p>4.32</text:p>
          </table:table-cell>
          <table:table-cell office:value-type="float" office:value="-1.34" calcext:value-type="float">
            <text:p>-1.34</text:p>
          </table:table-cell>
          <table:table-cell office:value-type="float" office:value="-5.89" calcext:value-type="float">
            <text:p>-5.89</text:p>
          </table:table-cell>
          <table:table-cell office:value-type="float" office:value="3.72" calcext:value-type="float">
            <text:p>3.72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7.61" calcext:value-type="float">
            <text:p>-7.61</text:p>
          </table:table-cell>
          <table:table-cell office:value-type="float" office:value="4.7" calcext:value-type="float">
            <text:p>4.7</text:p>
          </table:table-cell>
          <table:table-cell office:value-type="float" office:value="-1.46" calcext:value-type="float">
            <text:p>-1.46</text:p>
          </table:table-cell>
          <table:table-cell office:value-type="float" office:value="-6.13" calcext:value-type="float">
            <text:p>-6.13</text:p>
          </table:table-cell>
          <table:table-cell office:value-type="float" office:value="3.88" calcext:value-type="float">
            <text:p>3.88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8.22" calcext:value-type="float">
            <text:p>-8.22</text:p>
          </table:table-cell>
          <table:table-cell office:value-type="float" office:value="5.09" calcext:value-type="float">
            <text:p>5.09</text:p>
          </table:table-cell>
          <table:table-cell office:value-type="float" office:value="-1.58" calcext:value-type="float">
            <text:p>-1.58</text:p>
          </table:table-cell>
          <table:table-cell office:value-type="float" office:value="-6.36" calcext:value-type="float">
            <text:p>-6.36</text:p>
          </table:table-cell>
          <table:table-cell office:value-type="float" office:value="4.03" calcext:value-type="float">
            <text:p>4.03</text:p>
          </table:table-cell>
          <table:table-cell office:value-type="float" office:value="-0.18" calcext:value-type="float">
            <text:p>-0.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8.87" calcext:value-type="float">
            <text:p>-8.87</text:p>
          </table:table-cell>
          <table:table-cell office:value-type="float" office:value="5.49" calcext:value-type="float">
            <text:p>5.49</text:p>
          </table:table-cell>
          <table:table-cell office:value-type="float" office:value="-1.7" calcext:value-type="float">
            <text:p>-1.7</text:p>
          </table:table-cell>
          <table:table-cell office:value-type="float" office:value="-6.6" calcext:value-type="float">
            <text:p>-6.6</text:p>
          </table:table-cell>
          <table:table-cell office:value-type="float" office:value="4.19" calcext:value-type="float">
            <text:p>4.1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9.53" calcext:value-type="float">
            <text:p>-9.53</text:p>
          </table:table-cell>
          <table:table-cell office:value-type="float" office:value="5.91" calcext:value-type="float">
            <text:p>5.91</text:p>
          </table:table-cell>
          <table:table-cell office:value-type="float" office:value="-1.83" calcext:value-type="float">
            <text:p>-1.83</text:p>
          </table:table-cell>
          <table:table-cell office:value-type="float" office:value="-6.83" calcext:value-type="float">
            <text:p>-6.83</text:p>
          </table:table-cell>
          <table:table-cell office:value-type="float" office:value="4.34" calcext:value-type="float">
            <text:p>4.34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0.22" calcext:value-type="float">
            <text:p>-10.22</text:p>
          </table:table-cell>
          <table:table-cell office:value-type="float" office:value="6.34" calcext:value-type="float">
            <text:p>6.34</text:p>
          </table:table-cell>
          <table:table-cell office:value-type="float" office:value="-1.96" calcext:value-type="float">
            <text:p>-1.96</text:p>
          </table:table-cell>
          <table:table-cell office:value-type="float" office:value="-7.06" calcext:value-type="float">
            <text:p>-7.06</text:p>
          </table:table-cell>
          <table:table-cell office:value-type="float" office:value="4.49" calcext:value-type="float">
            <text:p>4.49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94" calcext:value-type="float">
            <text:p>-10.94</text:p>
          </table:table-cell>
          <table:table-cell office:value-type="float" office:value="6.8" calcext:value-type="float">
            <text:p>6.8</text:p>
          </table:table-cell>
          <table:table-cell office:value-type="float" office:value="-2.1" calcext:value-type="float">
            <text:p>-2.1</text:p>
          </table:table-cell>
          <table:table-cell office:value-type="float" office:value="-7.29" calcext:value-type="float">
            <text:p>-7.29</text:p>
          </table:table-cell>
          <table:table-cell office:value-type="float" office:value="4.65" calcext:value-type="float">
            <text:p>4.65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1.68" calcext:value-type="float">
            <text:p>-11.68</text:p>
          </table:table-cell>
          <table:table-cell office:value-type="float" office:value="7.27" calcext:value-type="float">
            <text:p>7.27</text:p>
          </table:table-cell>
          <table:table-cell office:value-type="float" office:value="-2.25" calcext:value-type="float">
            <text:p>-2.25</text:p>
          </table:table-cell>
          <table:table-cell office:value-type="float" office:value="-7.52" calcext:value-type="float">
            <text:p>-7.52</text:p>
          </table:table-cell>
          <table:table-cell office:value-type="float" office:value="4.8" calcext:value-type="float">
            <text:p>4.8</text:p>
          </table:table-cell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12.44" calcext:value-type="float">
            <text:p>-12.44</text:p>
          </table:table-cell>
          <table:table-cell office:value-type="float" office:value="7.75" calcext:value-type="float">
            <text:p>7.75</text:p>
          </table:table-cell>
          <table:table-cell office:value-type="float" office:value="-2.39" calcext:value-type="float">
            <text:p>-2.39</text:p>
          </table:table-cell>
          <table:table-cell office:value-type="float" office:value="-7.75" calcext:value-type="float">
            <text:p>-7.75</text:p>
          </table:table-cell>
          <table:table-cell office:value-type="float" office:value="4.95" calcext:value-type="float">
            <text:p>4.95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13.24" calcext:value-type="float">
            <text:p>-13.24</text:p>
          </table:table-cell>
          <table:table-cell office:value-type="float" office:value="8.25" calcext:value-type="float">
            <text:p>8.25</text:p>
          </table:table-cell>
          <table:table-cell office:value-type="float" office:value="-2.54" calcext:value-type="float">
            <text:p>-2.54</text:p>
          </table:table-cell>
          <table:table-cell office:value-type="float" office:value="-7.98" calcext:value-type="float">
            <text:p>-7.98</text:p>
          </table:table-cell>
          <table:table-cell office:value-type="float" office:value="5.12" calcext:value-type="float">
            <text:p>5.12</text:p>
          </table:table-cell>
          <table:table-cell office:value-type="float" office:value="-0.29" calcext:value-type="float">
            <text:p>-0.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14.05" calcext:value-type="float">
            <text:p>-14.05</text:p>
          </table:table-cell>
          <table:table-cell office:value-type="float" office:value="8.76" calcext:value-type="float">
            <text:p>8.76</text:p>
          </table:table-cell>
          <table:table-cell office:value-type="float" office:value="-2.7" calcext:value-type="float">
            <text:p>-2.7</text:p>
          </table:table-cell>
          <table:table-cell office:value-type="float" office:value="-8.2" calcext:value-type="float">
            <text:p>-8.2</text:p>
          </table:table-cell>
          <table:table-cell office:value-type="float" office:value="5.26" calcext:value-type="float">
            <text:p>5.26</text:p>
          </table:table-cell>
          <table:table-cell office:value-type="float" office:value="-0.3" calcext:value-type="float">
            <text:p>-0.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14.89" calcext:value-type="float">
            <text:p>-14.89</text:p>
          </table:table-cell>
          <table:table-cell office:value-type="float" office:value="9.3" calcext:value-type="float">
            <text:p>9.3</text:p>
          </table:table-cell>
          <table:table-cell office:value-type="float" office:value="-2.86" calcext:value-type="float">
            <text:p>-2.86</text:p>
          </table:table-cell>
          <table:table-cell office:value-type="float" office:value="-8.43" calcext:value-type="float">
            <text:p>-8.43</text:p>
          </table:table-cell>
          <table:table-cell office:value-type="float" office:value="5.43" calcext:value-type="float">
            <text:p>5.43</text:p>
          </table:table-cell>
          <table:table-cell office:value-type="float" office:value="-0.33" calcext:value-type="float">
            <text:p>-0.3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15.75" calcext:value-type="float">
            <text:p>-15.75</text:p>
          </table:table-cell>
          <table:table-cell office:value-type="float" office:value="9.84" calcext:value-type="float">
            <text:p>9.84</text:p>
          </table:table-cell>
          <table:table-cell office:value-type="float" office:value="-3.03" calcext:value-type="float">
            <text:p>-3.03</text:p>
          </table:table-cell>
          <table:table-cell office:value-type="float" office:value="-8.66" calcext:value-type="float">
            <text:p>-8.66</text:p>
          </table:table-cell>
          <table:table-cell office:value-type="float" office:value="5.59" calcext:value-type="float">
            <text:p>5.59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16.63" calcext:value-type="float">
            <text:p>-16.63</text:p>
          </table:table-cell>
          <table:table-cell office:value-type="float" office:value="10.41" calcext:value-type="float">
            <text:p>10.41</text:p>
          </table:table-cell>
          <table:table-cell office:value-type="float" office:value="-3.2" calcext:value-type="float">
            <text:p>-3.2</text:p>
          </table:table-cell>
          <table:table-cell office:value-type="float" office:value="-8.88" calcext:value-type="float">
            <text:p>-8.88</text:p>
          </table:table-cell>
          <table:table-cell office:value-type="float" office:value="5.73" calcext:value-type="float">
            <text:p>5.73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17.56" calcext:value-type="float">
            <text:p>-17.56</text:p>
          </table:table-cell>
          <table:table-cell office:value-type="float" office:value="11" calcext:value-type="float">
            <text:p>11</text:p>
          </table:table-cell>
          <table:table-cell office:value-type="float" office:value="-3.38" calcext:value-type="float">
            <text:p>-3.38</text:p>
          </table:table-cell>
          <table:table-cell office:value-type="float" office:value="-9.11" calcext:value-type="float">
            <text:p>-9.11</text:p>
          </table:table-cell>
          <table:table-cell office:value-type="float" office:value="5.89" calcext:value-type="float">
            <text:p>5.89</text:p>
          </table:table-cell>
          <table:table-cell office:value-type="float" office:value="-0.38" calcext:value-type="float">
            <text:p>-0.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18.49" calcext:value-type="float">
            <text:p>-18.49</text:p>
          </table:table-cell>
          <table:table-cell office:value-type="float" office:value="11.59" calcext:value-type="float">
            <text:p>11.59</text:p>
          </table:table-cell>
          <table:table-cell office:value-type="float" office:value="-3.55" calcext:value-type="float">
            <text:p>-3.55</text:p>
          </table:table-cell>
          <table:table-cell office:value-type="float" office:value="-9.33" calcext:value-type="float">
            <text:p>-9.33</text:p>
          </table:table-cell>
          <table:table-cell office:value-type="float" office:value="6.05" calcext:value-type="float">
            <text:p>6.0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19.45" calcext:value-type="float">
            <text:p>-19.45</text:p>
          </table:table-cell>
          <table:table-cell office:value-type="float" office:value="12.21" calcext:value-type="float">
            <text:p>12.21</text:p>
          </table:table-cell>
          <table:table-cell office:value-type="float" office:value="-3.74" calcext:value-type="float">
            <text:p>-3.74</text:p>
          </table:table-cell>
          <table:table-cell office:value-type="float" office:value="-9.55" calcext:value-type="float">
            <text:p>-9.55</text:p>
          </table:table-cell>
          <table:table-cell office:value-type="float" office:value="6.21" calcext:value-type="float">
            <text:p>6.21</text:p>
          </table:table-cell>
          <table:table-cell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20.44" calcext:value-type="float">
            <text:p>-20.44</text:p>
          </table:table-cell>
          <table:table-cell office:value-type="float" office:value="12.84" calcext:value-type="float">
            <text:p>12.84</text:p>
          </table:table-cell>
          <table:table-cell office:value-type="float" office:value="-3.93" calcext:value-type="float">
            <text:p>-3.93</text:p>
          </table:table-cell>
          <table:table-cell office:value-type="float" office:value="-9.79" calcext:value-type="float">
            <text:p>-9.79</text:p>
          </table:table-cell>
          <table:table-cell office:value-type="float" office:value="6.37" calcext:value-type="float">
            <text:p>6.37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21.45" calcext:value-type="float">
            <text:p>-21.45</text:p>
          </table:table-cell>
          <table:table-cell office:value-type="float" office:value="13.49" calcext:value-type="float">
            <text:p>13.49</text:p>
          </table:table-cell>
          <table:table-cell office:value-type="float" office:value="-4.12" calcext:value-type="float">
            <text:p>-4.12</text:p>
          </table:table-cell>
          <table:table-cell office:value-type="float" office:value="-9.99" calcext:value-type="float">
            <text:p>-9.99</text:p>
          </table:table-cell>
          <table:table-cell office:value-type="float" office:value="6.53" calcext:value-type="float">
            <text:p>6.53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22.48" calcext:value-type="float">
            <text:p>-22.48</text:p>
          </table:table-cell>
          <table:table-cell office:value-type="float" office:value="14.16" calcext:value-type="float">
            <text:p>14.16</text:p>
          </table:table-cell>
          <table:table-cell office:value-type="float" office:value="-4.32" calcext:value-type="float">
            <text:p>-4.32</text:p>
          </table:table-cell>
          <table:table-cell office:value-type="float" office:value="-10.21" calcext:value-type="float">
            <text:p>-10.21</text:p>
          </table:table-cell>
          <table:table-cell office:value-type="float" office:value="6.68" calcext:value-type="float">
            <text:p>6.6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23.55" calcext:value-type="float">
            <text:p>-23.55</text:p>
          </table:table-cell>
          <table:table-cell office:value-type="float" office:value="14.84" calcext:value-type="float">
            <text:p>14.84</text:p>
          </table:table-cell>
          <table:table-cell office:value-type="float" office:value="-4.52" calcext:value-type="float">
            <text:p>-4.52</text:p>
          </table:table-cell>
          <table:table-cell office:value-type="float" office:value="-10.44" calcext:value-type="float">
            <text:p>-10.44</text:p>
          </table:table-cell>
          <table:table-cell office:value-type="float" office:value="6.85" calcext:value-type="float">
            <text:p>6.8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24.64" calcext:value-type="float">
            <text:p>-24.64</text:p>
          </table:table-cell>
          <table:table-cell office:value-type="float" office:value="15.55" calcext:value-type="float">
            <text:p>15.55</text:p>
          </table:table-cell>
          <table:table-cell office:value-type="float" office:value="-4.73" calcext:value-type="float">
            <text:p>-4.73</text:p>
          </table:table-cell>
          <table:table-cell office:value-type="float" office:value="-10.66" calcext:value-type="float">
            <text:p>-10.66</text:p>
          </table:table-cell>
          <table:table-cell office:value-type="float" office:value="7" calcext:value-type="float">
            <text:p>7</text:p>
          </table:table-cell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25.74" calcext:value-type="float">
            <text:p>-25.74</text:p>
          </table:table-cell>
          <table:table-cell office:value-type="float" office:value="16.26" calcext:value-type="float">
            <text:p>16.26</text:p>
          </table:table-cell>
          <table:table-cell office:value-type="float" office:value="-4.94" calcext:value-type="float">
            <text:p>-4.94</text:p>
          </table:table-cell>
          <table:table-cell office:value-type="float" office:value="-10.88" calcext:value-type="float">
            <text:p>-10.88</text:p>
          </table:table-cell>
          <table:table-cell office:value-type="float" office:value="7.16" calcext:value-type="float">
            <text:p>7.16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26.88" calcext:value-type="float">
            <text:p>-26.88</text:p>
          </table:table-cell>
          <table:table-cell office:value-type="float" office:value="17" calcext:value-type="float">
            <text:p>17</text:p>
          </table:table-cell>
          <table:table-cell office:value-type="float" office:value="-5.15" calcext:value-type="float">
            <text:p>-5.15</text:p>
          </table:table-cell>
          <table:table-cell office:value-type="float" office:value="-11.09" calcext:value-type="float">
            <text:p>-11.09</text:p>
          </table:table-cell>
          <table:table-cell office:value-type="float" office:value="7.32" calcext:value-type="float">
            <text:p>7.32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28.02" calcext:value-type="float">
            <text:p>-28.02</text:p>
          </table:table-cell>
          <table:table-cell office:value-type="float" office:value="17.74" calcext:value-type="float">
            <text:p>17.74</text:p>
          </table:table-cell>
          <table:table-cell office:value-type="float" office:value="-5.37" calcext:value-type="float">
            <text:p>-5.37</text:p>
          </table:table-cell>
          <table:table-cell office:value-type="float" office:value="-11.3" calcext:value-type="float">
            <text:p>-11.3</text:p>
          </table:table-cell>
          <table:table-cell office:value-type="float" office:value="7.48" calcext:value-type="float">
            <text:p>7.48</text:p>
          </table:table-cell>
          <table:table-cell office:value-type="float" office:value="-0.59" calcext:value-type="float">
            <text:p>-0.5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29.2" calcext:value-type="float">
            <text:p>-29.2</text:p>
          </table:table-cell>
          <table:table-cell office:value-type="float" office:value="18.51" calcext:value-type="float">
            <text:p>18.51</text:p>
          </table:table-cell>
          <table:table-cell office:value-type="float" office:value="-5.6" calcext:value-type="float">
            <text:p>-5.6</text:p>
          </table:table-cell>
          <table:table-cell office:value-type="float" office:value="-11.52" calcext:value-type="float">
            <text:p>-11.52</text:p>
          </table:table-cell>
          <table:table-cell office:value-type="float" office:value="7.64" calcext:value-type="float">
            <text:p>7.64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-30.4" calcext:value-type="float">
            <text:p>-30.4</text:p>
          </table:table-cell>
          <table:table-cell office:value-type="float" office:value="19.29" calcext:value-type="float">
            <text:p>19.29</text:p>
          </table:table-cell>
          <table:table-cell office:value-type="float" office:value="-5.83" calcext:value-type="float">
            <text:p>-5.83</text:p>
          </table:table-cell>
          <table:table-cell office:value-type="float" office:value="-11.73" calcext:value-type="float">
            <text:p>-11.73</text:p>
          </table:table-cell>
          <table:table-cell office:value-type="float" office:value="7.79" calcext:value-type="float">
            <text:p>7.79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31.61" calcext:value-type="float">
            <text:p>-31.61</text:p>
          </table:table-cell>
          <table:table-cell office:value-type="float" office:value="20.08" calcext:value-type="float">
            <text:p>20.08</text:p>
          </table:table-cell>
          <table:table-cell office:value-type="float" office:value="-6.06" calcext:value-type="float">
            <text:p>-6.06</text:p>
          </table:table-cell>
          <table:table-cell office:value-type="float" office:value="-11.94" calcext:value-type="float">
            <text:p>-11.94</text:p>
          </table:table-cell>
          <table:table-cell office:value-type="float" office:value="7.95" calcext:value-type="float">
            <text:p>7.95</text:p>
          </table:table-cell>
          <table:table-cell office:value-type="float" office:value="-0.68" calcext:value-type="float">
            <text:p>-0.6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32.85" calcext:value-type="float">
            <text:p>-32.85</text:p>
          </table:table-cell>
          <table:table-cell office:value-type="float" office:value="20.9" calcext:value-type="float">
            <text:p>20.9</text:p>
          </table:table-cell>
          <table:table-cell office:value-type="float" office:value="-6.3" calcext:value-type="float">
            <text:p>-6.3</text:p>
          </table:table-cell>
          <table:table-cell office:value-type="float" office:value="-12.15" calcext:value-type="float">
            <text:p>-12.15</text:p>
          </table:table-cell>
          <table:table-cell office:value-type="float" office:value="8.11" calcext:value-type="float">
            <text:p>8.11</text:p>
          </table:table-cell>
          <table:table-cell office:value-type="float" office:value="-0.71" calcext:value-type="float">
            <text:p>-0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34.11" calcext:value-type="float">
            <text:p>-34.11</text:p>
          </table:table-cell>
          <table:table-cell office:value-type="float" office:value="21.72" calcext:value-type="float">
            <text:p>21.72</text:p>
          </table:table-cell>
          <table:table-cell office:value-type="float" office:value="-6.54" calcext:value-type="float">
            <text:p>-6.54</text:p>
          </table:table-cell>
          <table:table-cell office:value-type="float" office:value="-12.37" calcext:value-type="float">
            <text:p>-12.37</text:p>
          </table:table-cell>
          <table:table-cell office:value-type="float" office:value="8.27" calcext:value-type="float">
            <text:p>8.27</text:p>
          </table:table-cell>
          <table:table-cell office:value-type="float" office:value="-0.73" calcext:value-type="float">
            <text:p>-0.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35.4" calcext:value-type="float">
            <text:p>-35.4</text:p>
          </table:table-cell>
          <table:table-cell office:value-type="float" office:value="22.57" calcext:value-type="float">
            <text:p>22.57</text:p>
          </table:table-cell>
          <table:table-cell office:value-type="float" office:value="-6.78" calcext:value-type="float">
            <text:p>-6.78</text:p>
          </table:table-cell>
          <table:table-cell office:value-type="float" office:value="-12.58" calcext:value-type="float">
            <text:p>-12.58</text:p>
          </table:table-cell>
          <table:table-cell office:value-type="float" office:value="8.43" calcext:value-type="float">
            <text:p>8.43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36.71" calcext:value-type="float">
            <text:p>-36.71</text:p>
          </table:table-cell>
          <table:table-cell office:value-type="float" office:value="23.43" calcext:value-type="float">
            <text:p>23.43</text:p>
          </table:table-cell>
          <table:table-cell office:value-type="float" office:value="-7.03" calcext:value-type="float">
            <text:p>-7.03</text:p>
          </table:table-cell>
          <table:table-cell office:value-type="float" office:value="-12.79" calcext:value-type="float">
            <text:p>-12.79</text:p>
          </table:table-cell>
          <table:table-cell office:value-type="float" office:value="8.59" calcext:value-type="float">
            <text:p>8.59</text:p>
          </table:table-cell>
          <table:table-cell office:value-type="float" office:value="-0.78" calcext:value-type="float">
            <text:p>-0.7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38.03" calcext:value-type="float">
            <text:p>-38.03</text:p>
          </table:table-cell>
          <table:table-cell office:value-type="float" office:value="24.3" calcext:value-type="float">
            <text:p>24.3</text:p>
          </table:table-cell>
          <table:table-cell office:value-type="float" office:value="-7.29" calcext:value-type="float">
            <text:p>-7.29</text:p>
          </table:table-cell>
          <table:table-cell office:value-type="float" office:value="-12.99" calcext:value-type="float">
            <text:p>-12.99</text:p>
          </table:table-cell>
          <table:table-cell office:value-type="float" office:value="8.74" calcext:value-type="float">
            <text:p>8.74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-39.38" calcext:value-type="float">
            <text:p>-39.38</text:p>
          </table:table-cell>
          <table:table-cell office:value-type="float" office:value="25.19" calcext:value-type="float">
            <text:p>25.19</text:p>
          </table:table-cell>
          <table:table-cell office:value-type="float" office:value="-7.54" calcext:value-type="float">
            <text:p>-7.54</text:p>
          </table:table-cell>
          <table:table-cell office:value-type="float" office:value="-13.19" calcext:value-type="float">
            <text:p>-13.19</text:p>
          </table:table-cell>
          <table:table-cell office:value-type="float" office:value="8.9" calcext:value-type="float">
            <text:p>8.9</text:p>
          </table:table-cell>
          <table:table-cell office:value-type="float" office:value="-0.83" calcext:value-type="float">
            <text:p>-0.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-40.74" calcext:value-type="float">
            <text:p>-40.74</text:p>
          </table:table-cell>
          <table:table-cell office:value-type="float" office:value="26.09" calcext:value-type="float">
            <text:p>26.09</text:p>
          </table:table-cell>
          <table:table-cell office:value-type="float" office:value="-7.8" calcext:value-type="float">
            <text:p>-7.8</text:p>
          </table:table-cell>
          <table:table-cell office:value-type="float" office:value="-13.4" calcext:value-type="float">
            <text:p>-13.4</text:p>
          </table:table-cell>
          <table:table-cell office:value-type="float" office:value="9.05" calcext:value-type="float">
            <text:p>9.0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-42.15" calcext:value-type="float">
            <text:p>-42.15</text:p>
          </table:table-cell>
          <table:table-cell office:value-type="float" office:value="27.03" calcext:value-type="float">
            <text:p>27.03</text:p>
          </table:table-cell>
          <table:table-cell office:value-type="float" office:value="-8.07" calcext:value-type="float">
            <text:p>-8.07</text:p>
          </table:table-cell>
          <table:table-cell office:value-type="float" office:value="-13.6" calcext:value-type="float">
            <text:p>-13.6</text:p>
          </table:table-cell>
          <table:table-cell office:value-type="float" office:value="9.2" calcext:value-type="float">
            <text:p>9.2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43.56" calcext:value-type="float">
            <text:p>-43.56</text:p>
          </table:table-cell>
          <table:table-cell office:value-type="float" office:value="27.96" calcext:value-type="float">
            <text:p>27.96</text:p>
          </table:table-cell>
          <table:table-cell office:value-type="float" office:value="-8.34" calcext:value-type="float">
            <text:p>-8.34</text:p>
          </table:table-cell>
          <table:table-cell office:value-type="float" office:value="-13.81" calcext:value-type="float">
            <text:p>-13.81</text:p>
          </table:table-cell>
          <table:table-cell office:value-type="float" office:value="9.36" calcext:value-type="float">
            <text:p>9.36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45" calcext:value-type="float">
            <text:p>-45</text:p>
          </table:table-cell>
          <table:table-cell office:value-type="float" office:value="28.91" calcext:value-type="float">
            <text:p>28.91</text:p>
          </table:table-cell>
          <table:table-cell office:value-type="float" office:value="-8.61" calcext:value-type="float">
            <text:p>-8.61</text:p>
          </table:table-cell>
          <table:table-cell office:value-type="float" office:value="-14" calcext:value-type="float">
            <text:p>-14</text:p>
          </table:table-cell>
          <table:table-cell office:value-type="float" office:value="9.52" calcext:value-type="float">
            <text:p>9.52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46.45" calcext:value-type="float">
            <text:p>-46.45</text:p>
          </table:table-cell>
          <table:table-cell office:value-type="float" office:value="29.88" calcext:value-type="float">
            <text:p>29.88</text:p>
          </table:table-cell>
          <table:table-cell office:value-type="float" office:value="-8.89" calcext:value-type="float">
            <text:p>-8.89</text:p>
          </table:table-cell>
          <table:table-cell office:value-type="float" office:value="-14.21" calcext:value-type="float">
            <text:p>-14.21</text:p>
          </table:table-cell>
          <table:table-cell office:value-type="float" office:value="9.67" calcext:value-type="float">
            <text:p>9.67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-47.92" calcext:value-type="float">
            <text:p>-47.92</text:p>
          </table:table-cell>
          <table:table-cell office:value-type="float" office:value="30.86" calcext:value-type="float">
            <text:p>30.86</text:p>
          </table:table-cell>
          <table:table-cell office:value-type="float" office:value="-9.16" calcext:value-type="float">
            <text:p>-9.16</text:p>
          </table:table-cell>
          <table:table-cell office:value-type="float" office:value="-14.4" calcext:value-type="float">
            <text:p>-14.4</text:p>
          </table:table-cell>
          <table:table-cell office:value-type="float" office:value="9.83" calcext:value-type="float">
            <text:p>9.83</text:p>
          </table:table-cell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49.42" calcext:value-type="float">
            <text:p>-49.42</text:p>
          </table:table-cell>
          <table:table-cell office:value-type="float" office:value="31.87" calcext:value-type="float">
            <text:p>31.87</text:p>
          </table:table-cell>
          <table:table-cell office:value-type="float" office:value="-9.45" calcext:value-type="float">
            <text:p>-9.45</text:p>
          </table:table-cell>
          <table:table-cell office:value-type="float" office:value="-14.6" calcext:value-type="float">
            <text:p>-14.6</text:p>
          </table:table-cell>
          <table:table-cell office:value-type="float" office:value="9.98" calcext:value-type="float">
            <text:p>9.9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-50.94" calcext:value-type="float">
            <text:p>-50.94</text:p>
          </table:table-cell>
          <table:table-cell office:value-type="float" office:value="32.88" calcext:value-type="float">
            <text:p>32.88</text:p>
          </table:table-cell>
          <table:table-cell office:value-type="float" office:value="-9.73" calcext:value-type="float">
            <text:p>-9.73</text:p>
          </table:table-cell>
          <table:table-cell office:value-type="float" office:value="-14.8" calcext:value-type="float">
            <text:p>-14.8</text:p>
          </table:table-cell>
          <table:table-cell office:value-type="float" office:value="10.14" calcext:value-type="float">
            <text:p>10.14</text:p>
          </table:table-cell>
          <table:table-cell office:value-type="float" office:value="-1.03" calcext:value-type="float">
            <text:p>-1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52.5" calcext:value-type="float">
            <text:p>-52.5</text:p>
          </table:table-cell>
          <table:table-cell office:value-type="float" office:value="33.93" calcext:value-type="float">
            <text:p>33.93</text:p>
          </table:table-cell>
          <table:table-cell office:value-type="float" office:value="-10.03" calcext:value-type="float">
            <text:p>-10.03</text:p>
          </table:table-cell>
          <table:table-cell office:value-type="float" office:value="-14.99" calcext:value-type="float">
            <text:p>-14.99</text:p>
          </table:table-cell>
          <table:table-cell office:value-type="float" office:value="10.3" calcext:value-type="float">
            <text:p>10.3</text:p>
          </table:table-cell>
          <table:table-cell office:value-type="float" office:value="-1.07" calcext:value-type="float">
            <text:p>-1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54.08" calcext:value-type="float">
            <text:p>-54.08</text:p>
          </table:table-cell>
          <table:table-cell office:value-type="float" office:value="34.99" calcext:value-type="float">
            <text:p>34.99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5.19" calcext:value-type="float">
            <text:p>-15.19</text:p>
          </table:table-cell>
          <table:table-cell office:value-type="float" office:value="10.45" calcext:value-type="float">
            <text:p>10.4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55.71" calcext:value-type="float">
            <text:p>-55.71</text:p>
          </table:table-cell>
          <table:table-cell office:value-type="float" office:value="36.08" calcext:value-type="float">
            <text:p>36.08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5.39" calcext:value-type="float">
            <text:p>-15.39</text:p>
          </table:table-cell>
          <table:table-cell office:value-type="float" office:value="10.61" calcext:value-type="float">
            <text:p>10.61</text:p>
          </table:table-cell>
          <table:table-cell office:value-type="float" office:value="-1.13" calcext:value-type="float">
            <text:p>-1.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-57.33" calcext:value-type="float">
            <text:p>-57.33</text:p>
          </table:table-cell>
          <table:table-cell office:value-type="float" office:value="37.18" calcext:value-type="float">
            <text:p>37.18</text:p>
          </table:table-cell>
          <table:table-cell office:value-type="float" office:value="-10.94" calcext:value-type="float">
            <text:p>-10.94</text:p>
          </table:table-cell>
          <table:table-cell office:value-type="float" office:value="-15.58" calcext:value-type="float">
            <text:p>-15.58</text:p>
          </table:table-cell>
          <table:table-cell office:value-type="float" office:value="10.77" calcext:value-type="float">
            <text:p>10.77</text:p>
          </table:table-cell>
          <table:table-cell office:value-type="float" office:value="-1.17" calcext:value-type="float">
            <text:p>-1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59" calcext:value-type="float">
            <text:p>-59</text:p>
          </table:table-cell>
          <table:table-cell office:value-type="float" office:value="38.31" calcext:value-type="float">
            <text:p>38.3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15.77" calcext:value-type="float">
            <text:p>-15.77</text:p>
          </table:table-cell>
          <table:table-cell office:value-type="float" office:value="10.93" calcext:value-type="float">
            <text:p>10.9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-60.66" calcext:value-type="float">
            <text:p>-60.66</text:p>
          </table:table-cell>
          <table:table-cell office:value-type="float" office:value="39.43" calcext:value-type="float">
            <text:p>39.43</text:p>
          </table:table-cell>
          <table:table-cell office:value-type="float" office:value="-11.57" calcext:value-type="float">
            <text:p>-11.57</text:p>
          </table:table-cell>
          <table:table-cell office:value-type="float" office:value="-15.97" calcext:value-type="float">
            <text:p>-15.97</text:p>
          </table:table-cell>
          <table:table-cell office:value-type="float" office:value="11.09" calcext:value-type="float">
            <text:p>11.09</text:p>
          </table:table-cell>
          <table:table-cell office:value-type="float" office:value="-1.23" calcext:value-type="float">
            <text:p>-1.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62.36" calcext:value-type="float">
            <text:p>-62.36</text:p>
          </table:table-cell>
          <table:table-cell office:value-type="float" office:value="40.58" calcext:value-type="float">
            <text:p>40.58</text:p>
          </table:table-cell>
          <table:table-cell office:value-type="float" office:value="-11.89" calcext:value-type="float">
            <text:p>-11.89</text:p>
          </table:table-cell>
          <table:table-cell office:value-type="float" office:value="-16.16" calcext:value-type="float">
            <text:p>-16.16</text:p>
          </table:table-cell>
          <table:table-cell office:value-type="float" office:value="11.25" calcext:value-type="float">
            <text:p>11.25</text:p>
          </table:table-cell>
          <table:table-cell office:value-type="float" office:value="-1.26" calcext:value-type="float">
            <text:p>-1.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-64.06" calcext:value-type="float">
            <text:p>-64.06</text:p>
          </table:table-cell>
          <table:table-cell office:value-type="float" office:value="41.74" calcext:value-type="float">
            <text:p>41.74</text:p>
          </table:table-cell>
          <table:table-cell office:value-type="float" office:value="-12.21" calcext:value-type="float">
            <text:p>-12.21</text:p>
          </table:table-cell>
          <table:table-cell office:value-type="float" office:value="-16.35" calcext:value-type="float">
            <text:p>-16.35</text:p>
          </table:table-cell>
          <table:table-cell office:value-type="float" office:value="11.41" calcext:value-type="float">
            <text:p>11.41</text:p>
          </table:table-cell>
          <table:table-cell office:value-type="float" office:value="-1.29" calcext:value-type="float">
            <text:p>-1.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65.82" calcext:value-type="float">
            <text:p>-65.82</text:p>
          </table:table-cell>
          <table:table-cell office:value-type="float" office:value="42.93" calcext:value-type="float">
            <text:p>42.93</text:p>
          </table:table-cell>
          <table:table-cell office:value-type="float" office:value="-12.54" calcext:value-type="float">
            <text:p>-12.54</text:p>
          </table:table-cell>
          <table:table-cell office:value-type="float" office:value="-16.54" calcext:value-type="float">
            <text:p>-16.54</text:p>
          </table:table-cell>
          <table:table-cell office:value-type="float" office:value="11.56" calcext:value-type="float">
            <text:p>11.56</text:p>
          </table:table-cell>
          <table:table-cell office:value-type="float" office:value="-1.33" calcext:value-type="float">
            <text:p>-1.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67.6" calcext:value-type="float">
            <text:p>-67.6</text:p>
          </table:table-cell>
          <table:table-cell office:value-type="float" office:value="44.14" calcext:value-type="float">
            <text:p>44.14</text:p>
          </table:table-cell>
          <table:table-cell office:value-type="float" office:value="-12.87" calcext:value-type="float">
            <text:p>-12.87</text:p>
          </table:table-cell>
          <table:table-cell office:value-type="float" office:value="-16.73" calcext:value-type="float">
            <text:p>-16.73</text:p>
          </table:table-cell>
          <table:table-cell office:value-type="float" office:value="11.71" calcext:value-type="float">
            <text:p>11.71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69.38" calcext:value-type="float">
            <text:p>-69.38</text:p>
          </table:table-cell>
          <table:table-cell office:value-type="float" office:value="45.36" calcext:value-type="float">
            <text:p>45.36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6.92" calcext:value-type="float">
            <text:p>-16.92</text:p>
          </table:table-cell>
          <table:table-cell office:value-type="float" office:value="11.87" calcext:value-type="float">
            <text:p>11.87</text:p>
          </table:table-cell>
          <table:table-cell office:value-type="float" office:value="-1.39" calcext:value-type="float">
            <text:p>-1.3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71.16" calcext:value-type="float">
            <text:p>-71.16</text:p>
          </table:table-cell>
          <table:table-cell office:value-type="float" office:value="46.58" calcext:value-type="float">
            <text:p>46.58</text:p>
          </table:table-cell>
          <table:table-cell office:value-type="float" office:value="-13.54" calcext:value-type="float">
            <text:p>-13.54</text:p>
          </table:table-cell>
          <table:table-cell office:value-type="float" office:value="-17.11" calcext:value-type="float">
            <text:p>-17.11</text:p>
          </table:table-cell>
          <table:table-cell office:value-type="float" office:value="12.03" calcext:value-type="float">
            <text:p>12.03</text:p>
          </table:table-cell>
          <table:table-cell office:value-type="float" office:value="-1.42" calcext:value-type="float">
            <text:p>-1.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-72.98" calcext:value-type="float">
            <text:p>-72.98</text:p>
          </table:table-cell>
          <table:table-cell office:value-type="float" office:value="47.82" calcext:value-type="float">
            <text:p>47.82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7.29" calcext:value-type="float">
            <text:p>-17.29</text:p>
          </table:table-cell>
          <table:table-cell office:value-type="float" office:value="12.18" calcext:value-type="float">
            <text:p>12.18</text:p>
          </table:table-cell>
          <table:table-cell office:value-type="float" office:value="-1.45" calcext:value-type="float">
            <text:p>-1.4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-74.82" calcext:value-type="float">
            <text:p>-74.82</text:p>
          </table:table-cell>
          <table:table-cell office:value-type="float" office:value="49.09" calcext:value-type="float">
            <text:p>49.09</text:p>
          </table:table-cell>
          <table:table-cell office:value-type="float" office:value="-14.23" calcext:value-type="float">
            <text:p>-14.23</text:p>
          </table:table-cell>
          <table:table-cell office:value-type="float" office:value="-17.47" calcext:value-type="float">
            <text:p>-17.47</text:p>
          </table:table-cell>
          <table:table-cell office:value-type="float" office:value="12.34" calcext:value-type="float">
            <text:p>12.34</text:p>
          </table:table-cell>
          <table:table-cell office:value-type="float" office:value="-1.49" calcext:value-type="float">
            <text:p>-1.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76.68" calcext:value-type="float">
            <text:p>-76.68</text:p>
          </table:table-cell>
          <table:table-cell office:value-type="float" office:value="50.36" calcext:value-type="float">
            <text:p>50.36</text:p>
          </table:table-cell>
          <table:table-cell office:value-type="float" office:value="-14.58" calcext:value-type="float">
            <text:p>-14.58</text:p>
          </table:table-cell>
          <table:table-cell office:value-type="float" office:value="-17.66" calcext:value-type="float">
            <text:p>-17.66</text:p>
          </table:table-cell>
          <table:table-cell office:value-type="float" office:value="12.49" calcext:value-type="float">
            <text:p>12.49</text:p>
          </table:table-cell>
          <table:table-cell office:value-type="float" office:value="-1.53" calcext:value-type="float">
            <text:p>-1.5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-78.55" calcext:value-type="float">
            <text:p>-78.55</text:p>
          </table:table-cell>
          <table:table-cell office:value-type="float" office:value="51.64" calcext:value-type="float">
            <text:p>51.64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7.84" calcext:value-type="float">
            <text:p>-17.84</text:p>
          </table:table-cell>
          <table:table-cell office:value-type="float" office:value="12.64" calcext:value-type="float">
            <text:p>12.64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-80.45" calcext:value-type="float">
            <text:p>-80.45</text:p>
          </table:table-cell>
          <table:table-cell office:value-type="float" office:value="52.95" calcext:value-type="float">
            <text:p>52.95</text:p>
          </table:table-cell>
          <table:table-cell office:value-type="float" office:value="-15.28" calcext:value-type="float">
            <text:p>-15.28</text:p>
          </table:table-cell>
          <table:table-cell office:value-type="float" office:value="-18.02" calcext:value-type="float">
            <text:p>-18.02</text:p>
          </table:table-cell>
          <table:table-cell office:value-type="float" office:value="12.8" calcext:value-type="float">
            <text:p>12.8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-82.36" calcext:value-type="float">
            <text:p>-82.36</text:p>
          </table:table-cell>
          <table:table-cell office:value-type="float" office:value="54.28" calcext:value-type="float">
            <text:p>54.28</text:p>
          </table:table-cell>
          <table:table-cell office:value-type="float" office:value="-15.64" calcext:value-type="float">
            <text:p>-15.64</text:p>
          </table:table-cell>
          <table:table-cell office:value-type="float" office:value="-18.2" calcext:value-type="float">
            <text:p>-18.2</text:p>
          </table:table-cell>
          <table:table-cell office:value-type="float" office:value="12.95" calcext:value-type="float">
            <text:p>12.95</text:p>
          </table:table-cell>
          <table:table-cell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-84.3" calcext:value-type="float">
            <text:p>-84.3</text:p>
          </table:table-cell>
          <table:table-cell office:value-type="float" office:value="55.62" calcext:value-type="float">
            <text:p>55.62</text:p>
          </table:table-cell>
          <table:table-cell office:value-type="float" office:value="-16" calcext:value-type="float">
            <text:p>-16</text:p>
          </table:table-cell>
          <table:table-cell office:value-type="float" office:value="-18.37" calcext:value-type="float">
            <text:p>-18.37</text:p>
          </table:table-cell>
          <table:table-cell office:value-type="float" office:value="13.11" calcext:value-type="float">
            <text:p>13.11</text:p>
          </table:table-cell>
          <table:table-cell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86.26" calcext:value-type="float">
            <text:p>-86.26</text:p>
          </table:table-cell>
          <table:table-cell office:value-type="float" office:value="56.98" calcext:value-type="float">
            <text:p>56.98</text:p>
          </table:table-cell>
          <table:table-cell office:value-type="float" office:value="-16.36" calcext:value-type="float">
            <text:p>-16.36</text:p>
          </table:table-cell>
          <table:table-cell office:value-type="float" office:value="-18.55" calcext:value-type="float">
            <text:p>-18.55</text:p>
          </table:table-cell>
          <table:table-cell office:value-type="float" office:value="13.26" calcext:value-type="float">
            <text:p>13.26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-88.24" calcext:value-type="float">
            <text:p>-88.24</text:p>
          </table:table-cell>
          <table:table-cell office:value-type="float" office:value="58.35" calcext:value-type="float">
            <text:p>58.35</text:p>
          </table:table-cell>
          <table:table-cell office:value-type="float" office:value="-16.73" calcext:value-type="float">
            <text:p>-16.73</text:p>
          </table:table-cell>
          <table:table-cell office:value-type="float" office:value="-18.73" calcext:value-type="float">
            <text:p>-18.73</text:p>
          </table:table-cell>
          <table:table-cell office:value-type="float" office:value="13.41" calcext:value-type="float">
            <text:p>13.41</text:p>
          </table:table-cell>
          <table:table-cell office:value-type="float" office:value="-1.73" calcext:value-type="float">
            <text:p>-1.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90.25" calcext:value-type="float">
            <text:p>-90.25</text:p>
          </table:table-cell>
          <table:table-cell office:value-type="float" office:value="59.75" calcext:value-type="float">
            <text:p>59.75</text:p>
          </table:table-cell>
          <table:table-cell office:value-type="float" office:value="-17.11" calcext:value-type="float">
            <text:p>-17.11</text:p>
          </table:table-cell>
          <table:table-cell office:value-type="float" office:value="-18.9" calcext:value-type="float">
            <text:p>-18.9</text:p>
          </table:table-cell>
          <table:table-cell office:value-type="float" office:value="13.57" calcext:value-type="float">
            <text:p>13.57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92.25" calcext:value-type="float">
            <text:p>-92.25</text:p>
          </table:table-cell>
          <table:table-cell office:value-type="float" office:value="61.14" calcext:value-type="float">
            <text:p>61.14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9.07" calcext:value-type="float">
            <text:p>-19.07</text:p>
          </table:table-cell>
          <table:table-cell office:value-type="float" office:value="13.72" calcext:value-type="float">
            <text:p>13.72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-94.28" calcext:value-type="float">
            <text:p>-94.28</text:p>
          </table:table-cell>
          <table:table-cell office:value-type="float" office:value="62.56" calcext:value-type="float">
            <text:p>62.56</text:p>
          </table:table-cell>
          <table:table-cell office:value-type="float" office:value="-17.86" calcext:value-type="float">
            <text:p>-17.86</text:p>
          </table:table-cell>
          <table:table-cell office:value-type="float" office:value="-19.25" calcext:value-type="float">
            <text:p>-19.25</text:p>
          </table:table-cell>
          <table:table-cell office:value-type="float" office:value="13.87" calcext:value-type="float">
            <text:p>13.87</text:p>
          </table:table-cell>
          <table:table-cell office:value-type="float" office:value="-1.84" calcext:value-type="float">
            <text:p>-1.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-96.36" calcext:value-type="float">
            <text:p>-96.36</text:p>
          </table:table-cell>
          <table:table-cell office:value-type="float" office:value="64" calcext:value-type="float">
            <text:p>64</text:p>
          </table:table-cell>
          <table:table-cell office:value-type="float" office:value="-18.24" calcext:value-type="float">
            <text:p>-18.24</text:p>
          </table:table-cell>
          <table:table-cell office:value-type="float" office:value="-19.43" calcext:value-type="float">
            <text:p>-19.43</text:p>
          </table:table-cell>
          <table:table-cell office:value-type="float" office:value="14.01" calcext:value-type="float">
            <text:p>14.01</text:p>
          </table:table-cell>
          <table:table-cell office:value-type="float" office:value="-1.89" calcext:value-type="float">
            <text:p>-1.8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-98.43" calcext:value-type="float">
            <text:p>-98.43</text:p>
          </table:table-cell>
          <table:table-cell office:value-type="float" office:value="65.45" calcext:value-type="float">
            <text:p>65.45</text:p>
          </table:table-cell>
          <table:table-cell office:value-type="float" office:value="-18.63" calcext:value-type="float">
            <text:p>-18.63</text:p>
          </table:table-cell>
          <table:table-cell office:value-type="float" office:value="-19.6" calcext:value-type="float">
            <text:p>-19.6</text:p>
          </table:table-cell>
          <table:table-cell office:value-type="float" office:value="14.16" calcext:value-type="float">
            <text:p>14.16</text:p>
          </table:table-cell>
          <table:table-cell office:value-type="float" office:value="-1.93" calcext:value-type="float">
            <text:p>-1.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-100.52" calcext:value-type="float">
            <text:p>-100.52</text:p>
          </table:table-cell>
          <table:table-cell office:value-type="float" office:value="66.92" calcext:value-type="float">
            <text:p>66.92</text:p>
          </table:table-cell>
          <table:table-cell office:value-type="float" office:value="-19.01" calcext:value-type="float">
            <text:p>-19.01</text:p>
          </table:table-cell>
          <table:table-cell office:value-type="float" office:value="-19.77" calcext:value-type="float">
            <text:p>-19.77</text:p>
          </table:table-cell>
          <table:table-cell office:value-type="float" office:value="14.31" calcext:value-type="float">
            <text:p>14.31</text:p>
          </table:table-cell>
          <table:table-cell office:value-type="float" office:value="-1.97" calcext:value-type="float">
            <text:p>-1.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-102.65" calcext:value-type="float">
            <text:p>-102.65</text:p>
          </table:table-cell>
          <table:table-cell office:value-type="float" office:value="68.41" calcext:value-type="float">
            <text:p>68.41</text:p>
          </table:table-cell>
          <table:table-cell office:value-type="float" office:value="-19.41" calcext:value-type="float">
            <text:p>-19.41</text:p>
          </table:table-cell>
          <table:table-cell office:value-type="float" office:value="-19.94" calcext:value-type="float">
            <text:p>-19.94</text:p>
          </table:table-cell>
          <table:table-cell office:value-type="float" office:value="14.47" calcext:value-type="float">
            <text:p>14.47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-104.77" calcext:value-type="float">
            <text:p>-104.77</text:p>
          </table:table-cell>
          <table:table-cell office:value-type="float" office:value="69.91" calcext:value-type="float">
            <text:p>69.91</text:p>
          </table:table-cell>
          <table:table-cell office:value-type="float" office:value="-19.8" calcext:value-type="float">
            <text:p>-19.8</text:p>
          </table:table-cell>
          <table:table-cell office:value-type="float" office:value="-20.11" calcext:value-type="float">
            <text:p>-20.11</text:p>
          </table:table-cell>
          <table:table-cell office:value-type="float" office:value="14.62" calcext:value-type="float">
            <text:p>14.62</text:p>
          </table:table-cell>
          <table:table-cell office:value-type="float" office:value="-2.04" calcext:value-type="float">
            <text:p>-2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-106.96" calcext:value-type="float">
            <text:p>-106.96</text:p>
          </table:table-cell>
          <table:table-cell office:value-type="float" office:value="71.45" calcext:value-type="float">
            <text:p>71.45</text:p>
          </table:table-cell>
          <table:table-cell office:value-type="float" office:value="-20.21" calcext:value-type="float">
            <text:p>-20.21</text:p>
          </table:table-cell>
          <table:table-cell office:value-type="float" office:value="-20.28" calcext:value-type="float">
            <text:p>-20.28</text:p>
          </table:table-cell>
          <table:table-cell office:value-type="float" office:value="14.77" calcext:value-type="float">
            <text:p>14.77</text:p>
          </table:table-cell>
          <table:table-cell office:value-type="float" office:value="-2.08" calcext:value-type="float">
            <text:p>-2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109.13" calcext:value-type="float">
            <text:p>-109.13</text:p>
          </table:table-cell>
          <table:table-cell office:value-type="float" office:value="72.97" calcext:value-type="float">
            <text:p>72.97</text:p>
          </table:table-cell>
          <table:table-cell office:value-type="float" office:value="-20.6" calcext:value-type="float">
            <text:p>-20.6</text:p>
          </table:table-cell>
          <table:table-cell office:value-type="float" office:value="-20.44" calcext:value-type="float">
            <text:p>-20.44</text:p>
          </table:table-cell>
          <table:table-cell office:value-type="float" office:value="14.92" calcext:value-type="float">
            <text:p>14.92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-111.35" calcext:value-type="float">
            <text:p>-111.35</text:p>
          </table:table-cell>
          <table:table-cell office:value-type="float" office:value="74.54" calcext:value-type="float">
            <text:p>74.54</text:p>
          </table:table-cell>
          <table:table-cell office:value-type="float" office:value="-21.02" calcext:value-type="float">
            <text:p>-21.02</text:p>
          </table:table-cell>
          <table:table-cell office:value-type="float" office:value="-20.61" calcext:value-type="float">
            <text:p>-20.61</text:p>
          </table:table-cell>
          <table:table-cell office:value-type="float" office:value="15.07" calcext:value-type="float">
            <text:p>15.07</text:p>
          </table:table-cell>
          <table:table-cell office:value-type="float" office:value="-2.16" calcext:value-type="float">
            <text:p>-2.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-113.59" calcext:value-type="float">
            <text:p>-113.59</text:p>
          </table:table-cell>
          <table:table-cell office:value-type="float" office:value="76.13" calcext:value-type="float">
            <text:p>76.13</text:p>
          </table:table-cell>
          <table:table-cell office:value-type="float" office:value="-21.43" calcext:value-type="float">
            <text:p>-21.43</text:p>
          </table:table-cell>
          <table:table-cell office:value-type="float" office:value="-20.77" calcext:value-type="float">
            <text:p>-20.77</text:p>
          </table:table-cell>
          <table:table-cell office:value-type="float" office:value="15.23" calcext:value-type="float">
            <text:p>15.23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-115.85" calcext:value-type="float">
            <text:p>-115.85</text:p>
          </table:table-cell>
          <table:table-cell office:value-type="float" office:value="77.73" calcext:value-type="float">
            <text:p>77.73</text:p>
          </table:table-cell>
          <table:table-cell office:value-type="float" office:value="-21.84" calcext:value-type="float">
            <text:p>-21.84</text:p>
          </table:table-cell>
          <table:table-cell office:value-type="float" office:value="-20.93" calcext:value-type="float">
            <text:p>-20.93</text:p>
          </table:table-cell>
          <table:table-cell office:value-type="float" office:value="15.39" calcext:value-type="float">
            <text:p>15.39</text:p>
          </table:table-cell>
          <table:table-cell office:value-type="float" office:value="-2.23" calcext:value-type="float">
            <text:p>-2.2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118.13" calcext:value-type="float">
            <text:p>-118.13</text:p>
          </table:table-cell>
          <table:table-cell office:value-type="float" office:value="79.35" calcext:value-type="float">
            <text:p>79.35</text:p>
          </table:table-cell>
          <table:table-cell office:value-type="float" office:value="-22.26" calcext:value-type="float">
            <text:p>-22.26</text:p>
          </table:table-cell>
          <table:table-cell office:value-type="float" office:value="-21.1" calcext:value-type="float">
            <text:p>-21.1</text:p>
          </table:table-cell>
          <table:table-cell office:value-type="float" office:value="15.54" calcext:value-type="float">
            <text:p>15.54</text:p>
          </table:table-cell>
          <table:table-cell office:value-type="float" office:value="-2.27" calcext:value-type="float">
            <text:p>-2.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120.43" calcext:value-type="float">
            <text:p>-120.43</text:p>
          </table:table-cell>
          <table:table-cell office:value-type="float" office:value="80.99" calcext:value-type="float">
            <text:p>80.99</text:p>
          </table:table-cell>
          <table:table-cell office:value-type="float" office:value="-22.68" calcext:value-type="float">
            <text:p>-22.68</text:p>
          </table:table-cell>
          <table:table-cell office:value-type="float" office:value="-21.26" calcext:value-type="float">
            <text:p>-21.26</text:p>
          </table:table-cell>
          <table:table-cell office:value-type="float" office:value="15.7" calcext:value-type="float">
            <text:p>15.7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122.77" calcext:value-type="float">
            <text:p>-122.77</text:p>
          </table:table-cell>
          <table:table-cell office:value-type="float" office:value="82.65" calcext:value-type="float">
            <text:p>82.65</text:p>
          </table:table-cell>
          <table:table-cell office:value-type="float" office:value="-23.11" calcext:value-type="float">
            <text:p>-23.11</text:p>
          </table:table-cell>
          <table:table-cell office:value-type="float" office:value="-21.42" calcext:value-type="float">
            <text:p>-21.42</text:p>
          </table:table-cell>
          <table:table-cell office:value-type="float" office:value="15.84" calcext:value-type="float">
            <text:p>15.84</text:p>
          </table:table-cell>
          <table:table-cell office:value-type="float" office:value="-2.36" calcext:value-type="float">
            <text:p>-2.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-125.08" calcext:value-type="float">
            <text:p>-125.08</text:p>
          </table:table-cell>
          <table:table-cell office:value-type="float" office:value="84.3" calcext:value-type="float">
            <text:p>84.3</text:p>
          </table:table-cell>
          <table:table-cell office:value-type="float" office:value="-23.54" calcext:value-type="float">
            <text:p>-23.54</text:p>
          </table:table-cell>
          <table:table-cell office:value-type="float" office:value="-21.57" calcext:value-type="float">
            <text:p>-21.57</text:p>
          </table:table-cell>
          <table:table-cell office:value-type="float" office:value="15.99" calcext:value-type="float">
            <text:p>15.99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127.45" calcext:value-type="float">
            <text:p>-127.45</text:p>
          </table:table-cell>
          <table:table-cell office:value-type="float" office:value="86" calcext:value-type="float">
            <text:p>86</text:p>
          </table:table-cell>
          <table:table-cell office:value-type="float" office:value="-23.97" calcext:value-type="float">
            <text:p>-23.97</text:p>
          </table:table-cell>
          <table:table-cell office:value-type="float" office:value="-21.73" calcext:value-type="float">
            <text:p>-21.73</text:p>
          </table:table-cell>
          <table:table-cell office:value-type="float" office:value="16.15" calcext:value-type="float">
            <text:p>16.15</text:p>
          </table:table-cell>
          <table:table-cell office:value-type="float" office:value="-2.44" calcext:value-type="float">
            <text:p>-2.4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-129.8" calcext:value-type="float">
            <text:p>-129.8</text:p>
          </table:table-cell>
          <table:table-cell office:value-type="float" office:value="87.68" calcext:value-type="float">
            <text:p>87.68</text:p>
          </table:table-cell>
          <table:table-cell office:value-type="float" office:value="-24.4" calcext:value-type="float">
            <text:p>-24.4</text:p>
          </table:table-cell>
          <table:table-cell office:value-type="float" office:value="-21.89" calcext:value-type="float">
            <text:p>-21.89</text:p>
          </table:table-cell>
          <table:table-cell office:value-type="float" office:value="16.3" calcext:value-type="float">
            <text:p>16.3</text:p>
          </table:table-cell>
          <table:table-cell office:value-type="float" office:value="-2.48" calcext:value-type="float">
            <text:p>-2.4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132.21" calcext:value-type="float">
            <text:p>-132.21</text:p>
          </table:table-cell>
          <table:table-cell office:value-type="float" office:value="89.41" calcext:value-type="float">
            <text:p>89.41</text:p>
          </table:table-cell>
          <table:table-cell office:value-type="float" office:value="-24.84" calcext:value-type="float">
            <text:p>-24.84</text:p>
          </table:table-cell>
          <table:table-cell office:value-type="float" office:value="-22.04" calcext:value-type="float">
            <text:p>-22.04</text:p>
          </table:table-cell>
          <table:table-cell office:value-type="float" office:value="16.44" calcext:value-type="float">
            <text:p>16.44</text:p>
          </table:table-cell>
          <table:table-cell office:value-type="float" office:value="-2.52" calcext:value-type="float">
            <text:p>-2.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-134.59" calcext:value-type="float">
            <text:p>-134.59</text:p>
          </table:table-cell>
          <table:table-cell office:value-type="float" office:value="91.12" calcext:value-type="float">
            <text:p>91.12</text:p>
          </table:table-cell>
          <table:table-cell office:value-type="float" office:value="-25.27" calcext:value-type="float">
            <text:p>-25.27</text:p>
          </table:table-cell>
          <table:table-cell office:value-type="float" office:value="-22.19" calcext:value-type="float">
            <text:p>-22.19</text:p>
          </table:table-cell>
          <table:table-cell office:value-type="float" office:value="16.59" calcext:value-type="float">
            <text:p>16.59</text:p>
          </table:table-cell>
          <table:table-cell office:value-type="float" office:value="-2.57" calcext:value-type="float">
            <text:p>-2.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37.01" calcext:value-type="float">
            <text:p>-137.01</text:p>
          </table:table-cell>
          <table:table-cell office:value-type="float" office:value="92.86" calcext:value-type="float">
            <text:p>92.86</text:p>
          </table:table-cell>
          <table:table-cell office:value-type="float" office:value="-25.71" calcext:value-type="float">
            <text:p>-25.71</text:p>
          </table:table-cell>
          <table:table-cell office:value-type="float" office:value="-22.34" calcext:value-type="float">
            <text:p>-22.34</text:p>
          </table:table-cell>
          <table:table-cell office:value-type="float" office:value="16.75" calcext:value-type="float">
            <text:p>16.75</text:p>
          </table:table-cell>
          <table:table-cell office:value-type="float" office:value="-2.61" calcext:value-type="float">
            <text:p>-2.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139.45" calcext:value-type="float">
            <text:p>-139.45</text:p>
          </table:table-cell>
          <table:table-cell office:value-type="float" office:value="94.62" calcext:value-type="float">
            <text:p>94.62</text:p>
          </table:table-cell>
          <table:table-cell office:value-type="float" office:value="-26.16" calcext:value-type="float">
            <text:p>-26.16</text:p>
          </table:table-cell>
          <table:table-cell office:value-type="float" office:value="-22.5" calcext:value-type="float">
            <text:p>-22.5</text:p>
          </table:table-cell>
          <table:table-cell office:value-type="float" office:value="16.9" calcext:value-type="float">
            <text:p>16.9</text:p>
          </table:table-cell>
          <table:table-cell office:value-type="float" office:value="-2.64" calcext:value-type="float">
            <text:p>-2.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141.91" calcext:value-type="float">
            <text:p>-141.91</text:p>
          </table:table-cell>
          <table:table-cell office:value-type="float" office:value="96.39" calcext:value-type="float">
            <text:p>96.39</text:p>
          </table:table-cell>
          <table:table-cell office:value-type="float" office:value="-26.6" calcext:value-type="float">
            <text:p>-26.6</text:p>
          </table:table-cell>
          <table:table-cell office:value-type="float" office:value="-22.65" calcext:value-type="float">
            <text:p>-22.65</text:p>
          </table:table-cell>
          <table:table-cell office:value-type="float" office:value="17.05" calcext:value-type="float">
            <text:p>17.05</text:p>
          </table:table-cell>
          <table:table-cell office:value-type="float" office:value="-2.68" calcext:value-type="float">
            <text:p>-2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144.38" calcext:value-type="float">
            <text:p>-144.38</text:p>
          </table:table-cell>
          <table:table-cell office:value-type="float" office:value="98.18" calcext:value-type="float">
            <text:p>98.18</text:p>
          </table:table-cell>
          <table:table-cell office:value-type="float" office:value="-27.05" calcext:value-type="float">
            <text:p>-27.05</text:p>
          </table:table-cell>
          <table:table-cell office:value-type="float" office:value="-22.8" calcext:value-type="float">
            <text:p>-22.8</text:p>
          </table:table-cell>
          <table:table-cell office:value-type="float" office:value="17.2" calcext:value-type="float">
            <text:p>17.2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-146.87" calcext:value-type="float">
            <text:p>-146.87</text:p>
          </table:table-cell>
          <table:table-cell office:value-type="float" office:value="99.99" calcext:value-type="float">
            <text:p>99.99</text:p>
          </table:table-cell>
          <table:table-cell office:value-type="float" office:value="-27.5" calcext:value-type="float">
            <text:p>-27.5</text:p>
          </table:table-cell>
          <table:table-cell office:value-type="float" office:value="-22.95" calcext:value-type="float">
            <text:p>-22.95</text:p>
          </table:table-cell>
          <table:table-cell office:value-type="float" office:value="17.35" calcext:value-type="float">
            <text:p>17.35</text:p>
          </table:table-cell>
          <table:table-cell office:value-type="float" office:value="-2.77" calcext:value-type="float">
            <text:p>-2.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-149.38" calcext:value-type="float">
            <text:p>-149.38</text:p>
          </table:table-cell>
          <table:table-cell office:value-type="float" office:value="101.81" calcext:value-type="float">
            <text:p>101.81</text:p>
          </table:table-cell>
          <table:table-cell office:value-type="float" office:value="-27.96" calcext:value-type="float">
            <text:p>-27.96</text:p>
          </table:table-cell>
          <table:table-cell office:value-type="float" office:value="-23.09" calcext:value-type="float">
            <text:p>-23.09</text:p>
          </table:table-cell>
          <table:table-cell office:value-type="float" office:value="17.49" calcext:value-type="float">
            <text:p>17.49</text:p>
          </table:table-cell>
          <table:table-cell office:value-type="float" office:value="-2.82" calcext:value-type="float">
            <text:p>-2.8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151.92" calcext:value-type="float">
            <text:p>-151.92</text:p>
          </table:table-cell>
          <table:table-cell office:value-type="float" office:value="103.66" calcext:value-type="float">
            <text:p>103.66</text:p>
          </table:table-cell>
          <table:table-cell office:value-type="float" office:value="-28.42" calcext:value-type="float">
            <text:p>-28.42</text:p>
          </table:table-cell>
          <table:table-cell office:value-type="float" office:value="-23.24" calcext:value-type="float">
            <text:p>-23.24</text:p>
          </table:table-cell>
          <table:table-cell office:value-type="float" office:value="17.64" calcext:value-type="float">
            <text:p>17.64</text:p>
          </table:table-cell>
          <table:table-cell office:value-type="float" office:value="-2.86" calcext:value-type="float">
            <text:p>-2.8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154.49" calcext:value-type="float">
            <text:p>-154.49</text:p>
          </table:table-cell>
          <table:table-cell office:value-type="float" office:value="105.52" calcext:value-type="float">
            <text:p>105.52</text:p>
          </table:table-cell>
          <table:table-cell office:value-type="float" office:value="-28.88" calcext:value-type="float">
            <text:p>-28.88</text:p>
          </table:table-cell>
          <table:table-cell office:value-type="float" office:value="-23.38" calcext:value-type="float">
            <text:p>-23.38</text:p>
          </table:table-cell>
          <table:table-cell office:value-type="float" office:value="17.79" calcext:value-type="float">
            <text:p>17.79</text:p>
          </table:table-cell>
          <table:table-cell office:value-type="float" office:value="-2.91" calcext:value-type="float">
            <text:p>-2.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157.07" calcext:value-type="float">
            <text:p>-157.07</text:p>
          </table:table-cell>
          <table:table-cell office:value-type="float" office:value="107.41" calcext:value-type="float">
            <text:p>107.41</text:p>
          </table:table-cell>
          <table:table-cell office:value-type="float" office:value="-29.35" calcext:value-type="float">
            <text:p>-29.35</text:p>
          </table:table-cell>
          <table:table-cell office:value-type="float" office:value="-23.53" calcext:value-type="float">
            <text:p>-23.53</text:p>
          </table:table-cell>
          <table:table-cell office:value-type="float" office:value="17.95" calcext:value-type="float">
            <text:p>17.95</text:p>
          </table:table-cell>
          <table:table-cell office:value-type="float" office:value="-2.95" calcext:value-type="float">
            <text:p>-2.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-159.69" calcext:value-type="float">
            <text:p>-159.69</text:p>
          </table:table-cell>
          <table:table-cell office:value-type="float" office:value="109.32" calcext:value-type="float">
            <text:p>109.32</text:p>
          </table:table-cell>
          <table:table-cell office:value-type="float" office:value="-29.82" calcext:value-type="float">
            <text:p>-29.82</text:p>
          </table:table-cell>
          <table:table-cell office:value-type="float" office:value="-23.68" calcext:value-type="float">
            <text:p>-23.68</text:p>
          </table:table-cell>
          <table:table-cell office:value-type="float" office:value="18.1" calcext:value-type="float">
            <text:p>18.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-162.28" calcext:value-type="float">
            <text:p>-162.28</text:p>
          </table:table-cell>
          <table:table-cell office:value-type="float" office:value="111.22" calcext:value-type="float">
            <text:p>111.22</text:p>
          </table:table-cell>
          <table:table-cell office:value-type="float" office:value="-30.29" calcext:value-type="float">
            <text:p>-30.29</text:p>
          </table:table-cell>
          <table:table-cell office:value-type="float" office:value="-23.82" calcext:value-type="float">
            <text:p>-23.82</text:p>
          </table:table-cell>
          <table:table-cell office:value-type="float" office:value="18.25" calcext:value-type="float">
            <text:p>18.25</text:p>
          </table:table-cell>
          <table:table-cell office:value-type="float" office:value="-3.04" calcext:value-type="float">
            <text:p>-3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164.94" calcext:value-type="float">
            <text:p>-164.94</text:p>
          </table:table-cell>
          <table:table-cell office:value-type="float" office:value="113.17" calcext:value-type="float">
            <text:p>113.17</text:p>
          </table:table-cell>
          <table:table-cell office:value-type="float" office:value="-30.77" calcext:value-type="float">
            <text:p>-30.77</text:p>
          </table:table-cell>
          <table:table-cell office:value-type="float" office:value="-23.96" calcext:value-type="float">
            <text:p>-23.96</text:p>
          </table:table-cell>
          <table:table-cell office:value-type="float" office:value="18.4" calcext:value-type="float">
            <text:p>18.4</text:p>
          </table:table-cell>
          <table:table-cell office:value-type="float" office:value="-3.08" calcext:value-type="float">
            <text:p>-3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167.58" calcext:value-type="float">
            <text:p>-167.58</text:p>
          </table:table-cell>
          <table:table-cell office:value-type="float" office:value="115.12" calcext:value-type="float">
            <text:p>115.12</text:p>
          </table:table-cell>
          <table:table-cell office:value-type="float" office:value="-31.24" calcext:value-type="float">
            <text:p>-31.24</text:p>
          </table:table-cell>
          <table:table-cell office:value-type="float" office:value="-24.1" calcext:value-type="float">
            <text:p>-24.1</text:p>
          </table:table-cell>
          <table:table-cell office:value-type="float" office:value="18.54" calcext:value-type="float">
            <text:p>18.54</text:p>
          </table:table-cell>
          <table:table-cell office:value-type="float" office:value="-3.13" calcext:value-type="float">
            <text:p>-3.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-170.24" calcext:value-type="float">
            <text:p>-170.24</text:p>
          </table:table-cell>
          <table:table-cell office:value-type="float" office:value="117.08" calcext:value-type="float">
            <text:p>117.08</text:p>
          </table:table-cell>
          <table:table-cell office:value-type="float" office:value="-31.72" calcext:value-type="float">
            <text:p>-31.72</text:p>
          </table:table-cell>
          <table:table-cell office:value-type="float" office:value="-24.24" calcext:value-type="float">
            <text:p>-24.24</text:p>
          </table:table-cell>
          <table:table-cell office:value-type="float" office:value="18.69" calcext:value-type="float">
            <text:p>18.69</text:p>
          </table:table-cell>
          <table:table-cell office:value-type="float" office:value="-3.18" calcext:value-type="float">
            <text:p>-3.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-172.9" calcext:value-type="float">
            <text:p>-172.9</text:p>
          </table:table-cell>
          <table:table-cell office:value-type="float" office:value="119.04" calcext:value-type="float">
            <text:p>119.04</text:p>
          </table:table-cell>
          <table:table-cell office:value-type="float" office:value="-32.2" calcext:value-type="float">
            <text:p>-32.2</text:p>
          </table:table-cell>
          <table:table-cell office:value-type="float" office:value="-24.37" calcext:value-type="float">
            <text:p>-24.37</text:p>
          </table:table-cell>
          <table:table-cell office:value-type="float" office:value="18.84" calcext:value-type="float">
            <text:p>18.84</text:p>
          </table:table-cell>
          <table:table-cell office:value-type="float" office:value="-3.22" calcext:value-type="float">
            <text:p>-3.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-175.62" calcext:value-type="float">
            <text:p>-175.62</text:p>
          </table:table-cell>
          <table:table-cell office:value-type="float" office:value="121.05" calcext:value-type="float">
            <text:p>121.05</text:p>
          </table:table-cell>
          <table:table-cell office:value-type="float" office:value="-32.69" calcext:value-type="float">
            <text:p>-32.69</text:p>
          </table:table-cell>
          <table:table-cell office:value-type="float" office:value="-24.51" calcext:value-type="float">
            <text:p>-24.51</text:p>
          </table:table-cell>
          <table:table-cell office:value-type="float" office:value="18.99" calcext:value-type="float">
            <text:p>18.99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-178.3" calcext:value-type="float">
            <text:p>-178.3</text:p>
          </table:table-cell>
          <table:table-cell office:value-type="float" office:value="123.04" calcext:value-type="float">
            <text:p>123.04</text:p>
          </table:table-cell>
          <table:table-cell office:value-type="float" office:value="-33.17" calcext:value-type="float">
            <text:p>-33.17</text:p>
          </table:table-cell>
          <table:table-cell office:value-type="float" office:value="-24.64" calcext:value-type="float">
            <text:p>-24.64</text:p>
          </table:table-cell>
          <table:table-cell office:value-type="float" office:value="19.14" calcext:value-type="float">
            <text:p>19.14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181.05" calcext:value-type="float">
            <text:p>-181.05</text:p>
          </table:table-cell>
          <table:table-cell office:value-type="float" office:value="125.08" calcext:value-type="float">
            <text:p>125.08</text:p>
          </table:table-cell>
          <table:table-cell office:value-type="float" office:value="-33.66" calcext:value-type="float">
            <text:p>-33.66</text:p>
          </table:table-cell>
          <table:table-cell office:value-type="float" office:value="-24.77" calcext:value-type="float">
            <text:p>-24.77</text:p>
          </table:table-cell>
          <table:table-cell office:value-type="float" office:value="19.29" calcext:value-type="float">
            <text:p>19.29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-183.79" calcext:value-type="float">
            <text:p>-183.79</text:p>
          </table:table-cell>
          <table:table-cell office:value-type="float" office:value="127.12" calcext:value-type="float">
            <text:p>127.12</text:p>
          </table:table-cell>
          <table:table-cell office:value-type="float" office:value="-34.16" calcext:value-type="float">
            <text:p>-34.16</text:p>
          </table:table-cell>
          <table:table-cell office:value-type="float" office:value="-24.9" calcext:value-type="float">
            <text:p>-24.9</text:p>
          </table:table-cell>
          <table:table-cell office:value-type="float" office:value="19.43" calcext:value-type="float">
            <text:p>19.43</text:p>
          </table:table-cell>
          <table:table-cell office:value-type="float" office:value="-3.42" calcext:value-type="float">
            <text:p>-3.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-186.55" calcext:value-type="float">
            <text:p>-186.55</text:p>
          </table:table-cell>
          <table:table-cell office:value-type="float" office:value="129.17" calcext:value-type="float">
            <text:p>129.17</text:p>
          </table:table-cell>
          <table:table-cell office:value-type="float" office:value="-34.65" calcext:value-type="float">
            <text:p>-34.65</text:p>
          </table:table-cell>
          <table:table-cell office:value-type="float" office:value="-25.03" calcext:value-type="float">
            <text:p>-25.03</text:p>
          </table:table-cell>
          <table:table-cell office:value-type="float" office:value="19.58" calcext:value-type="float">
            <text:p>19.58</text:p>
          </table:table-cell>
          <table:table-cell office:value-type="float" office:value="-3.47" calcext:value-type="float">
            <text:p>-3.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-189.32" calcext:value-type="float">
            <text:p>-189.32</text:p>
          </table:table-cell>
          <table:table-cell office:value-type="float" office:value="131.24" calcext:value-type="float">
            <text:p>131.24</text:p>
          </table:table-cell>
          <table:table-cell office:value-type="float" office:value="-35.15" calcext:value-type="float">
            <text:p>-35.15</text:p>
          </table:table-cell>
          <table:table-cell office:value-type="float" office:value="-25.16" calcext:value-type="float">
            <text:p>-25.16</text:p>
          </table:table-cell>
          <table:table-cell office:value-type="float" office:value="19.73" calcext:value-type="float">
            <text:p>19.73</text:p>
          </table:table-cell>
          <table:table-cell office:value-type="float" office:value="-3.52" calcext:value-type="float">
            <text:p>-3.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-192.06" calcext:value-type="float">
            <text:p>-192.06</text:p>
          </table:table-cell>
          <table:table-cell office:value-type="float" office:value="133.28" calcext:value-type="float">
            <text:p>133.28</text:p>
          </table:table-cell>
          <table:table-cell office:value-type="float" office:value="-35.64" calcext:value-type="float">
            <text:p>-35.64</text:p>
          </table:table-cell>
          <table:table-cell office:value-type="float" office:value="-25.28" calcext:value-type="float">
            <text:p>-25.28</text:p>
          </table:table-cell>
          <table:table-cell office:value-type="float" office:value="19.87" calcext:value-type="float">
            <text:p>19.87</text:p>
          </table:table-cell>
          <table:table-cell office:value-type="float" office:value="-3.57" calcext:value-type="float">
            <text:p>-3.5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194.86" calcext:value-type="float">
            <text:p>-194.86</text:p>
          </table:table-cell>
          <table:table-cell office:value-type="float" office:value="135.38" calcext:value-type="float">
            <text:p>135.38</text:p>
          </table:table-cell>
          <table:table-cell office:value-type="float" office:value="-36.14" calcext:value-type="float">
            <text:p>-36.14</text:p>
          </table:table-cell>
          <table:table-cell office:value-type="float" office:value="-25.4" calcext:value-type="float">
            <text:p>-25.4</text:p>
          </table:table-cell>
          <table:table-cell office:value-type="float" office:value="20.03" calcext:value-type="float">
            <text:p>20.03</text:p>
          </table:table-cell>
          <table:table-cell office:value-type="float" office:value="-3.61" calcext:value-type="float">
            <text:p>-3.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-197.62" calcext:value-type="float">
            <text:p>-197.62</text:p>
          </table:table-cell>
          <table:table-cell office:value-type="float" office:value="137.46" calcext:value-type="float">
            <text:p>137.46</text:p>
          </table:table-cell>
          <table:table-cell office:value-type="float" office:value="-36.64" calcext:value-type="float">
            <text:p>-36.64</text:p>
          </table:table-cell>
          <table:table-cell office:value-type="float" office:value="-25.52" calcext:value-type="float">
            <text:p>-25.52</text:p>
          </table:table-cell>
          <table:table-cell office:value-type="float" office:value="20.17" calcext:value-type="float">
            <text:p>20.17</text:p>
          </table:table-cell>
          <table:table-cell office:value-type="float" office:value="-3.66" calcext:value-type="float">
            <text:p>-3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200.42" calcext:value-type="float">
            <text:p>-200.42</text:p>
          </table:table-cell>
          <table:table-cell office:value-type="float" office:value="139.57" calcext:value-type="float">
            <text:p>139.57</text:p>
          </table:table-cell>
          <table:table-cell office:value-type="float" office:value="-37.14" calcext:value-type="float">
            <text:p>-37.14</text:p>
          </table:table-cell>
          <table:table-cell office:value-type="float" office:value="-25.65" calcext:value-type="float">
            <text:p>-25.65</text:p>
          </table:table-cell>
          <table:table-cell office:value-type="float" office:value="20.31" calcext:value-type="float">
            <text:p>20.31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-203.21" calcext:value-type="float">
            <text:p>-203.21</text:p>
          </table:table-cell>
          <table:table-cell office:value-type="float" office:value="141.67" calcext:value-type="float">
            <text:p>141.67</text:p>
          </table:table-cell>
          <table:table-cell office:value-type="float" office:value="-37.64" calcext:value-type="float">
            <text:p>-37.64</text:p>
          </table:table-cell>
          <table:table-cell office:value-type="float" office:value="-25.76" calcext:value-type="float">
            <text:p>-25.76</text:p>
          </table:table-cell>
          <table:table-cell office:value-type="float" office:value="20.46" calcext:value-type="float">
            <text:p>20.46</text:p>
          </table:table-cell>
          <table:table-cell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-206.07" calcext:value-type="float">
            <text:p>-206.07</text:p>
          </table:table-cell>
          <table:table-cell office:value-type="float" office:value="143.83" calcext:value-type="float">
            <text:p>143.83</text:p>
          </table:table-cell>
          <table:table-cell office:value-type="float" office:value="-38.15" calcext:value-type="float">
            <text:p>-38.15</text:p>
          </table:table-cell>
          <table:table-cell office:value-type="float" office:value="-25.88" calcext:value-type="float">
            <text:p>-25.88</text:p>
          </table:table-cell>
          <table:table-cell office:value-type="float" office:value="20.6" calcext:value-type="float">
            <text:p>20.6</text:p>
          </table:table-cell>
          <table:table-cell office:value-type="float" office:value="-3.81" calcext:value-type="float">
            <text:p>-3.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-208.92" calcext:value-type="float">
            <text:p>-208.92</text:p>
          </table:table-cell>
          <table:table-cell office:value-type="float" office:value="145.98" calcext:value-type="float">
            <text:p>145.98</text:p>
          </table:table-cell>
          <table:table-cell office:value-type="float" office:value="-38.66" calcext:value-type="float">
            <text:p>-38.66</text:p>
          </table:table-cell>
          <table:table-cell office:value-type="float" office:value="-25.99" calcext:value-type="float">
            <text:p>-25.99</text:p>
          </table:table-cell>
          <table:table-cell office:value-type="float" office:value="20.75" calcext:value-type="float">
            <text:p>20.75</text:p>
          </table:table-cell>
          <table:table-cell office:value-type="float" office:value="-3.85" calcext:value-type="float">
            <text:p>-3.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-211.78" calcext:value-type="float">
            <text:p>-211.78</text:p>
          </table:table-cell>
          <table:table-cell office:value-type="float" office:value="148.15" calcext:value-type="float">
            <text:p>148.15</text:p>
          </table:table-cell>
          <table:table-cell office:value-type="float" office:value="-39.17" calcext:value-type="float">
            <text:p>-39.17</text:p>
          </table:table-cell>
          <table:table-cell office:value-type="float" office:value="-26.11" calcext:value-type="float">
            <text:p>-26.11</text:p>
          </table:table-cell>
          <table:table-cell office:value-type="float" office:value="20.89" calcext:value-type="float">
            <text:p>20.89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214.65" calcext:value-type="float">
            <text:p>-214.65</text:p>
          </table:table-cell>
          <table:table-cell office:value-type="float" office:value="150.34" calcext:value-type="float">
            <text:p>150.34</text:p>
          </table:table-cell>
          <table:table-cell office:value-type="float" office:value="-39.69" calcext:value-type="float">
            <text:p>-39.69</text:p>
          </table:table-cell>
          <table:table-cell office:value-type="float" office:value="-26.22" calcext:value-type="float">
            <text:p>-26.22</text:p>
          </table:table-cell>
          <table:table-cell office:value-type="float" office:value="21.04" calcext:value-type="float">
            <text:p>21.04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-217.53" calcext:value-type="float">
            <text:p>-217.53</text:p>
          </table:table-cell>
          <table:table-cell office:value-type="float" office:value="152.53" calcext:value-type="float">
            <text:p>152.53</text:p>
          </table:table-cell>
          <table:table-cell office:value-type="float" office:value="-40.2" calcext:value-type="float">
            <text:p>-40.2</text:p>
          </table:table-cell>
          <table:table-cell office:value-type="float" office:value="-26.33" calcext:value-type="float">
            <text:p>-26.33</text:p>
          </table:table-cell>
          <table:table-cell office:value-type="float" office:value="21.18" calcext:value-type="float">
            <text:p>21.1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-220.43" calcext:value-type="float">
            <text:p>-220.43</text:p>
          </table:table-cell>
          <table:table-cell office:value-type="float" office:value="154.75" calcext:value-type="float">
            <text:p>154.75</text:p>
          </table:table-cell>
          <table:table-cell office:value-type="float" office:value="-40.72" calcext:value-type="float">
            <text:p>-40.72</text:p>
          </table:table-cell>
          <table:table-cell office:value-type="float" office:value="-26.45" calcext:value-type="float">
            <text:p>-26.45</text:p>
          </table:table-cell>
          <table:table-cell office:value-type="float" office:value="21.32" calcext:value-type="float">
            <text:p>21.32</text:p>
          </table:table-cell>
          <table:table-cell office:value-type="float" office:value="-4.04" calcext:value-type="float">
            <text:p>-4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-223.35" calcext:value-type="float">
            <text:p>-223.35</text:p>
          </table:table-cell>
          <table:table-cell office:value-type="float" office:value="156.97" calcext:value-type="float">
            <text:p>156.97</text:p>
          </table:table-cell>
          <table:table-cell office:value-type="float" office:value="-41.24" calcext:value-type="float">
            <text:p>-41.24</text:p>
          </table:table-cell>
          <table:table-cell office:value-type="float" office:value="-26.56" calcext:value-type="float">
            <text:p>-26.56</text:p>
          </table:table-cell>
          <table:table-cell office:value-type="float" office:value="21.46" calcext:value-type="float">
            <text:p>21.46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-226.27" calcext:value-type="float">
            <text:p>-226.27</text:p>
          </table:table-cell>
          <table:table-cell office:value-type="float" office:value="159.21" calcext:value-type="float">
            <text:p>159.21</text:p>
          </table:table-cell>
          <table:table-cell office:value-type="float" office:value="-41.76" calcext:value-type="float">
            <text:p>-41.76</text:p>
          </table:table-cell>
          <table:table-cell office:value-type="float" office:value="-26.67" calcext:value-type="float">
            <text:p>-26.67</text:p>
          </table:table-cell>
          <table:table-cell office:value-type="float" office:value="21.6" calcext:value-type="float">
            <text:p>21.6</text:p>
          </table:table-cell>
          <table:table-cell office:value-type="float" office:value="-4.15" calcext:value-type="float">
            <text:p>-4.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229.21" calcext:value-type="float">
            <text:p>-229.21</text:p>
          </table:table-cell>
          <table:table-cell office:value-type="float" office:value="161.47" calcext:value-type="float">
            <text:p>161.47</text:p>
          </table:table-cell>
          <table:table-cell office:value-type="float" office:value="-42.28" calcext:value-type="float">
            <text:p>-42.28</text:p>
          </table:table-cell>
          <table:table-cell office:value-type="float" office:value="-26.78" calcext:value-type="float">
            <text:p>-26.78</text:p>
          </table:table-cell>
          <table:table-cell office:value-type="float" office:value="21.74" calcext:value-type="float">
            <text:p>21.74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232.16" calcext:value-type="float">
            <text:p>-232.16</text:p>
          </table:table-cell>
          <table:table-cell office:value-type="float" office:value="163.74" calcext:value-type="float">
            <text:p>163.74</text:p>
          </table:table-cell>
          <table:table-cell office:value-type="float" office:value="-42.81" calcext:value-type="float">
            <text:p>-42.81</text:p>
          </table:table-cell>
          <table:table-cell office:value-type="float" office:value="-26.89" calcext:value-type="float">
            <text:p>-26.89</text:p>
          </table:table-cell>
          <table:table-cell office:value-type="float" office:value="21.89" calcext:value-type="float">
            <text:p>21.89</text:p>
          </table:table-cell>
          <table:table-cell office:value-type="float" office:value="-4.25" calcext:value-type="float">
            <text:p>-4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235.13" calcext:value-type="float">
            <text:p>-235.13</text:p>
          </table:table-cell>
          <table:table-cell office:value-type="float" office:value="166.03" calcext:value-type="float">
            <text:p>166.03</text:p>
          </table:table-cell>
          <table:table-cell office:value-type="float" office:value="-43.34" calcext:value-type="float">
            <text:p>-43.34</text:p>
          </table:table-cell>
          <table:table-cell office:value-type="float" office:value="-26.99" calcext:value-type="float">
            <text:p>-26.99</text:p>
          </table:table-cell>
          <table:table-cell office:value-type="float" office:value="22.03" calcext:value-type="float">
            <text:p>22.03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238.11" calcext:value-type="float">
            <text:p>-238.11</text:p>
          </table:table-cell>
          <table:table-cell office:value-type="float" office:value="168.33" calcext:value-type="float">
            <text:p>168.33</text:p>
          </table:table-cell>
          <table:table-cell office:value-type="float" office:value="-43.87" calcext:value-type="float">
            <text:p>-43.87</text:p>
          </table:table-cell>
          <table:table-cell office:value-type="float" office:value="-27.1" calcext:value-type="float">
            <text:p>-27.1</text:p>
          </table:table-cell>
          <table:table-cell office:value-type="float" office:value="22.17" calcext:value-type="float">
            <text:p>22.17</text:p>
          </table:table-cell>
          <table:table-cell office:value-type="float" office:value="-4.35" calcext:value-type="float">
            <text:p>-4.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-241.1" calcext:value-type="float">
            <text:p>-241.1</text:p>
          </table:table-cell>
          <table:table-cell office:value-type="float" office:value="170.64" calcext:value-type="float">
            <text:p>170.64</text:p>
          </table:table-cell>
          <table:table-cell office:value-type="float" office:value="-44.4" calcext:value-type="float">
            <text:p>-44.4</text:p>
          </table:table-cell>
          <table:table-cell office:value-type="float" office:value="-27.2" calcext:value-type="float">
            <text:p>-27.2</text:p>
          </table:table-cell>
          <table:table-cell office:value-type="float" office:value="22.3" calcext:value-type="float">
            <text:p>22.3</text:p>
          </table:table-cell>
          <table:table-cell office:value-type="float" office:value="-4.41" calcext:value-type="float">
            <text:p>-4.4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-244.1" calcext:value-type="float">
            <text:p>-244.1</text:p>
          </table:table-cell>
          <table:table-cell office:value-type="float" office:value="172.97" calcext:value-type="float">
            <text:p>172.97</text:p>
          </table:table-cell>
          <table:table-cell office:value-type="float" office:value="-44.94" calcext:value-type="float">
            <text:p>-44.94</text:p>
          </table:table-cell>
          <table:table-cell office:value-type="float" office:value="-27.31" calcext:value-type="float">
            <text:p>-27.31</text:p>
          </table:table-cell>
          <table:table-cell office:value-type="float" office:value="22.44" calcext:value-type="float">
            <text:p>22.44</text:p>
          </table:table-cell>
          <table:table-cell office:value-type="float" office:value="-4.46" calcext:value-type="float">
            <text:p>-4.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-247.11" calcext:value-type="float">
            <text:p>-247.11</text:p>
          </table:table-cell>
          <table:table-cell office:value-type="float" office:value="175.31" calcext:value-type="float">
            <text:p>175.31</text:p>
          </table:table-cell>
          <table:table-cell office:value-type="float" office:value="-45.47" calcext:value-type="float">
            <text:p>-45.47</text:p>
          </table:table-cell>
          <table:table-cell office:value-type="float" office:value="-27.41" calcext:value-type="float">
            <text:p>-27.41</text:p>
          </table:table-cell>
          <table:table-cell office:value-type="float" office:value="22.59" calcext:value-type="float">
            <text:p>22.59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250.14" calcext:value-type="float">
            <text:p>-250.14</text:p>
          </table:table-cell>
          <table:table-cell office:value-type="float" office:value="177.67" calcext:value-type="float">
            <text:p>177.67</text:p>
          </table:table-cell>
          <table:table-cell office:value-type="float" office:value="-46.01" calcext:value-type="float">
            <text:p>-46.01</text:p>
          </table:table-cell>
          <table:table-cell office:value-type="float" office:value="-27.51" calcext:value-type="float">
            <text:p>-27.51</text:p>
          </table:table-cell>
          <table:table-cell office:value-type="float" office:value="22.73" calcext:value-type="float">
            <text:p>22.73</text:p>
          </table:table-cell>
          <table:table-cell office:value-type="float" office:value="-4.56" calcext:value-type="float">
            <text:p>-4.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253.18" calcext:value-type="float">
            <text:p>-253.18</text:p>
          </table:table-cell>
          <table:table-cell office:value-type="float" office:value="180.04" calcext:value-type="float">
            <text:p>180.04</text:p>
          </table:table-cell>
          <table:table-cell office:value-type="float" office:value="-46.55" calcext:value-type="float">
            <text:p>-46.55</text:p>
          </table:table-cell>
          <table:table-cell office:value-type="float" office:value="-27.6" calcext:value-type="float">
            <text:p>-27.6</text:p>
          </table:table-cell>
          <table:table-cell office:value-type="float" office:value="22.88" calcext:value-type="float">
            <text:p>22.88</text:p>
          </table:table-cell>
          <table:table-cell office:value-type="float" office:value="-4.61" calcext:value-type="float">
            <text:p>-4.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-256.26" calcext:value-type="float">
            <text:p>-256.26</text:p>
          </table:table-cell>
          <table:table-cell office:value-type="float" office:value="182.45" calcext:value-type="float">
            <text:p>182.45</text:p>
          </table:table-cell>
          <table:table-cell office:value-type="float" office:value="-47.1" calcext:value-type="float">
            <text:p>-47.1</text:p>
          </table:table-cell>
          <table:table-cell office:value-type="float" office:value="-27.72" calcext:value-type="float">
            <text:p>-27.72</text:p>
          </table:table-cell>
          <table:table-cell office:value-type="float" office:value="23" calcext:value-type="float">
            <text:p>23</text:p>
          </table:table-cell>
          <table:table-cell office:value-type="float" office:value="-4.68" calcext:value-type="float">
            <text:p>-4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-259.35" calcext:value-type="float">
            <text:p>-259.35</text:p>
          </table:table-cell>
          <table:table-cell office:value-type="float" office:value="184.87" calcext:value-type="float">
            <text:p>184.87</text:p>
          </table:table-cell>
          <table:table-cell office:value-type="float" office:value="-47.65" calcext:value-type="float">
            <text:p>-47.65</text:p>
          </table:table-cell>
          <table:table-cell office:value-type="float" office:value="-27.81" calcext:value-type="float">
            <text:p>-27.81</text:p>
          </table:table-cell>
          <table:table-cell office:value-type="float" office:value="23.15" calcext:value-type="float">
            <text:p>23.15</text:p>
          </table:table-cell>
          <table:table-cell office:value-type="float" office:value="-4.73" calcext:value-type="float">
            <text:p>-4.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-262.43" calcext:value-type="float">
            <text:p>-262.43</text:p>
          </table:table-cell>
          <table:table-cell office:value-type="float" office:value="187.29" calcext:value-type="float">
            <text:p>187.29</text:p>
          </table:table-cell>
          <table:table-cell office:value-type="float" office:value="-48.19" calcext:value-type="float">
            <text:p>-48.19</text:p>
          </table:table-cell>
          <table:table-cell office:value-type="float" office:value="-27.9" calcext:value-type="float">
            <text:p>-27.9</text:p>
          </table:table-cell>
          <table:table-cell office:value-type="float" office:value="23.3" calcext:value-type="float">
            <text:p>23.3</text:p>
          </table:table-cell>
          <table:table-cell office:value-type="float" office:value="-4.77" calcext:value-type="float">
            <text:p>-4.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-265.55" calcext:value-type="float">
            <text:p>-265.55</text:p>
          </table:table-cell>
          <table:table-cell office:value-type="float" office:value="189.74" calcext:value-type="float">
            <text:p>189.74</text:p>
          </table:table-cell>
          <table:table-cell office:value-type="float" office:value="-48.75" calcext:value-type="float">
            <text:p>-48.75</text:p>
          </table:table-cell>
          <table:table-cell office:value-type="float" office:value="-27.96" calcext:value-type="float">
            <text:p>-27.96</text:p>
          </table:table-cell>
          <table:table-cell office:value-type="float" office:value="23.46" calcext:value-type="float">
            <text:p>23.46</text:p>
          </table:table-cell>
          <table:table-cell office:value-type="float" office:value="-4.81" calcext:value-type="float">
            <text:p>-4.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268.64" calcext:value-type="float">
            <text:p>-268.64</text:p>
          </table:table-cell>
          <table:table-cell office:value-type="float" office:value="192.18" calcext:value-type="float">
            <text:p>192.18</text:p>
          </table:table-cell>
          <table:table-cell office:value-type="float" office:value="-49.3" calcext:value-type="float">
            <text:p>-49.3</text:p>
          </table:table-cell>
          <table:table-cell office:value-type="float" office:value="-28.07" calcext:value-type="float">
            <text:p>-28.07</text:p>
          </table:table-cell>
          <table:table-cell office:value-type="float" office:value="23.57" calcext:value-type="float">
            <text:p>23.57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271.81" calcext:value-type="float">
            <text:p>-271.81</text:p>
          </table:table-cell>
          <table:table-cell office:value-type="float" office:value="194.69" calcext:value-type="float">
            <text:p>194.69</text:p>
          </table:table-cell>
          <table:table-cell office:value-type="float" office:value="-49.86" calcext:value-type="float">
            <text:p>-49.86</text:p>
          </table:table-cell>
          <table:table-cell office:value-type="float" office:value="-28.17" calcext:value-type="float">
            <text:p>-28.17</text:p>
          </table:table-cell>
          <table:table-cell office:value-type="float" office:value="23.71" calcext:value-type="float">
            <text:p>23.71</text:p>
          </table:table-cell>
          <table:table-cell office:value-type="float" office:value="-4.95" calcext:value-type="float">
            <text:p>-4.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-274.9" calcext:value-type="float">
            <text:p>-274.9</text:p>
          </table:table-cell>
          <table:table-cell office:value-type="float" office:value="197.14" calcext:value-type="float">
            <text:p>197.14</text:p>
          </table:table-cell>
          <table:table-cell office:value-type="float" office:value="-50.41" calcext:value-type="float">
            <text:p>-50.41</text:p>
          </table:table-cell>
          <table:table-cell office:value-type="float" office:value="-28.25" calcext:value-type="float">
            <text:p>-28.25</text:p>
          </table:table-cell>
          <table:table-cell office:value-type="float" office:value="23.86" calcext:value-type="float">
            <text:p>23.86</text:p>
          </table:table-cell>
          <table:table-cell office:value-type="float" office:value="-4.99" calcext:value-type="float">
            <text:p>-4.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-278.07" calcext:value-type="float">
            <text:p>-278.07</text:p>
          </table:table-cell>
          <table:table-cell office:value-type="float" office:value="199.65" calcext:value-type="float">
            <text:p>199.65</text:p>
          </table:table-cell>
          <table:table-cell office:value-type="float" office:value="-50.97" calcext:value-type="float">
            <text:p>-50.97</text:p>
          </table:table-cell>
          <table:table-cell office:value-type="float" office:value="-28.33" calcext:value-type="float">
            <text:p>-28.33</text:p>
          </table:table-cell>
          <table:table-cell office:value-type="float" office:value="24.01" calcext:value-type="float">
            <text:p>24.01</text:p>
          </table:table-cell>
          <table:table-cell office:value-type="float" office:value="-5.04" calcext:value-type="float">
            <text:p>-5.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-281.18" calcext:value-type="float">
            <text:p>-281.18</text:p>
          </table:table-cell>
          <table:table-cell office:value-type="float" office:value="202.12" calcext:value-type="float">
            <text:p>202.12</text:p>
          </table:table-cell>
          <table:table-cell office:value-type="float" office:value="-51.52" calcext:value-type="float">
            <text:p>-51.52</text:p>
          </table:table-cell>
          <table:table-cell office:value-type="float" office:value="-28.42" calcext:value-type="float">
            <text:p>-28.42</text:p>
          </table:table-cell>
          <table:table-cell office:value-type="float" office:value="24.14" calcext:value-type="float">
            <text:p>24.14</text:p>
          </table:table-cell>
          <table:table-cell office:value-type="float" office:value="-5.11" calcext:value-type="float">
            <text:p>-5.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-284.36" calcext:value-type="float">
            <text:p>-284.36</text:p>
          </table:table-cell>
          <table:table-cell office:value-type="float" office:value="204.66" calcext:value-type="float">
            <text:p>204.66</text:p>
          </table:table-cell>
          <table:table-cell office:value-type="float" office:value="-52.09" calcext:value-type="float">
            <text:p>-52.09</text:p>
          </table:table-cell>
          <table:table-cell office:value-type="float" office:value="-28.51" calcext:value-type="float">
            <text:p>-28.51</text:p>
          </table:table-cell>
          <table:table-cell office:value-type="float" office:value="24.27" calcext:value-type="float">
            <text:p>24.27</text:p>
          </table:table-cell>
          <table:table-cell office:value-type="float" office:value="-5.17" calcext:value-type="float">
            <text:p>-5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287.5" calcext:value-type="float">
            <text:p>-287.5</text:p>
          </table:table-cell>
          <table:table-cell office:value-type="float" office:value="207.16" calcext:value-type="float">
            <text:p>207.16</text:p>
          </table:table-cell>
          <table:table-cell office:value-type="float" office:value="-52.65" calcext:value-type="float">
            <text:p>-52.65</text:p>
          </table:table-cell>
          <table:table-cell office:value-type="float" office:value="-28.59" calcext:value-type="float">
            <text:p>-28.59</text:p>
          </table:table-cell>
          <table:table-cell office:value-type="float" office:value="24.42" calcext:value-type="float">
            <text:p>24.42</text:p>
          </table:table-cell>
          <table:table-cell office:value-type="float" office:value="-5.22" calcext:value-type="float">
            <text:p>-5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-290.7" calcext:value-type="float">
            <text:p>-290.7</text:p>
          </table:table-cell>
          <table:table-cell office:value-type="float" office:value="209.73" calcext:value-type="float">
            <text:p>209.73</text:p>
          </table:table-cell>
          <table:table-cell office:value-type="float" office:value="-53.21" calcext:value-type="float">
            <text:p>-53.21</text:p>
          </table:table-cell>
          <table:table-cell office:value-type="float" office:value="-28.66" calcext:value-type="float">
            <text:p>-28.66</text:p>
          </table:table-cell>
          <table:table-cell office:value-type="float" office:value="24.57" calcext:value-type="float">
            <text:p>24.57</text:p>
          </table:table-cell>
          <table:table-cell office:value-type="float" office:value="-5.27" calcext:value-type="float">
            <text:p>-5.2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-293.86" calcext:value-type="float">
            <text:p>-293.86</text:p>
          </table:table-cell>
          <table:table-cell office:value-type="float" office:value="212.26" calcext:value-type="float">
            <text:p>212.26</text:p>
          </table:table-cell>
          <table:table-cell office:value-type="float" office:value="-53.77" calcext:value-type="float">
            <text:p>-53.77</text:p>
          </table:table-cell>
          <table:table-cell office:value-type="float" office:value="-28.75" calcext:value-type="float">
            <text:p>-28.75</text:p>
          </table:table-cell>
          <table:table-cell office:value-type="float" office:value="24.7" calcext:value-type="float">
            <text:p>24.7</text:p>
          </table:table-cell>
          <table:table-cell office:value-type="float" office:value="-5.32" calcext:value-type="float">
            <text:p>-5.3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-297.06" calcext:value-type="float">
            <text:p>-297.06</text:p>
          </table:table-cell>
          <table:table-cell office:value-type="float" office:value="214.83" calcext:value-type="float">
            <text:p>214.83</text:p>
          </table:table-cell>
          <table:table-cell office:value-type="float" office:value="-54.34" calcext:value-type="float">
            <text:p>-54.34</text:p>
          </table:table-cell>
          <table:table-cell office:value-type="float" office:value="-28.83" calcext:value-type="float">
            <text:p>-28.83</text:p>
          </table:table-cell>
          <table:table-cell office:value-type="float" office:value="24.83" calcext:value-type="float">
            <text:p>24.83</text:p>
          </table:table-cell>
          <table:table-cell office:value-type="float" office:value="-5.38" calcext:value-type="float">
            <text:p>-5.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-300.26" calcext:value-type="float">
            <text:p>-300.26</text:p>
          </table:table-cell>
          <table:table-cell office:value-type="float" office:value="217.42" calcext:value-type="float">
            <text:p>217.42</text:p>
          </table:table-cell>
          <table:table-cell office:value-type="float" office:value="-54.91" calcext:value-type="float">
            <text:p>-54.91</text:p>
          </table:table-cell>
          <table:table-cell office:value-type="float" office:value="-28.9" calcext:value-type="float">
            <text:p>-28.9</text:p>
          </table:table-cell>
          <table:table-cell office:value-type="float" office:value="24.98" calcext:value-type="float">
            <text:p>24.98</text:p>
          </table:table-cell>
          <table:table-cell office:value-type="float" office:value="-5.43" calcext:value-type="float">
            <text:p>-5.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-303.48" calcext:value-type="float">
            <text:p>-303.48</text:p>
          </table:table-cell>
          <table:table-cell office:value-type="float" office:value="220.02" calcext:value-type="float">
            <text:p>220.02</text:p>
          </table:table-cell>
          <table:table-cell office:value-type="float" office:value="-55.48" calcext:value-type="float">
            <text:p>-55.48</text:p>
          </table:table-cell>
          <table:table-cell office:value-type="float" office:value="-28.97" calcext:value-type="float">
            <text:p>-28.97</text:p>
          </table:table-cell>
          <table:table-cell office:value-type="float" office:value="25.12" calcext:value-type="float">
            <text:p>25.12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-306.73" calcext:value-type="float">
            <text:p>-306.73</text:p>
          </table:table-cell>
          <table:table-cell office:value-type="float" office:value="222.66" calcext:value-type="float">
            <text:p>222.66</text:p>
          </table:table-cell>
          <table:table-cell office:value-type="float" office:value="-56.06" calcext:value-type="float">
            <text:p>-56.06</text:p>
          </table:table-cell>
          <table:table-cell office:value-type="float" office:value="-29.04" calcext:value-type="float">
            <text:p>-29.04</text:p>
          </table:table-cell>
          <table:table-cell office:value-type="float" office:value="25.26" calcext:value-type="float">
            <text:p>25.26</text:p>
          </table:table-cell>
          <table:table-cell office:value-type="float" office:value="-5.54" calcext:value-type="float">
            <text:p>-5.5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-309.97" calcext:value-type="float">
            <text:p>-309.97</text:p>
          </table:table-cell>
          <table:table-cell office:value-type="float" office:value="225.28" calcext:value-type="float">
            <text:p>225.28</text:p>
          </table:table-cell>
          <table:table-cell office:value-type="float" office:value="-56.63" calcext:value-type="float">
            <text:p>-56.63</text:p>
          </table:table-cell>
          <table:table-cell office:value-type="float" office:value="-29.11" calcext:value-type="float">
            <text:p>-29.11</text:p>
          </table:table-cell>
          <table:table-cell office:value-type="float" office:value="25.41" calcext:value-type="float">
            <text:p>25.41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0:04:12.554563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00:05:30.574289952</dc:date>
    <meta:editing-duration>PT1H3M11S</meta:editing-duration>
    <meta:editing-cycles>9</meta:editing-cycles>
    <meta:generator>LibreOffice/5.1.4.2$Linux_X86_64 LibreOffice_project/f99d75f39f1c57ebdd7ffc5f42867c12031db97a</meta:generator>
    <meta:document-statistic meta:table-count="1" meta:cell-count="23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1cm" svg:height="7.73cm" xlink:href=".." xlink:type="simple" chart:class="chart:scatter" chart:style-name="ch1">
        <chart:legend chart:legend-position="end" svg:x="12.175cm" svg:y="3.068cm" style:legend-expansion="high" chart:style-name="ch2"/>
        <chart:plot-area chart:style-name="ch3" table:cell-range-address="QuadOutput.A1:QuadOutput.D1000" chart:data-source-has-labels="row" svg:x="0.387cm" svg:y="0.239cm" svg:width="12.727cm" svg:height="7.09cm">
          <chartooo:coordinate-region svg:x="1.299cm" svg:y="0.438cm" svg:width="11.628cm" svg:height="6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B1:QuadOutput.B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C1:QuadOutput.C1000" chart:label-cell-address="QuadOutput.A1:QuadOutput.A1" chart:class="chart:scatter">
            <chart:data-point chart:repeated="1000"/>
          </chart:series>
          <chart:series chart:style-name="ch8" chart:values-cell-range-address="QuadOutput.D1:QuadOutput.D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  <draw:g>
                  <svg:desc>QuadOutput.A1:QuadOutput.A1000</svg:desc>
                </draw:g>
              </table:table-cell>
              <table:table-cell office:value-type="float" office:value="-0.05">
                <text:p>-0.05</text:p>
                <draw:g>
                  <svg:desc>QuadOutput.B1:QuadOutput.B1000</svg:desc>
                </draw:g>
              </table:table-cell>
              <table:table-cell office:value-type="float" office:value="0.03">
                <text:p>0.03</text:p>
                <draw:g>
                  <svg:desc>QuadOutput.C1:QuadOutput.C1000</svg:desc>
                </draw:g>
              </table:table-cell>
              <table:table-cell office:value-type="float" office:value="-0.01">
                <text:p>-0.01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-0.13">
                <text:p>-0.13</text:p>
              </table:table-cell>
              <table:table-cell office:value-type="float" office:value="0.08">
                <text:p>0.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-0.24">
                <text:p>-0.24</text:p>
              </table:table-cell>
              <table:table-cell office:value-type="float" office:value="0.14">
                <text:p>0.1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-0.37">
                <text:p>-0.37</text:p>
              </table:table-cell>
              <table:table-cell office:value-type="float" office:value="0.22">
                <text:p>0.2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">
                <text:p>0.69</text:p>
              </table:table-cell>
              <table:table-cell office:value-type="float" office:value="-0.53">
                <text:p>-0.53</text:p>
              </table:table-cell>
              <table:table-cell office:value-type="float" office:value="0.32">
                <text:p>0.3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-0.71">
                <text:p>-0.71</text:p>
              </table:table-cell>
              <table:table-cell office:value-type="float" office:value="0.43">
                <text:p>0.4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-0.92">
                <text:p>-0.92</text:p>
              </table:table-cell>
              <table:table-cell office:value-type="float" office:value="0.56">
                <text:p>0.5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  <table:table-cell office:value-type="float" office:value="-1.15">
                <text:p>-1.15</text:p>
              </table:table-cell>
              <table:table-cell office:value-type="float" office:value="0.7">
                <text:p>0.7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">
                <text:p>1.09</text:p>
              </table:table-cell>
              <table:table-cell office:value-type="float" office:value="-1.42">
                <text:p>-1.42</text:p>
              </table:table-cell>
              <table:table-cell office:value-type="float" office:value="0.86">
                <text:p>0.8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-1.7">
                <text:p>-1.7</text:p>
              </table:table-cell>
              <table:table-cell office:value-type="float" office:value="1.03">
                <text:p>1.0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-2.01">
                <text:p>-2.01</text:p>
              </table:table-cell>
              <table:table-cell office:value-type="float" office:value="1.22">
                <text:p>1.2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  <table:table-cell office:value-type="float" office:value="-2.34">
                <text:p>-2.34</text:p>
              </table:table-cell>
              <table:table-cell office:value-type="float" office:value="1.43">
                <text:p>1.4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">
                <text:p>1.49</text:p>
              </table:table-cell>
              <table:table-cell office:value-type="float" office:value="-2.7">
                <text:p>-2.7</text:p>
              </table:table-cell>
              <table:table-cell office:value-type="float" office:value="1.65">
                <text:p>1.6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  <table:table-cell office:value-type="float" office:value="-3.09">
                <text:p>-3.09</text:p>
              </table:table-cell>
              <table:table-cell office:value-type="float" office:value="1.89">
                <text:p>1.8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">
                <text:p>1.69</text:p>
              </table:table-cell>
              <table:table-cell office:value-type="float" office:value="-3.49">
                <text:p>-3.49</text:p>
              </table:table-cell>
              <table:table-cell office:value-type="float" office:value="2.14">
                <text:p>2.14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">
                <text:p>1.79</text:p>
              </table:table-cell>
              <table:table-cell office:value-type="float" office:value="-3.92">
                <text:p>-3.92</text:p>
              </table:table-cell>
              <table:table-cell office:value-type="float" office:value="2.4">
                <text:p>2.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">
                <text:p>1.9</text:p>
              </table:table-cell>
              <table:table-cell office:value-type="float" office:value="-4.38">
                <text:p>-4.38</text:p>
              </table:table-cell>
              <table:table-cell office:value-type="float" office:value="2.68">
                <text:p>2.6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-4.85">
                <text:p>-4.85</text:p>
              </table:table-cell>
              <table:table-cell office:value-type="float" office:value="2.98">
                <text:p>2.9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5.35">
                <text:p>-5.35</text:p>
              </table:table-cell>
              <table:table-cell office:value-type="float" office:value="3.29">
                <text:p>3.2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-5.89">
                <text:p>-5.89</text:p>
              </table:table-cell>
              <table:table-cell office:value-type="float" office:value="3.62">
                <text:p>3.6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-6.43">
                <text:p>-6.43</text:p>
              </table:table-cell>
              <table:table-cell office:value-type="float" office:value="3.96">
                <text:p>3.9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">
                <text:p>2.4</text:p>
              </table:table-cell>
              <table:table-cell office:value-type="float" office:value="-7">
                <text:p>-7</text:p>
              </table:table-cell>
              <table:table-cell office:value-type="float" office:value="4.32">
                <text:p>4.32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-7.61">
                <text:p>-7.61</text:p>
              </table:table-cell>
              <table:table-cell office:value-type="float" office:value="4.7">
                <text:p>4.7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">
                <text:p>2.6</text:p>
              </table:table-cell>
              <table:table-cell office:value-type="float" office:value="-8.22">
                <text:p>-8.22</text:p>
              </table:table-cell>
              <table:table-cell office:value-type="float" office:value="5.09">
                <text:p>5.0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-8.87">
                <text:p>-8.87</text:p>
              </table:table-cell>
              <table:table-cell office:value-type="float" office:value="5.49">
                <text:p>5.49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-9.53">
                <text:p>-9.53</text:p>
              </table:table-cell>
              <table:table-cell office:value-type="float" office:value="5.91">
                <text:p>5.91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">
                <text:p>2.9</text:p>
              </table:table-cell>
              <table:table-cell office:value-type="float" office:value="-10.22">
                <text:p>-10.22</text:p>
              </table:table-cell>
              <table:table-cell office:value-type="float" office:value="6.34">
                <text:p>6.34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10.94">
                <text:p>-10.94</text:p>
              </table:table-cell>
              <table:table-cell office:value-type="float" office:value="6.8">
                <text:p>6.8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">
                <text:p>3.1</text:p>
              </table:table-cell>
              <table:table-cell office:value-type="float" office:value="-11.68">
                <text:p>-11.68</text:p>
              </table:table-cell>
              <table:table-cell office:value-type="float" office:value="7.27">
                <text:p>7.2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1">
                <text:p>3.21</text:p>
              </table:table-cell>
              <table:table-cell office:value-type="float" office:value="-12.44">
                <text:p>-12.44</text:p>
              </table:table-cell>
              <table:table-cell office:value-type="float" office:value="7.75">
                <text:p>7.75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1">
                <text:p>3.31</text:p>
              </table:table-cell>
              <table:table-cell office:value-type="float" office:value="-13.24">
                <text:p>-13.24</text:p>
              </table:table-cell>
              <table:table-cell office:value-type="float" office:value="8.25">
                <text:p>8.25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">
                <text:p>3.41</text:p>
              </table:table-cell>
              <table:table-cell office:value-type="float" office:value="-14.05">
                <text:p>-14.05</text:p>
              </table:table-cell>
              <table:table-cell office:value-type="float" office:value="8.76">
                <text:p>8.76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1">
                <text:p>3.51</text:p>
              </table:table-cell>
              <table:table-cell office:value-type="float" office:value="-14.89">
                <text:p>-14.89</text:p>
              </table:table-cell>
              <table:table-cell office:value-type="float" office:value="9.3">
                <text:p>9.3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">
                <text:p>3.61</text:p>
              </table:table-cell>
              <table:table-cell office:value-type="float" office:value="-15.75">
                <text:p>-15.75</text:p>
              </table:table-cell>
              <table:table-cell office:value-type="float" office:value="9.84">
                <text:p>9.84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1">
                <text:p>3.71</text:p>
              </table:table-cell>
              <table:table-cell office:value-type="float" office:value="-16.63">
                <text:p>-16.63</text:p>
              </table:table-cell>
              <table:table-cell office:value-type="float" office:value="10.41">
                <text:p>10.41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2">
                <text:p>3.82</text:p>
              </table:table-cell>
              <table:table-cell office:value-type="float" office:value="-17.56">
                <text:p>-17.56</text:p>
              </table:table-cell>
              <table:table-cell office:value-type="float" office:value="11">
                <text:p>11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2">
                <text:p>3.92</text:p>
              </table:table-cell>
              <table:table-cell office:value-type="float" office:value="-18.49">
                <text:p>-18.49</text:p>
              </table:table-cell>
              <table:table-cell office:value-type="float" office:value="11.59">
                <text:p>11.5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2">
                <text:p>4.02</text:p>
              </table:table-cell>
              <table:table-cell office:value-type="float" office:value="-19.45">
                <text:p>-19.45</text:p>
              </table:table-cell>
              <table:table-cell office:value-type="float" office:value="12.21">
                <text:p>12.21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">
                <text:p>4.13</text:p>
              </table:table-cell>
              <table:table-cell office:value-type="float" office:value="-20.44">
                <text:p>-20.44</text:p>
              </table:table-cell>
              <table:table-cell office:value-type="float" office:value="12.84">
                <text:p>12.84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3">
                <text:p>4.23</text:p>
              </table:table-cell>
              <table:table-cell office:value-type="float" office:value="-21.45">
                <text:p>-21.45</text:p>
              </table:table-cell>
              <table:table-cell office:value-type="float" office:value="13.49">
                <text:p>13.49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">
                <text:p>4.33</text:p>
              </table:table-cell>
              <table:table-cell office:value-type="float" office:value="-22.48">
                <text:p>-22.48</text:p>
              </table:table-cell>
              <table:table-cell office:value-type="float" office:value="14.16">
                <text:p>14.16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-23.55">
                <text:p>-23.55</text:p>
              </table:table-cell>
              <table:table-cell office:value-type="float" office:value="14.84">
                <text:p>14.84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">
                <text:p>4.54</text:p>
              </table:table-cell>
              <table:table-cell office:value-type="float" office:value="-24.64">
                <text:p>-24.64</text:p>
              </table:table-cell>
              <table:table-cell office:value-type="float" office:value="15.55">
                <text:p>15.55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4">
                <text:p>4.64</text:p>
              </table:table-cell>
              <table:table-cell office:value-type="float" office:value="-25.74">
                <text:p>-25.74</text:p>
              </table:table-cell>
              <table:table-cell office:value-type="float" office:value="16.26">
                <text:p>16.26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">
                <text:p>4.75</text:p>
              </table:table-cell>
              <table:table-cell office:value-type="float" office:value="-26.88">
                <text:p>-26.88</text:p>
              </table:table-cell>
              <table:table-cell office:value-type="float" office:value="17">
                <text:p>17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5">
                <text:p>4.85</text:p>
              </table:table-cell>
              <table:table-cell office:value-type="float" office:value="-28.02">
                <text:p>-28.02</text:p>
              </table:table-cell>
              <table:table-cell office:value-type="float" office:value="17.74">
                <text:p>17.74</text:p>
              </table:table-cell>
              <table:table-cell office:value-type="float" office:value="-5.37">
                <text:p>-5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">
                <text:p>4.96</text:p>
              </table:table-cell>
              <table:table-cell office:value-type="float" office:value="-29.2">
                <text:p>-29.2</text:p>
              </table:table-cell>
              <table:table-cell office:value-type="float" office:value="18.51">
                <text:p>18.51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6">
                <text:p>5.06</text:p>
              </table:table-cell>
              <table:table-cell office:value-type="float" office:value="-30.4">
                <text:p>-30.4</text:p>
              </table:table-cell>
              <table:table-cell office:value-type="float" office:value="19.29">
                <text:p>19.29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6">
                <text:p>5.16</text:p>
              </table:table-cell>
              <table:table-cell office:value-type="float" office:value="-31.61">
                <text:p>-31.61</text:p>
              </table:table-cell>
              <table:table-cell office:value-type="float" office:value="20.08">
                <text:p>20.08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6">
                <text:p>5.26</text:p>
              </table:table-cell>
              <table:table-cell office:value-type="float" office:value="-32.85">
                <text:p>-32.85</text:p>
              </table:table-cell>
              <table:table-cell office:value-type="float" office:value="20.9">
                <text:p>20.9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7">
                <text:p>5.37</text:p>
              </table:table-cell>
              <table:table-cell office:value-type="float" office:value="-34.11">
                <text:p>-34.11</text:p>
              </table:table-cell>
              <table:table-cell office:value-type="float" office:value="21.72">
                <text:p>21.72</text:p>
              </table:table-cell>
              <table:table-cell office:value-type="float" office:value="-6.54">
                <text:p>-6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7">
                <text:p>5.47</text:p>
              </table:table-cell>
              <table:table-cell office:value-type="float" office:value="-35.4">
                <text:p>-35.4</text:p>
              </table:table-cell>
              <table:table-cell office:value-type="float" office:value="22.57">
                <text:p>22.57</text:p>
              </table:table-cell>
              <table:table-cell office:value-type="float" office:value="-6.78">
                <text:p>-6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8">
                <text:p>5.58</text:p>
              </table:table-cell>
              <table:table-cell office:value-type="float" office:value="-36.71">
                <text:p>-36.71</text:p>
              </table:table-cell>
              <table:table-cell office:value-type="float" office:value="23.43">
                <text:p>23.43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8">
                <text:p>5.68</text:p>
              </table:table-cell>
              <table:table-cell office:value-type="float" office:value="-38.03">
                <text:p>-38.03</text:p>
              </table:table-cell>
              <table:table-cell office:value-type="float" office:value="24.3">
                <text:p>24.3</text:p>
              </table:table-cell>
              <table:table-cell office:value-type="float" office:value="-7.29">
                <text:p>-7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8">
                <text:p>5.78</text:p>
              </table:table-cell>
              <table:table-cell office:value-type="float" office:value="-39.38">
                <text:p>-39.38</text:p>
              </table:table-cell>
              <table:table-cell office:value-type="float" office:value="25.19">
                <text:p>25.19</text:p>
              </table:table-cell>
              <table:table-cell office:value-type="float" office:value="-7.54">
                <text:p>-7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9">
                <text:p>5.89</text:p>
              </table:table-cell>
              <table:table-cell office:value-type="float" office:value="-40.74">
                <text:p>-40.74</text:p>
              </table:table-cell>
              <table:table-cell office:value-type="float" office:value="26.09">
                <text:p>26.09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9">
                <text:p>5.99</text:p>
              </table:table-cell>
              <table:table-cell office:value-type="float" office:value="-42.15">
                <text:p>-42.15</text:p>
              </table:table-cell>
              <table:table-cell office:value-type="float" office:value="27.03">
                <text:p>27.03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9">
                <text:p>6.09</text:p>
              </table:table-cell>
              <table:table-cell office:value-type="float" office:value="-43.56">
                <text:p>-43.56</text:p>
              </table:table-cell>
              <table:table-cell office:value-type="float" office:value="27.96">
                <text:p>27.96</text:p>
              </table:table-cell>
              <table:table-cell office:value-type="float" office:value="-8.34">
                <text:p>-8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">
                <text:p>6.2</text:p>
              </table:table-cell>
              <table:table-cell office:value-type="float" office:value="-45">
                <text:p>-45</text:p>
              </table:table-cell>
              <table:table-cell office:value-type="float" office:value="28.91">
                <text:p>28.91</text:p>
              </table:table-cell>
              <table:table-cell office:value-type="float" office:value="-8.61">
                <text:p>-8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">
                <text:p>6.3</text:p>
              </table:table-cell>
              <table:table-cell office:value-type="float" office:value="-46.45">
                <text:p>-46.45</text:p>
              </table:table-cell>
              <table:table-cell office:value-type="float" office:value="29.88">
                <text:p>29.88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1">
                <text:p>6.41</text:p>
              </table:table-cell>
              <table:table-cell office:value-type="float" office:value="-47.92">
                <text:p>-47.92</text:p>
              </table:table-cell>
              <table:table-cell office:value-type="float" office:value="30.86">
                <text:p>30.86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1">
                <text:p>6.51</text:p>
              </table:table-cell>
              <table:table-cell office:value-type="float" office:value="-49.42">
                <text:p>-49.42</text:p>
              </table:table-cell>
              <table:table-cell office:value-type="float" office:value="31.87">
                <text:p>31.87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1">
                <text:p>6.61</text:p>
              </table:table-cell>
              <table:table-cell office:value-type="float" office:value="-50.94">
                <text:p>-50.94</text:p>
              </table:table-cell>
              <table:table-cell office:value-type="float" office:value="32.88">
                <text:p>32.88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2">
                <text:p>6.72</text:p>
              </table:table-cell>
              <table:table-cell office:value-type="float" office:value="-52.5">
                <text:p>-52.5</text:p>
              </table:table-cell>
              <table:table-cell office:value-type="float" office:value="33.93">
                <text:p>33.93</text:p>
              </table:table-cell>
              <table:table-cell office:value-type="float" office:value="-10.03">
                <text:p>-1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-54.08">
                <text:p>-54.08</text:p>
              </table:table-cell>
              <table:table-cell office:value-type="float" office:value="34.99">
                <text:p>34.99</text:p>
              </table:table-cell>
              <table:table-cell office:value-type="float" office:value="-10.33">
                <text:p>-10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93">
                <text:p>6.93</text:p>
              </table:table-cell>
              <table:table-cell office:value-type="float" office:value="-55.71">
                <text:p>-55.71</text:p>
              </table:table-cell>
              <table:table-cell office:value-type="float" office:value="36.08">
                <text:p>36.08</text:p>
              </table:table-cell>
              <table:table-cell office:value-type="float" office:value="-10.63">
                <text:p>-10.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3">
                <text:p>7.03</text:p>
              </table:table-cell>
              <table:table-cell office:value-type="float" office:value="-57.33">
                <text:p>-57.33</text:p>
              </table:table-cell>
              <table:table-cell office:value-type="float" office:value="37.18">
                <text:p>37.18</text:p>
              </table:table-cell>
              <table:table-cell office:value-type="float" office:value="-10.94">
                <text:p>-10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4">
                <text:p>7.14</text:p>
              </table:table-cell>
              <table:table-cell office:value-type="float" office:value="-59">
                <text:p>-59</text:p>
              </table:table-cell>
              <table:table-cell office:value-type="float" office:value="38.31">
                <text:p>38.31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">
                <text:p>7.25</text:p>
              </table:table-cell>
              <table:table-cell office:value-type="float" office:value="-60.66">
                <text:p>-60.66</text:p>
              </table:table-cell>
              <table:table-cell office:value-type="float" office:value="39.43">
                <text:p>39.43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5">
                <text:p>7.35</text:p>
              </table:table-cell>
              <table:table-cell office:value-type="float" office:value="-62.36">
                <text:p>-62.36</text:p>
              </table:table-cell>
              <table:table-cell office:value-type="float" office:value="40.58">
                <text:p>40.58</text:p>
              </table:table-cell>
              <table:table-cell office:value-type="float" office:value="-11.89">
                <text:p>-11.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6">
                <text:p>7.46</text:p>
              </table:table-cell>
              <table:table-cell office:value-type="float" office:value="-64.06">
                <text:p>-64.06</text:p>
              </table:table-cell>
              <table:table-cell office:value-type="float" office:value="41.74">
                <text:p>41.74</text:p>
              </table:table-cell>
              <table:table-cell office:value-type="float" office:value="-12.21">
                <text:p>-12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7">
                <text:p>7.57</text:p>
              </table:table-cell>
              <table:table-cell office:value-type="float" office:value="-65.82">
                <text:p>-65.82</text:p>
              </table:table-cell>
              <table:table-cell office:value-type="float" office:value="42.93">
                <text:p>42.93</text:p>
              </table:table-cell>
              <table:table-cell office:value-type="float" office:value="-12.54">
                <text:p>-12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7">
                <text:p>7.67</text:p>
              </table:table-cell>
              <table:table-cell office:value-type="float" office:value="-67.6">
                <text:p>-67.6</text:p>
              </table:table-cell>
              <table:table-cell office:value-type="float" office:value="44.14">
                <text:p>44.14</text:p>
              </table:table-cell>
              <table:table-cell office:value-type="float" office:value="-12.87">
                <text:p>-12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8">
                <text:p>7.78</text:p>
              </table:table-cell>
              <table:table-cell office:value-type="float" office:value="-69.38">
                <text:p>-69.38</text:p>
              </table:table-cell>
              <table:table-cell office:value-type="float" office:value="45.36">
                <text:p>45.36</text:p>
              </table:table-cell>
              <table:table-cell office:value-type="float" office:value="-13.21">
                <text:p>-13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8">
                <text:p>7.88</text:p>
              </table:table-cell>
              <table:table-cell office:value-type="float" office:value="-71.16">
                <text:p>-71.16</text:p>
              </table:table-cell>
              <table:table-cell office:value-type="float" office:value="46.58">
                <text:p>46.58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9">
                <text:p>7.99</text:p>
              </table:table-cell>
              <table:table-cell office:value-type="float" office:value="-72.98">
                <text:p>-72.98</text:p>
              </table:table-cell>
              <table:table-cell office:value-type="float" office:value="47.82">
                <text:p>47.82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9">
                <text:p>8.09</text:p>
              </table:table-cell>
              <table:table-cell office:value-type="float" office:value="-74.82">
                <text:p>-74.82</text:p>
              </table:table-cell>
              <table:table-cell office:value-type="float" office:value="49.09">
                <text:p>49.09</text:p>
              </table:table-cell>
              <table:table-cell office:value-type="float" office:value="-14.23">
                <text:p>-1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">
                <text:p>8.2</text:p>
              </table:table-cell>
              <table:table-cell office:value-type="float" office:value="-76.68">
                <text:p>-76.68</text:p>
              </table:table-cell>
              <table:table-cell office:value-type="float" office:value="50.36">
                <text:p>50.36</text:p>
              </table:table-cell>
              <table:table-cell office:value-type="float" office:value="-14.58">
                <text:p>-14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1">
                <text:p>8.31</text:p>
              </table:table-cell>
              <table:table-cell office:value-type="float" office:value="-78.55">
                <text:p>-78.55</text:p>
              </table:table-cell>
              <table:table-cell office:value-type="float" office:value="51.64">
                <text:p>51.64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1">
                <text:p>8.41</text:p>
              </table:table-cell>
              <table:table-cell office:value-type="float" office:value="-80.45">
                <text:p>-80.45</text:p>
              </table:table-cell>
              <table:table-cell office:value-type="float" office:value="52.95">
                <text:p>52.95</text:p>
              </table:table-cell>
              <table:table-cell office:value-type="float" office:value="-15.28">
                <text:p>-15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2">
                <text:p>8.52</text:p>
              </table:table-cell>
              <table:table-cell office:value-type="float" office:value="-82.36">
                <text:p>-82.36</text:p>
              </table:table-cell>
              <table:table-cell office:value-type="float" office:value="54.28">
                <text:p>54.28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2">
                <text:p>8.62</text:p>
              </table:table-cell>
              <table:table-cell office:value-type="float" office:value="-84.3">
                <text:p>-84.3</text:p>
              </table:table-cell>
              <table:table-cell office:value-type="float" office:value="55.62">
                <text:p>55.6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3">
                <text:p>8.73</text:p>
              </table:table-cell>
              <table:table-cell office:value-type="float" office:value="-86.26">
                <text:p>-86.26</text:p>
              </table:table-cell>
              <table:table-cell office:value-type="float" office:value="56.98">
                <text:p>56.98</text:p>
              </table:table-cell>
              <table:table-cell office:value-type="float" office:value="-16.36">
                <text:p>-16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4">
                <text:p>8.84</text:p>
              </table:table-cell>
              <table:table-cell office:value-type="float" office:value="-88.24">
                <text:p>-88.24</text:p>
              </table:table-cell>
              <table:table-cell office:value-type="float" office:value="58.35">
                <text:p>58.35</text:p>
              </table:table-cell>
              <table:table-cell office:value-type="float" office:value="-16.73">
                <text:p>-16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4">
                <text:p>8.94</text:p>
              </table:table-cell>
              <table:table-cell office:value-type="float" office:value="-90.25">
                <text:p>-90.25</text:p>
              </table:table-cell>
              <table:table-cell office:value-type="float" office:value="59.75">
                <text:p>59.75</text:p>
              </table:table-cell>
              <table:table-cell office:value-type="float" office:value="-17.11">
                <text:p>-17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5">
                <text:p>9.05</text:p>
              </table:table-cell>
              <table:table-cell office:value-type="float" office:value="-92.25">
                <text:p>-92.25</text:p>
              </table:table-cell>
              <table:table-cell office:value-type="float" office:value="61.14">
                <text:p>61.14</text:p>
              </table:table-cell>
              <table:table-cell office:value-type="float" office:value="-17.48">
                <text:p>-17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5">
                <text:p>9.15</text:p>
              </table:table-cell>
              <table:table-cell office:value-type="float" office:value="-94.28">
                <text:p>-94.28</text:p>
              </table:table-cell>
              <table:table-cell office:value-type="float" office:value="62.56">
                <text:p>62.56</text:p>
              </table:table-cell>
              <table:table-cell office:value-type="float" office:value="-17.86">
                <text:p>-17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6">
                <text:p>9.26</text:p>
              </table:table-cell>
              <table:table-cell office:value-type="float" office:value="-96.36">
                <text:p>-96.36</text:p>
              </table:table-cell>
              <table:table-cell office:value-type="float" office:value="64">
                <text:p>64</text:p>
              </table:table-cell>
              <table:table-cell office:value-type="float" office:value="-18.24">
                <text:p>-18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7">
                <text:p>9.37</text:p>
              </table:table-cell>
              <table:table-cell office:value-type="float" office:value="-98.43">
                <text:p>-98.43</text:p>
              </table:table-cell>
              <table:table-cell office:value-type="float" office:value="65.45">
                <text:p>65.45</text:p>
              </table:table-cell>
              <table:table-cell office:value-type="float" office:value="-18.63">
                <text:p>-18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7">
                <text:p>9.47</text:p>
              </table:table-cell>
              <table:table-cell office:value-type="float" office:value="-100.52">
                <text:p>-100.52</text:p>
              </table:table-cell>
              <table:table-cell office:value-type="float" office:value="66.92">
                <text:p>66.92</text:p>
              </table:table-cell>
              <table:table-cell office:value-type="float" office:value="-19.01">
                <text:p>-19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8">
                <text:p>9.58</text:p>
              </table:table-cell>
              <table:table-cell office:value-type="float" office:value="-102.65">
                <text:p>-102.65</text:p>
              </table:table-cell>
              <table:table-cell office:value-type="float" office:value="68.41">
                <text:p>68.41</text:p>
              </table:table-cell>
              <table:table-cell office:value-type="float" office:value="-19.41">
                <text:p>-19.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9">
                <text:p>9.69</text:p>
              </table:table-cell>
              <table:table-cell office:value-type="float" office:value="-104.77">
                <text:p>-104.77</text:p>
              </table:table-cell>
              <table:table-cell office:value-type="float" office:value="69.91">
                <text:p>69.91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79">
                <text:p>9.79</text:p>
              </table:table-cell>
              <table:table-cell office:value-type="float" office:value="-106.96">
                <text:p>-106.96</text:p>
              </table:table-cell>
              <table:table-cell office:value-type="float" office:value="71.45">
                <text:p>71.45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">
                <text:p>9.9</text:p>
              </table:table-cell>
              <table:table-cell office:value-type="float" office:value="-109.13">
                <text:p>-109.13</text:p>
              </table:table-cell>
              <table:table-cell office:value-type="float" office:value="72.97">
                <text:p>72.97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1">
                <text:p>10.01</text:p>
              </table:table-cell>
              <table:table-cell office:value-type="float" office:value="-111.35">
                <text:p>-111.35</text:p>
              </table:table-cell>
              <table:table-cell office:value-type="float" office:value="74.54">
                <text:p>74.54</text:p>
              </table:table-cell>
              <table:table-cell office:value-type="float" office:value="-21.02">
                <text:p>-21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2">
                <text:p>10.12</text:p>
              </table:table-cell>
              <table:table-cell office:value-type="float" office:value="-113.59">
                <text:p>-113.59</text:p>
              </table:table-cell>
              <table:table-cell office:value-type="float" office:value="76.13">
                <text:p>76.13</text:p>
              </table:table-cell>
              <table:table-cell office:value-type="float" office:value="-21.43">
                <text:p>-21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2">
                <text:p>10.22</text:p>
              </table:table-cell>
              <table:table-cell office:value-type="float" office:value="-115.85">
                <text:p>-115.85</text:p>
              </table:table-cell>
              <table:table-cell office:value-type="float" office:value="77.73">
                <text:p>77.73</text:p>
              </table:table-cell>
              <table:table-cell office:value-type="float" office:value="-21.84">
                <text:p>-21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3">
                <text:p>10.33</text:p>
              </table:table-cell>
              <table:table-cell office:value-type="float" office:value="-118.13">
                <text:p>-118.13</text:p>
              </table:table-cell>
              <table:table-cell office:value-type="float" office:value="79.35">
                <text:p>79.35</text:p>
              </table:table-cell>
              <table:table-cell office:value-type="float" office:value="-22.26">
                <text:p>-22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4">
                <text:p>10.44</text:p>
              </table:table-cell>
              <table:table-cell office:value-type="float" office:value="-120.43">
                <text:p>-120.43</text:p>
              </table:table-cell>
              <table:table-cell office:value-type="float" office:value="80.99">
                <text:p>80.99</text:p>
              </table:table-cell>
              <table:table-cell office:value-type="float" office:value="-22.68">
                <text:p>-22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5">
                <text:p>10.55</text:p>
              </table:table-cell>
              <table:table-cell office:value-type="float" office:value="-122.77">
                <text:p>-122.77</text:p>
              </table:table-cell>
              <table:table-cell office:value-type="float" office:value="82.65">
                <text:p>82.65</text:p>
              </table:table-cell>
              <table:table-cell office:value-type="float" office:value="-23.11">
                <text:p>-23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-125.08">
                <text:p>-125.08</text:p>
              </table:table-cell>
              <table:table-cell office:value-type="float" office:value="84.3">
                <text:p>84.3</text:p>
              </table:table-cell>
              <table:table-cell office:value-type="float" office:value="-23.54">
                <text:p>-23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-127.45">
                <text:p>-127.45</text:p>
              </table:table-cell>
              <table:table-cell office:value-type="float" office:value="86">
                <text:p>86</text:p>
              </table:table-cell>
              <table:table-cell office:value-type="float" office:value="-23.97">
                <text:p>-23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7">
                <text:p>10.87</text:p>
              </table:table-cell>
              <table:table-cell office:value-type="float" office:value="-129.8">
                <text:p>-129.8</text:p>
              </table:table-cell>
              <table:table-cell office:value-type="float" office:value="87.68">
                <text:p>87.68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8">
                <text:p>10.98</text:p>
              </table:table-cell>
              <table:table-cell office:value-type="float" office:value="-132.21">
                <text:p>-132.21</text:p>
              </table:table-cell>
              <table:table-cell office:value-type="float" office:value="89.41">
                <text:p>89.41</text:p>
              </table:table-cell>
              <table:table-cell office:value-type="float" office:value="-24.84">
                <text:p>-24.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9">
                <text:p>11.09</text:p>
              </table:table-cell>
              <table:table-cell office:value-type="float" office:value="-134.59">
                <text:p>-134.59</text:p>
              </table:table-cell>
              <table:table-cell office:value-type="float" office:value="91.12">
                <text:p>91.12</text:p>
              </table:table-cell>
              <table:table-cell office:value-type="float" office:value="-25.27">
                <text:p>-25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">
                <text:p>11.2</text:p>
              </table:table-cell>
              <table:table-cell office:value-type="float" office:value="-137.01">
                <text:p>-137.01</text:p>
              </table:table-cell>
              <table:table-cell office:value-type="float" office:value="92.86">
                <text:p>92.86</text:p>
              </table:table-cell>
              <table:table-cell office:value-type="float" office:value="-25.71">
                <text:p>-25.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3">
                <text:p>11.3</text:p>
              </table:table-cell>
              <table:table-cell office:value-type="float" office:value="-139.45">
                <text:p>-139.45</text:p>
              </table:table-cell>
              <table:table-cell office:value-type="float" office:value="94.62">
                <text:p>94.62</text:p>
              </table:table-cell>
              <table:table-cell office:value-type="float" office:value="-26.16">
                <text:p>-26.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41">
                <text:p>11.41</text:p>
              </table:table-cell>
              <table:table-cell office:value-type="float" office:value="-141.91">
                <text:p>-141.91</text:p>
              </table:table-cell>
              <table:table-cell office:value-type="float" office:value="96.39">
                <text:p>96.39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2">
                <text:p>11.52</text:p>
              </table:table-cell>
              <table:table-cell office:value-type="float" office:value="-144.38">
                <text:p>-144.38</text:p>
              </table:table-cell>
              <table:table-cell office:value-type="float" office:value="98.18">
                <text:p>98.18</text:p>
              </table:table-cell>
              <table:table-cell office:value-type="float" office:value="-27.05">
                <text:p>-27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3">
                <text:p>11.63</text:p>
              </table:table-cell>
              <table:table-cell office:value-type="float" office:value="-146.87">
                <text:p>-146.87</text:p>
              </table:table-cell>
              <table:table-cell office:value-type="float" office:value="99.99">
                <text:p>99.99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4">
                <text:p>11.74</text:p>
              </table:table-cell>
              <table:table-cell office:value-type="float" office:value="-149.38">
                <text:p>-149.38</text:p>
              </table:table-cell>
              <table:table-cell office:value-type="float" office:value="101.81">
                <text:p>101.81</text:p>
              </table:table-cell>
              <table:table-cell office:value-type="float" office:value="-27.96">
                <text:p>-27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5">
                <text:p>11.85</text:p>
              </table:table-cell>
              <table:table-cell office:value-type="float" office:value="-151.92">
                <text:p>-151.92</text:p>
              </table:table-cell>
              <table:table-cell office:value-type="float" office:value="103.66">
                <text:p>103.66</text:p>
              </table:table-cell>
              <table:table-cell office:value-type="float" office:value="-28.42">
                <text:p>-28.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5">
                <text:p>11.95</text:p>
              </table:table-cell>
              <table:table-cell office:value-type="float" office:value="-154.49">
                <text:p>-154.49</text:p>
              </table:table-cell>
              <table:table-cell office:value-type="float" office:value="105.52">
                <text:p>105.52</text:p>
              </table:table-cell>
              <table:table-cell office:value-type="float" office:value="-28.88">
                <text:p>-28.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06">
                <text:p>12.06</text:p>
              </table:table-cell>
              <table:table-cell office:value-type="float" office:value="-157.07">
                <text:p>-157.07</text:p>
              </table:table-cell>
              <table:table-cell office:value-type="float" office:value="107.41">
                <text:p>107.41</text:p>
              </table:table-cell>
              <table:table-cell office:value-type="float" office:value="-29.35">
                <text:p>-29.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7">
                <text:p>12.17</text:p>
              </table:table-cell>
              <table:table-cell office:value-type="float" office:value="-159.69">
                <text:p>-159.69</text:p>
              </table:table-cell>
              <table:table-cell office:value-type="float" office:value="109.32">
                <text:p>109.32</text:p>
              </table:table-cell>
              <table:table-cell office:value-type="float" office:value="-29.82">
                <text:p>-29.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28">
                <text:p>12.28</text:p>
              </table:table-cell>
              <table:table-cell office:value-type="float" office:value="-162.28">
                <text:p>-162.28</text:p>
              </table:table-cell>
              <table:table-cell office:value-type="float" office:value="111.22">
                <text:p>111.22</text:p>
              </table:table-cell>
              <table:table-cell office:value-type="float" office:value="-30.29">
                <text:p>-30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39">
                <text:p>12.39</text:p>
              </table:table-cell>
              <table:table-cell office:value-type="float" office:value="-164.94">
                <text:p>-164.94</text:p>
              </table:table-cell>
              <table:table-cell office:value-type="float" office:value="113.17">
                <text:p>113.17</text:p>
              </table:table-cell>
              <table:table-cell office:value-type="float" office:value="-30.77">
                <text:p>-30.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">
                <text:p>12.5</text:p>
              </table:table-cell>
              <table:table-cell office:value-type="float" office:value="-167.58">
                <text:p>-167.58</text:p>
              </table:table-cell>
              <table:table-cell office:value-type="float" office:value="115.12">
                <text:p>115.12</text:p>
              </table:table-cell>
              <table:table-cell office:value-type="float" office:value="-31.24">
                <text:p>-31.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1">
                <text:p>12.61</text:p>
              </table:table-cell>
              <table:table-cell office:value-type="float" office:value="-170.24">
                <text:p>-170.24</text:p>
              </table:table-cell>
              <table:table-cell office:value-type="float" office:value="117.08">
                <text:p>117.08</text:p>
              </table:table-cell>
              <table:table-cell office:value-type="float" office:value="-31.72">
                <text:p>-31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2">
                <text:p>12.72</text:p>
              </table:table-cell>
              <table:table-cell office:value-type="float" office:value="-172.9">
                <text:p>-172.9</text:p>
              </table:table-cell>
              <table:table-cell office:value-type="float" office:value="119.04">
                <text:p>119.04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3">
                <text:p>12.83</text:p>
              </table:table-cell>
              <table:table-cell office:value-type="float" office:value="-175.62">
                <text:p>-175.62</text:p>
              </table:table-cell>
              <table:table-cell office:value-type="float" office:value="121.05">
                <text:p>121.05</text:p>
              </table:table-cell>
              <table:table-cell office:value-type="float" office:value="-32.69">
                <text:p>-32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94">
                <text:p>12.94</text:p>
              </table:table-cell>
              <table:table-cell office:value-type="float" office:value="-178.3">
                <text:p>-178.3</text:p>
              </table:table-cell>
              <table:table-cell office:value-type="float" office:value="123.04">
                <text:p>123.04</text:p>
              </table:table-cell>
              <table:table-cell office:value-type="float" office:value="-33.17">
                <text:p>-33.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04">
                <text:p>13.04</text:p>
              </table:table-cell>
              <table:table-cell office:value-type="float" office:value="-181.05">
                <text:p>-181.05</text:p>
              </table:table-cell>
              <table:table-cell office:value-type="float" office:value="125.08">
                <text:p>125.08</text:p>
              </table:table-cell>
              <table:table-cell office:value-type="float" office:value="-33.66">
                <text:p>-33.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15">
                <text:p>13.15</text:p>
              </table:table-cell>
              <table:table-cell office:value-type="float" office:value="-183.79">
                <text:p>-183.79</text:p>
              </table:table-cell>
              <table:table-cell office:value-type="float" office:value="127.12">
                <text:p>127.12</text:p>
              </table:table-cell>
              <table:table-cell office:value-type="float" office:value="-34.16">
                <text:p>-34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26">
                <text:p>13.26</text:p>
              </table:table-cell>
              <table:table-cell office:value-type="float" office:value="-186.55">
                <text:p>-186.55</text:p>
              </table:table-cell>
              <table:table-cell office:value-type="float" office:value="129.17">
                <text:p>129.17</text:p>
              </table:table-cell>
              <table:table-cell office:value-type="float" office:value="-34.65">
                <text:p>-34.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7">
                <text:p>13.37</text:p>
              </table:table-cell>
              <table:table-cell office:value-type="float" office:value="-189.32">
                <text:p>-189.32</text:p>
              </table:table-cell>
              <table:table-cell office:value-type="float" office:value="131.24">
                <text:p>131.24</text:p>
              </table:table-cell>
              <table:table-cell office:value-type="float" office:value="-35.15">
                <text:p>-35.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48">
                <text:p>13.48</text:p>
              </table:table-cell>
              <table:table-cell office:value-type="float" office:value="-192.06">
                <text:p>-192.06</text:p>
              </table:table-cell>
              <table:table-cell office:value-type="float" office:value="133.28">
                <text:p>133.28</text:p>
              </table:table-cell>
              <table:table-cell office:value-type="float" office:value="-35.64">
                <text:p>-35.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59">
                <text:p>13.59</text:p>
              </table:table-cell>
              <table:table-cell office:value-type="float" office:value="-194.86">
                <text:p>-194.86</text:p>
              </table:table-cell>
              <table:table-cell office:value-type="float" office:value="135.38">
                <text:p>135.38</text:p>
              </table:table-cell>
              <table:table-cell office:value-type="float" office:value="-36.14">
                <text:p>-36.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69">
                <text:p>13.69</text:p>
              </table:table-cell>
              <table:table-cell office:value-type="float" office:value="-197.62">
                <text:p>-197.62</text:p>
              </table:table-cell>
              <table:table-cell office:value-type="float" office:value="137.46">
                <text:p>137.46</text:p>
              </table:table-cell>
              <table:table-cell office:value-type="float" office:value="-36.64">
                <text:p>-36.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">
                <text:p>13.8</text:p>
              </table:table-cell>
              <table:table-cell office:value-type="float" office:value="-200.42">
                <text:p>-200.42</text:p>
              </table:table-cell>
              <table:table-cell office:value-type="float" office:value="139.57">
                <text:p>139.57</text:p>
              </table:table-cell>
              <table:table-cell office:value-type="float" office:value="-37.14">
                <text:p>-37.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1">
                <text:p>13.91</text:p>
              </table:table-cell>
              <table:table-cell office:value-type="float" office:value="-203.21">
                <text:p>-203.21</text:p>
              </table:table-cell>
              <table:table-cell office:value-type="float" office:value="141.67">
                <text:p>141.67</text:p>
              </table:table-cell>
              <table:table-cell office:value-type="float" office:value="-37.64">
                <text:p>-37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2">
                <text:p>14.02</text:p>
              </table:table-cell>
              <table:table-cell office:value-type="float" office:value="-206.07">
                <text:p>-206.07</text:p>
              </table:table-cell>
              <table:table-cell office:value-type="float" office:value="143.83">
                <text:p>143.83</text:p>
              </table:table-cell>
              <table:table-cell office:value-type="float" office:value="-38.15">
                <text:p>-38.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13">
                <text:p>14.13</text:p>
              </table:table-cell>
              <table:table-cell office:value-type="float" office:value="-208.92">
                <text:p>-208.92</text:p>
              </table:table-cell>
              <table:table-cell office:value-type="float" office:value="145.98">
                <text:p>145.98</text:p>
              </table:table-cell>
              <table:table-cell office:value-type="float" office:value="-38.66">
                <text:p>-38.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23">
                <text:p>14.23</text:p>
              </table:table-cell>
              <table:table-cell office:value-type="float" office:value="-211.78">
                <text:p>-211.78</text:p>
              </table:table-cell>
              <table:table-cell office:value-type="float" office:value="148.15">
                <text:p>148.15</text:p>
              </table:table-cell>
              <table:table-cell office:value-type="float" office:value="-39.17">
                <text:p>-39.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4">
                <text:p>14.34</text:p>
              </table:table-cell>
              <table:table-cell office:value-type="float" office:value="-214.65">
                <text:p>-214.65</text:p>
              </table:table-cell>
              <table:table-cell office:value-type="float" office:value="150.34">
                <text:p>150.34</text:p>
              </table:table-cell>
              <table:table-cell office:value-type="float" office:value="-39.69">
                <text:p>-39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45">
                <text:p>14.45</text:p>
              </table:table-cell>
              <table:table-cell office:value-type="float" office:value="-217.53">
                <text:p>-217.53</text:p>
              </table:table-cell>
              <table:table-cell office:value-type="float" office:value="152.53">
                <text:p>152.53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56">
                <text:p>14.56</text:p>
              </table:table-cell>
              <table:table-cell office:value-type="float" office:value="-220.43">
                <text:p>-220.43</text:p>
              </table:table-cell>
              <table:table-cell office:value-type="float" office:value="154.75">
                <text:p>154.75</text:p>
              </table:table-cell>
              <table:table-cell office:value-type="float" office:value="-40.72">
                <text:p>-40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7">
                <text:p>14.67</text:p>
              </table:table-cell>
              <table:table-cell office:value-type="float" office:value="-223.35">
                <text:p>-223.35</text:p>
              </table:table-cell>
              <table:table-cell office:value-type="float" office:value="156.97">
                <text:p>156.97</text:p>
              </table:table-cell>
              <table:table-cell office:value-type="float" office:value="-41.24">
                <text:p>-41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77">
                <text:p>14.77</text:p>
              </table:table-cell>
              <table:table-cell office:value-type="float" office:value="-226.27">
                <text:p>-226.27</text:p>
              </table:table-cell>
              <table:table-cell office:value-type="float" office:value="159.21">
                <text:p>159.21</text:p>
              </table:table-cell>
              <table:table-cell office:value-type="float" office:value="-41.76">
                <text:p>-41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88">
                <text:p>14.88</text:p>
              </table:table-cell>
              <table:table-cell office:value-type="float" office:value="-229.21">
                <text:p>-229.21</text:p>
              </table:table-cell>
              <table:table-cell office:value-type="float" office:value="161.47">
                <text:p>161.47</text:p>
              </table:table-cell>
              <table:table-cell office:value-type="float" office:value="-42.28">
                <text:p>-42.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99">
                <text:p>14.99</text:p>
              </table:table-cell>
              <table:table-cell office:value-type="float" office:value="-232.16">
                <text:p>-232.16</text:p>
              </table:table-cell>
              <table:table-cell office:value-type="float" office:value="163.74">
                <text:p>163.74</text:p>
              </table:table-cell>
              <table:table-cell office:value-type="float" office:value="-42.81">
                <text:p>-42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-235.13">
                <text:p>-235.13</text:p>
              </table:table-cell>
              <table:table-cell office:value-type="float" office:value="166.03">
                <text:p>166.03</text:p>
              </table:table-cell>
              <table:table-cell office:value-type="float" office:value="-43.34">
                <text:p>-43.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1">
                <text:p>15.21</text:p>
              </table:table-cell>
              <table:table-cell office:value-type="float" office:value="-238.11">
                <text:p>-238.11</text:p>
              </table:table-cell>
              <table:table-cell office:value-type="float" office:value="168.33">
                <text:p>168.33</text:p>
              </table:table-cell>
              <table:table-cell office:value-type="float" office:value="-43.87">
                <text:p>-43.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1">
                <text:p>15.31</text:p>
              </table:table-cell>
              <table:table-cell office:value-type="float" office:value="-241.1">
                <text:p>-241.1</text:p>
              </table:table-cell>
              <table:table-cell office:value-type="float" office:value="170.64">
                <text:p>170.64</text:p>
              </table:table-cell>
              <table:table-cell office:value-type="float" office:value="-44.4">
                <text:p>-44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2">
                <text:p>15.42</text:p>
              </table:table-cell>
              <table:table-cell office:value-type="float" office:value="-244.1">
                <text:p>-244.1</text:p>
              </table:table-cell>
              <table:table-cell office:value-type="float" office:value="172.97">
                <text:p>172.97</text:p>
              </table:table-cell>
              <table:table-cell office:value-type="float" office:value="-44.94">
                <text:p>-44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3">
                <text:p>15.53</text:p>
              </table:table-cell>
              <table:table-cell office:value-type="float" office:value="-247.11">
                <text:p>-247.11</text:p>
              </table:table-cell>
              <table:table-cell office:value-type="float" office:value="175.31">
                <text:p>175.31</text:p>
              </table:table-cell>
              <table:table-cell office:value-type="float" office:value="-45.47">
                <text:p>-45.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4">
                <text:p>15.64</text:p>
              </table:table-cell>
              <table:table-cell office:value-type="float" office:value="-250.14">
                <text:p>-250.14</text:p>
              </table:table-cell>
              <table:table-cell office:value-type="float" office:value="177.67">
                <text:p>177.67</text:p>
              </table:table-cell>
              <table:table-cell office:value-type="float" office:value="-46.01">
                <text:p>-46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5">
                <text:p>15.75</text:p>
              </table:table-cell>
              <table:table-cell office:value-type="float" office:value="-253.18">
                <text:p>-253.18</text:p>
              </table:table-cell>
              <table:table-cell office:value-type="float" office:value="180.04">
                <text:p>180.04</text:p>
              </table:table-cell>
              <table:table-cell office:value-type="float" office:value="-46.55">
                <text:p>-46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6">
                <text:p>15.86</text:p>
              </table:table-cell>
              <table:table-cell office:value-type="float" office:value="-256.26">
                <text:p>-256.26</text:p>
              </table:table-cell>
              <table:table-cell office:value-type="float" office:value="182.45">
                <text:p>182.45</text:p>
              </table:table-cell>
              <table:table-cell office:value-type="float" office:value="-47.1">
                <text:p>-47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7">
                <text:p>15.97</text:p>
              </table:table-cell>
              <table:table-cell office:value-type="float" office:value="-259.35">
                <text:p>-259.35</text:p>
              </table:table-cell>
              <table:table-cell office:value-type="float" office:value="184.87">
                <text:p>184.87</text:p>
              </table:table-cell>
              <table:table-cell office:value-type="float" office:value="-47.65">
                <text:p>-47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07">
                <text:p>16.07</text:p>
              </table:table-cell>
              <table:table-cell office:value-type="float" office:value="-262.43">
                <text:p>-262.43</text:p>
              </table:table-cell>
              <table:table-cell office:value-type="float" office:value="187.29">
                <text:p>187.29</text:p>
              </table:table-cell>
              <table:table-cell office:value-type="float" office:value="-48.19">
                <text:p>-48.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8">
                <text:p>16.18</text:p>
              </table:table-cell>
              <table:table-cell office:value-type="float" office:value="-265.55">
                <text:p>-265.55</text:p>
              </table:table-cell>
              <table:table-cell office:value-type="float" office:value="189.74">
                <text:p>189.74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9">
                <text:p>16.29</text:p>
              </table:table-cell>
              <table:table-cell office:value-type="float" office:value="-268.64">
                <text:p>-268.64</text:p>
              </table:table-cell>
              <table:table-cell office:value-type="float" office:value="192.18">
                <text:p>192.18</text:p>
              </table:table-cell>
              <table:table-cell office:value-type="float" office:value="-49.3">
                <text:p>-49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">
                <text:p>16.4</text:p>
              </table:table-cell>
              <table:table-cell office:value-type="float" office:value="-271.81">
                <text:p>-271.81</text:p>
              </table:table-cell>
              <table:table-cell office:value-type="float" office:value="194.69">
                <text:p>194.69</text:p>
              </table:table-cell>
              <table:table-cell office:value-type="float" office:value="-49.86">
                <text:p>-49.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1">
                <text:p>16.51</text:p>
              </table:table-cell>
              <table:table-cell office:value-type="float" office:value="-274.9">
                <text:p>-274.9</text:p>
              </table:table-cell>
              <table:table-cell office:value-type="float" office:value="197.14">
                <text:p>197.14</text:p>
              </table:table-cell>
              <table:table-cell office:value-type="float" office:value="-50.41">
                <text:p>-50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1">
                <text:p>16.61</text:p>
              </table:table-cell>
              <table:table-cell office:value-type="float" office:value="-278.07">
                <text:p>-278.07</text:p>
              </table:table-cell>
              <table:table-cell office:value-type="float" office:value="199.65">
                <text:p>199.65</text:p>
              </table:table-cell>
              <table:table-cell office:value-type="float" office:value="-50.97">
                <text:p>-50.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2">
                <text:p>16.72</text:p>
              </table:table-cell>
              <table:table-cell office:value-type="float" office:value="-281.18">
                <text:p>-281.18</text:p>
              </table:table-cell>
              <table:table-cell office:value-type="float" office:value="202.12">
                <text:p>202.12</text:p>
              </table:table-cell>
              <table:table-cell office:value-type="float" office:value="-51.52">
                <text:p>-51.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3">
                <text:p>16.83</text:p>
              </table:table-cell>
              <table:table-cell office:value-type="float" office:value="-284.36">
                <text:p>-284.36</text:p>
              </table:table-cell>
              <table:table-cell office:value-type="float" office:value="204.66">
                <text:p>204.66</text:p>
              </table:table-cell>
              <table:table-cell office:value-type="float" office:value="-52.09">
                <text:p>-52.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4">
                <text:p>16.94</text:p>
              </table:table-cell>
              <table:table-cell office:value-type="float" office:value="-287.5">
                <text:p>-287.5</text:p>
              </table:table-cell>
              <table:table-cell office:value-type="float" office:value="207.16">
                <text:p>207.16</text:p>
              </table:table-cell>
              <table:table-cell office:value-type="float" office:value="-52.65">
                <text:p>-52.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5">
                <text:p>17.05</text:p>
              </table:table-cell>
              <table:table-cell office:value-type="float" office:value="-290.7">
                <text:p>-290.7</text:p>
              </table:table-cell>
              <table:table-cell office:value-type="float" office:value="209.73">
                <text:p>209.73</text:p>
              </table:table-cell>
              <table:table-cell office:value-type="float" office:value="-53.21">
                <text:p>-53.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5">
                <text:p>17.15</text:p>
              </table:table-cell>
              <table:table-cell office:value-type="float" office:value="-293.86">
                <text:p>-293.86</text:p>
              </table:table-cell>
              <table:table-cell office:value-type="float" office:value="212.26">
                <text:p>212.26</text:p>
              </table:table-cell>
              <table:table-cell office:value-type="float" office:value="-53.77">
                <text:p>-53.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6">
                <text:p>17.26</text:p>
              </table:table-cell>
              <table:table-cell office:value-type="float" office:value="-297.06">
                <text:p>-297.06</text:p>
              </table:table-cell>
              <table:table-cell office:value-type="float" office:value="214.83">
                <text:p>214.83</text:p>
              </table:table-cell>
              <table:table-cell office:value-type="float" office:value="-54.34">
                <text:p>-54.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7">
                <text:p>17.37</text:p>
              </table:table-cell>
              <table:table-cell office:value-type="float" office:value="-300.26">
                <text:p>-300.26</text:p>
              </table:table-cell>
              <table:table-cell office:value-type="float" office:value="217.42">
                <text:p>217.42</text:p>
              </table:table-cell>
              <table:table-cell office:value-type="float" office:value="-54.91">
                <text:p>-54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8">
                <text:p>17.48</text:p>
              </table:table-cell>
              <table:table-cell office:value-type="float" office:value="-303.48">
                <text:p>-303.48</text:p>
              </table:table-cell>
              <table:table-cell office:value-type="float" office:value="220.02">
                <text:p>220.02</text:p>
              </table:table-cell>
              <table:table-cell office:value-type="float" office:value="-55.48">
                <text:p>-55.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9">
                <text:p>17.59</text:p>
              </table:table-cell>
              <table:table-cell office:value-type="float" office:value="-306.73">
                <text:p>-306.73</text:p>
              </table:table-cell>
              <table:table-cell office:value-type="float" office:value="222.66">
                <text:p>222.66</text:p>
              </table:table-cell>
              <table:table-cell office:value-type="float" office:value="-56.06">
                <text:p>-56.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9">
                <text:p>17.69</text:p>
              </table:table-cell>
              <table:table-cell office:value-type="float" office:value="-309.97">
                <text:p>-309.97</text:p>
              </table:table-cell>
              <table:table-cell office:value-type="float" office:value="225.28">
                <text:p>225.28</text:p>
              </table:table-cell>
              <table:table-cell office:value-type="float" office:value="-56.63">
                <text:p>-56.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703cm" style:legend-expansion="high" chart:style-name="ch2"/>
        <chart:plot-area chart:style-name="ch3" table:cell-range-address="QuadOutput.A1:QuadOutput.A1000 QuadOutput.E1:QuadOutput.G1000" chart:data-source-has-labels="row" svg:x="0.32cm" svg:y="0.18cm" svg:width="13.355cm" svg:height="8.64cm">
          <chartooo:coordinate-region svg:x="1.047cm" svg:y="0.18cm" svg:width="12.4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E1:QuadOutput.E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F1:QuadOutput.F1000" chart:label-cell-address="QuadOutput.A1:QuadOutput.A1" chart:class="chart:scatter">
            <chart:data-point chart:repeated="1000"/>
          </chart:series>
          <chart:series chart:style-name="ch8" chart:values-cell-range-address="QuadOutput.G1:QuadOutput.G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  <draw:g>
                  <svg:desc>QuadOutput.A1:QuadOutput.A1000</svg:desc>
                </draw:g>
              </table:table-cell>
              <table:table-cell office:value-type="float" office:value="-0.69">
                <text:p>-0.69</text:p>
                <draw:g>
                  <svg:desc>QuadOutput.E1:QuadOutput.E1000</svg:desc>
                </draw:g>
              </table:table-cell>
              <table:table-cell office:value-type="float" office:value="0.42">
                <text:p>0.42</text:p>
                <draw:g>
                  <svg:desc>QuadOutput.F1:QuadOutput.F1000</svg:desc>
                </draw:g>
              </table:table-cell>
              <table:table-cell office:value-type="float" office:value="0">
                <text:p>0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-0.95">
                <text:p>-0.95</text:p>
              </table:table-cell>
              <table:table-cell office:value-type="float" office:value="0.57">
                <text:p>0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-1.22">
                <text:p>-1.22</text:p>
              </table:table-cell>
              <table:table-cell office:value-type="float" office:value="0.73">
                <text:p>0.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-1.48">
                <text:p>-1.48</text:p>
              </table:table-cell>
              <table:table-cell office:value-type="float" office:value="0.89">
                <text:p>0.8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">
                <text:p>0.69</text:p>
              </table:table-cell>
              <table:table-cell office:value-type="float" office:value="-1.73">
                <text:p>-1.73</text:p>
              </table:table-cell>
              <table:table-cell office:value-type="float" office:value="1.05">
                <text:p>1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-1.98">
                <text:p>-1.98</text:p>
              </table:table-cell>
              <table:table-cell office:value-type="float" office:value="1.21">
                <text:p>1.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-2.24">
                <text:p>-2.24</text:p>
              </table:table-cell>
              <table:table-cell office:value-type="float" office:value="1.36">
                <text:p>1.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  <table:table-cell office:value-type="float" office:value="-2.49">
                <text:p>-2.49</text:p>
              </table:table-cell>
              <table:table-cell office:value-type="float" office:value="1.52">
                <text:p>1.5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">
                <text:p>1.09</text:p>
              </table:table-cell>
              <table:table-cell office:value-type="float" office:value="-2.74">
                <text:p>-2.74</text:p>
              </table:table-cell>
              <table:table-cell office:value-type="float" office:value="1.68">
                <text:p>1.6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-3">
                <text:p>-3</text:p>
              </table:table-cell>
              <table:table-cell office:value-type="float" office:value="1.85">
                <text:p>1.8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-3.24">
                <text:p>-3.24</text:p>
              </table:table-cell>
              <table:table-cell office:value-type="float" office:value="2.01">
                <text:p>2.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  <table:table-cell office:value-type="float" office:value="-3.49">
                <text:p>-3.49</text:p>
              </table:table-cell>
              <table:table-cell office:value-type="float" office:value="2.16">
                <text:p>2.1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">
                <text:p>1.49</text:p>
              </table:table-cell>
              <table:table-cell office:value-type="float" office:value="-3.73">
                <text:p>-3.73</text:p>
              </table:table-cell>
              <table:table-cell office:value-type="float" office:value="2.32">
                <text:p>2.3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  <table:table-cell office:value-type="float" office:value="-3.98">
                <text:p>-3.98</text:p>
              </table:table-cell>
              <table:table-cell office:value-type="float" office:value="2.47">
                <text:p>2.4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">
                <text:p>1.69</text:p>
              </table:table-cell>
              <table:table-cell office:value-type="float" office:value="-4.22">
                <text:p>-4.22</text:p>
              </table:table-cell>
              <table:table-cell office:value-type="float" office:value="2.63">
                <text:p>2.6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">
                <text:p>1.79</text:p>
              </table:table-cell>
              <table:table-cell office:value-type="float" office:value="-4.47">
                <text:p>-4.47</text:p>
              </table:table-cell>
              <table:table-cell office:value-type="float" office:value="2.78">
                <text:p>2.7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">
                <text:p>1.9</text:p>
              </table:table-cell>
              <table:table-cell office:value-type="float" office:value="-4.71">
                <text:p>-4.71</text:p>
              </table:table-cell>
              <table:table-cell office:value-type="float" office:value="2.94">
                <text:p>2.9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-4.95">
                <text:p>-4.95</text:p>
              </table:table-cell>
              <table:table-cell office:value-type="float" office:value="3.1">
                <text:p>3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5.18">
                <text:p>-5.18</text:p>
              </table:table-cell>
              <table:table-cell office:value-type="float" office:value="3.25">
                <text:p>3.2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-5.42">
                <text:p>-5.42</text:p>
              </table:table-cell>
              <table:table-cell office:value-type="float" office:value="3.41">
                <text:p>3.4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-5.66">
                <text:p>-5.66</text:p>
              </table:table-cell>
              <table:table-cell office:value-type="float" office:value="3.57">
                <text:p>3.5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">
                <text:p>2.4</text:p>
              </table:table-cell>
              <table:table-cell office:value-type="float" office:value="-5.89">
                <text:p>-5.89</text:p>
              </table:table-cell>
              <table:table-cell office:value-type="float" office:value="3.72">
                <text:p>3.7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-6.13">
                <text:p>-6.13</text:p>
              </table:table-cell>
              <table:table-cell office:value-type="float" office:value="3.88">
                <text:p>3.8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">
                <text:p>2.6</text:p>
              </table:table-cell>
              <table:table-cell office:value-type="float" office:value="-6.36">
                <text:p>-6.36</text:p>
              </table:table-cell>
              <table:table-cell office:value-type="float" office:value="4.03">
                <text:p>4.0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-6.6">
                <text:p>-6.6</text:p>
              </table:table-cell>
              <table:table-cell office:value-type="float" office:value="4.19">
                <text:p>4.1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-6.83">
                <text:p>-6.83</text:p>
              </table:table-cell>
              <table:table-cell office:value-type="float" office:value="4.34">
                <text:p>4.3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">
                <text:p>2.9</text:p>
              </table:table-cell>
              <table:table-cell office:value-type="float" office:value="-7.06">
                <text:p>-7.06</text:p>
              </table:table-cell>
              <table:table-cell office:value-type="float" office:value="4.49">
                <text:p>4.4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7.29">
                <text:p>-7.29</text:p>
              </table:table-cell>
              <table:table-cell office:value-type="float" office:value="4.65">
                <text:p>4.6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">
                <text:p>3.1</text:p>
              </table:table-cell>
              <table:table-cell office:value-type="float" office:value="-7.52">
                <text:p>-7.52</text:p>
              </table:table-cell>
              <table:table-cell office:value-type="float" office:value="4.8">
                <text:p>4.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1">
                <text:p>3.21</text:p>
              </table:table-cell>
              <table:table-cell office:value-type="float" office:value="-7.75">
                <text:p>-7.75</text:p>
              </table:table-cell>
              <table:table-cell office:value-type="float" office:value="4.95">
                <text:p>4.95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1">
                <text:p>3.31</text:p>
              </table:table-cell>
              <table:table-cell office:value-type="float" office:value="-7.98">
                <text:p>-7.98</text:p>
              </table:table-cell>
              <table:table-cell office:value-type="float" office:value="5.12">
                <text:p>5.12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">
                <text:p>3.41</text:p>
              </table:table-cell>
              <table:table-cell office:value-type="float" office:value="-8.2">
                <text:p>-8.2</text:p>
              </table:table-cell>
              <table:table-cell office:value-type="float" office:value="5.26">
                <text:p>5.2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1">
                <text:p>3.51</text:p>
              </table:table-cell>
              <table:table-cell office:value-type="float" office:value="-8.43">
                <text:p>-8.43</text:p>
              </table:table-cell>
              <table:table-cell office:value-type="float" office:value="5.43">
                <text:p>5.4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">
                <text:p>3.61</text:p>
              </table:table-cell>
              <table:table-cell office:value-type="float" office:value="-8.66">
                <text:p>-8.66</text:p>
              </table:table-cell>
              <table:table-cell office:value-type="float" office:value="5.59">
                <text:p>5.5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1">
                <text:p>3.71</text:p>
              </table:table-cell>
              <table:table-cell office:value-type="float" office:value="-8.88">
                <text:p>-8.88</text:p>
              </table:table-cell>
              <table:table-cell office:value-type="float" office:value="5.73">
                <text:p>5.7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2">
                <text:p>3.82</text:p>
              </table:table-cell>
              <table:table-cell office:value-type="float" office:value="-9.11">
                <text:p>-9.11</text:p>
              </table:table-cell>
              <table:table-cell office:value-type="float" office:value="5.89">
                <text:p>5.89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2">
                <text:p>3.92</text:p>
              </table:table-cell>
              <table:table-cell office:value-type="float" office:value="-9.33">
                <text:p>-9.33</text:p>
              </table:table-cell>
              <table:table-cell office:value-type="float" office:value="6.05">
                <text:p>6.0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2">
                <text:p>4.02</text:p>
              </table:table-cell>
              <table:table-cell office:value-type="float" office:value="-9.55">
                <text:p>-9.55</text:p>
              </table:table-cell>
              <table:table-cell office:value-type="float" office:value="6.21">
                <text:p>6.2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">
                <text:p>4.13</text:p>
              </table:table-cell>
              <table:table-cell office:value-type="float" office:value="-9.79">
                <text:p>-9.79</text:p>
              </table:table-cell>
              <table:table-cell office:value-type="float" office:value="6.37">
                <text:p>6.37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3">
                <text:p>4.23</text:p>
              </table:table-cell>
              <table:table-cell office:value-type="float" office:value="-9.99">
                <text:p>-9.99</text:p>
              </table:table-cell>
              <table:table-cell office:value-type="float" office:value="6.53">
                <text:p>6.5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">
                <text:p>4.33</text:p>
              </table:table-cell>
              <table:table-cell office:value-type="float" office:value="-10.21">
                <text:p>-10.21</text:p>
              </table:table-cell>
              <table:table-cell office:value-type="float" office:value="6.68">
                <text:p>6.6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-10.44">
                <text:p>-10.44</text:p>
              </table:table-cell>
              <table:table-cell office:value-type="float" office:value="6.85">
                <text:p>6.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">
                <text:p>4.54</text:p>
              </table:table-cell>
              <table:table-cell office:value-type="float" office:value="-10.66">
                <text:p>-10.66</text:p>
              </table:table-cell>
              <table:table-cell office:value-type="float" office:value="7">
                <text:p>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4">
                <text:p>4.64</text:p>
              </table:table-cell>
              <table:table-cell office:value-type="float" office:value="-10.88">
                <text:p>-10.88</text:p>
              </table:table-cell>
              <table:table-cell office:value-type="float" office:value="7.16">
                <text:p>7.1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">
                <text:p>4.75</text:p>
              </table:table-cell>
              <table:table-cell office:value-type="float" office:value="-11.09">
                <text:p>-11.09</text:p>
              </table:table-cell>
              <table:table-cell office:value-type="float" office:value="7.32">
                <text:p>7.32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5">
                <text:p>4.85</text:p>
              </table:table-cell>
              <table:table-cell office:value-type="float" office:value="-11.3">
                <text:p>-11.3</text:p>
              </table:table-cell>
              <table:table-cell office:value-type="float" office:value="7.48">
                <text:p>7.4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">
                <text:p>4.96</text:p>
              </table:table-cell>
              <table:table-cell office:value-type="float" office:value="-11.52">
                <text:p>-11.52</text:p>
              </table:table-cell>
              <table:table-cell office:value-type="float" office:value="7.64">
                <text:p>7.64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6">
                <text:p>5.06</text:p>
              </table:table-cell>
              <table:table-cell office:value-type="float" office:value="-11.73">
                <text:p>-11.73</text:p>
              </table:table-cell>
              <table:table-cell office:value-type="float" office:value="7.79">
                <text:p>7.7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6">
                <text:p>5.16</text:p>
              </table:table-cell>
              <table:table-cell office:value-type="float" office:value="-11.94">
                <text:p>-11.94</text:p>
              </table:table-cell>
              <table:table-cell office:value-type="float" office:value="7.95">
                <text:p>7.9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6">
                <text:p>5.26</text:p>
              </table:table-cell>
              <table:table-cell office:value-type="float" office:value="-12.15">
                <text:p>-12.15</text:p>
              </table:table-cell>
              <table:table-cell office:value-type="float" office:value="8.11">
                <text:p>8.11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7">
                <text:p>5.37</text:p>
              </table:table-cell>
              <table:table-cell office:value-type="float" office:value="-12.37">
                <text:p>-12.37</text:p>
              </table:table-cell>
              <table:table-cell office:value-type="float" office:value="8.27">
                <text:p>8.27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7">
                <text:p>5.47</text:p>
              </table:table-cell>
              <table:table-cell office:value-type="float" office:value="-12.58">
                <text:p>-12.58</text:p>
              </table:table-cell>
              <table:table-cell office:value-type="float" office:value="8.43">
                <text:p>8.4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8">
                <text:p>5.58</text:p>
              </table:table-cell>
              <table:table-cell office:value-type="float" office:value="-12.79">
                <text:p>-12.79</text:p>
              </table:table-cell>
              <table:table-cell office:value-type="float" office:value="8.59">
                <text:p>8.5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8">
                <text:p>5.68</text:p>
              </table:table-cell>
              <table:table-cell office:value-type="float" office:value="-12.99">
                <text:p>-12.99</text:p>
              </table:table-cell>
              <table:table-cell office:value-type="float" office:value="8.74">
                <text:p>8.7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8">
                <text:p>5.78</text:p>
              </table:table-cell>
              <table:table-cell office:value-type="float" office:value="-13.19">
                <text:p>-13.19</text:p>
              </table:table-cell>
              <table:table-cell office:value-type="float" office:value="8.9">
                <text:p>8.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9">
                <text:p>5.89</text:p>
              </table:table-cell>
              <table:table-cell office:value-type="float" office:value="-13.4">
                <text:p>-13.4</text:p>
              </table:table-cell>
              <table:table-cell office:value-type="float" office:value="9.05">
                <text:p>9.0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9">
                <text:p>5.99</text:p>
              </table:table-cell>
              <table:table-cell office:value-type="float" office:value="-13.6">
                <text:p>-13.6</text:p>
              </table:table-cell>
              <table:table-cell office:value-type="float" office:value="9.2">
                <text:p>9.2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9">
                <text:p>6.09</text:p>
              </table:table-cell>
              <table:table-cell office:value-type="float" office:value="-13.81">
                <text:p>-13.81</text:p>
              </table:table-cell>
              <table:table-cell office:value-type="float" office:value="9.36">
                <text:p>9.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">
                <text:p>6.2</text:p>
              </table:table-cell>
              <table:table-cell office:value-type="float" office:value="-14">
                <text:p>-14</text:p>
              </table:table-cell>
              <table:table-cell office:value-type="float" office:value="9.52">
                <text:p>9.52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">
                <text:p>6.3</text:p>
              </table:table-cell>
              <table:table-cell office:value-type="float" office:value="-14.21">
                <text:p>-14.21</text:p>
              </table:table-cell>
              <table:table-cell office:value-type="float" office:value="9.67">
                <text:p>9.6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1">
                <text:p>6.41</text:p>
              </table:table-cell>
              <table:table-cell office:value-type="float" office:value="-14.4">
                <text:p>-14.4</text:p>
              </table:table-cell>
              <table:table-cell office:value-type="float" office:value="9.83">
                <text:p>9.8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1">
                <text:p>6.51</text:p>
              </table:table-cell>
              <table:table-cell office:value-type="float" office:value="-14.6">
                <text:p>-14.6</text:p>
              </table:table-cell>
              <table:table-cell office:value-type="float" office:value="9.98">
                <text:p>9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1">
                <text:p>6.61</text:p>
              </table:table-cell>
              <table:table-cell office:value-type="float" office:value="-14.8">
                <text:p>-14.8</text:p>
              </table:table-cell>
              <table:table-cell office:value-type="float" office:value="10.14">
                <text:p>10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2">
                <text:p>6.72</text:p>
              </table:table-cell>
              <table:table-cell office:value-type="float" office:value="-14.99">
                <text:p>-14.99</text:p>
              </table:table-cell>
              <table:table-cell office:value-type="float" office:value="10.3">
                <text:p>10.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-15.19">
                <text:p>-15.19</text:p>
              </table:table-cell>
              <table:table-cell office:value-type="float" office:value="10.45">
                <text:p>10.4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93">
                <text:p>6.93</text:p>
              </table:table-cell>
              <table:table-cell office:value-type="float" office:value="-15.39">
                <text:p>-15.39</text:p>
              </table:table-cell>
              <table:table-cell office:value-type="float" office:value="10.61">
                <text:p>10.6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3">
                <text:p>7.03</text:p>
              </table:table-cell>
              <table:table-cell office:value-type="float" office:value="-15.58">
                <text:p>-15.58</text:p>
              </table:table-cell>
              <table:table-cell office:value-type="float" office:value="10.77">
                <text:p>10.77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4">
                <text:p>7.14</text:p>
              </table:table-cell>
              <table:table-cell office:value-type="float" office:value="-15.77">
                <text:p>-15.77</text:p>
              </table:table-cell>
              <table:table-cell office:value-type="float" office:value="10.93">
                <text:p>10.9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">
                <text:p>7.25</text:p>
              </table:table-cell>
              <table:table-cell office:value-type="float" office:value="-15.97">
                <text:p>-15.97</text:p>
              </table:table-cell>
              <table:table-cell office:value-type="float" office:value="11.09">
                <text:p>11.09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5">
                <text:p>7.35</text:p>
              </table:table-cell>
              <table:table-cell office:value-type="float" office:value="-16.16">
                <text:p>-16.16</text:p>
              </table:table-cell>
              <table:table-cell office:value-type="float" office:value="11.25">
                <text:p>11.2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6">
                <text:p>7.46</text:p>
              </table:table-cell>
              <table:table-cell office:value-type="float" office:value="-16.35">
                <text:p>-16.35</text:p>
              </table:table-cell>
              <table:table-cell office:value-type="float" office:value="11.41">
                <text:p>11.41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7">
                <text:p>7.57</text:p>
              </table:table-cell>
              <table:table-cell office:value-type="float" office:value="-16.54">
                <text:p>-16.54</text:p>
              </table:table-cell>
              <table:table-cell office:value-type="float" office:value="11.56">
                <text:p>11.5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7">
                <text:p>7.67</text:p>
              </table:table-cell>
              <table:table-cell office:value-type="float" office:value="-16.73">
                <text:p>-16.73</text:p>
              </table:table-cell>
              <table:table-cell office:value-type="float" office:value="11.71">
                <text:p>11.7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8">
                <text:p>7.78</text:p>
              </table:table-cell>
              <table:table-cell office:value-type="float" office:value="-16.92">
                <text:p>-16.92</text:p>
              </table:table-cell>
              <table:table-cell office:value-type="float" office:value="11.87">
                <text:p>11.87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8">
                <text:p>7.88</text:p>
              </table:table-cell>
              <table:table-cell office:value-type="float" office:value="-17.11">
                <text:p>-17.11</text:p>
              </table:table-cell>
              <table:table-cell office:value-type="float" office:value="12.03">
                <text:p>12.0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9">
                <text:p>7.99</text:p>
              </table:table-cell>
              <table:table-cell office:value-type="float" office:value="-17.29">
                <text:p>-17.29</text:p>
              </table:table-cell>
              <table:table-cell office:value-type="float" office:value="12.18">
                <text:p>12.18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9">
                <text:p>8.09</text:p>
              </table:table-cell>
              <table:table-cell office:value-type="float" office:value="-17.47">
                <text:p>-17.47</text:p>
              </table:table-cell>
              <table:table-cell office:value-type="float" office:value="12.34">
                <text:p>12.34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">
                <text:p>8.2</text:p>
              </table:table-cell>
              <table:table-cell office:value-type="float" office:value="-17.66">
                <text:p>-17.66</text:p>
              </table:table-cell>
              <table:table-cell office:value-type="float" office:value="12.49">
                <text:p>12.49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1">
                <text:p>8.31</text:p>
              </table:table-cell>
              <table:table-cell office:value-type="float" office:value="-17.84">
                <text:p>-17.84</text:p>
              </table:table-cell>
              <table:table-cell office:value-type="float" office:value="12.64">
                <text:p>12.64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1">
                <text:p>8.41</text:p>
              </table:table-cell>
              <table:table-cell office:value-type="float" office:value="-18.02">
                <text:p>-18.02</text:p>
              </table:table-cell>
              <table:table-cell office:value-type="float" office:value="12.8">
                <text:p>12.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2">
                <text:p>8.52</text:p>
              </table:table-cell>
              <table:table-cell office:value-type="float" office:value="-18.2">
                <text:p>-18.2</text:p>
              </table:table-cell>
              <table:table-cell office:value-type="float" office:value="12.95">
                <text:p>12.95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2">
                <text:p>8.62</text:p>
              </table:table-cell>
              <table:table-cell office:value-type="float" office:value="-18.37">
                <text:p>-18.37</text:p>
              </table:table-cell>
              <table:table-cell office:value-type="float" office:value="13.11">
                <text:p>13.11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3">
                <text:p>8.73</text:p>
              </table:table-cell>
              <table:table-cell office:value-type="float" office:value="-18.55">
                <text:p>-18.55</text:p>
              </table:table-cell>
              <table:table-cell office:value-type="float" office:value="13.26">
                <text:p>13.2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4">
                <text:p>8.84</text:p>
              </table:table-cell>
              <table:table-cell office:value-type="float" office:value="-18.73">
                <text:p>-18.73</text:p>
              </table:table-cell>
              <table:table-cell office:value-type="float" office:value="13.41">
                <text:p>13.41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4">
                <text:p>8.94</text:p>
              </table:table-cell>
              <table:table-cell office:value-type="float" office:value="-18.9">
                <text:p>-18.9</text:p>
              </table:table-cell>
              <table:table-cell office:value-type="float" office:value="13.57">
                <text:p>13.57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5">
                <text:p>9.05</text:p>
              </table:table-cell>
              <table:table-cell office:value-type="float" office:value="-19.07">
                <text:p>-19.07</text:p>
              </table:table-cell>
              <table:table-cell office:value-type="float" office:value="13.72">
                <text:p>13.7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5">
                <text:p>9.15</text:p>
              </table:table-cell>
              <table:table-cell office:value-type="float" office:value="-19.25">
                <text:p>-19.25</text:p>
              </table:table-cell>
              <table:table-cell office:value-type="float" office:value="13.87">
                <text:p>13.87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6">
                <text:p>9.26</text:p>
              </table:table-cell>
              <table:table-cell office:value-type="float" office:value="-19.43">
                <text:p>-19.43</text:p>
              </table:table-cell>
              <table:table-cell office:value-type="float" office:value="14.01">
                <text:p>14.01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7">
                <text:p>9.37</text:p>
              </table:table-cell>
              <table:table-cell office:value-type="float" office:value="-19.6">
                <text:p>-19.6</text:p>
              </table:table-cell>
              <table:table-cell office:value-type="float" office:value="14.16">
                <text:p>14.16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7">
                <text:p>9.47</text:p>
              </table:table-cell>
              <table:table-cell office:value-type="float" office:value="-19.77">
                <text:p>-19.77</text:p>
              </table:table-cell>
              <table:table-cell office:value-type="float" office:value="14.31">
                <text:p>14.31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8">
                <text:p>9.58</text:p>
              </table:table-cell>
              <table:table-cell office:value-type="float" office:value="-19.94">
                <text:p>-19.94</text:p>
              </table:table-cell>
              <table:table-cell office:value-type="float" office:value="14.47">
                <text:p>14.47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9">
                <text:p>9.69</text:p>
              </table:table-cell>
              <table:table-cell office:value-type="float" office:value="-20.11">
                <text:p>-20.11</text:p>
              </table:table-cell>
              <table:table-cell office:value-type="float" office:value="14.62">
                <text:p>14.62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79">
                <text:p>9.79</text:p>
              </table:table-cell>
              <table:table-cell office:value-type="float" office:value="-20.28">
                <text:p>-20.28</text:p>
              </table:table-cell>
              <table:table-cell office:value-type="float" office:value="14.77">
                <text:p>14.77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">
                <text:p>9.9</text:p>
              </table:table-cell>
              <table:table-cell office:value-type="float" office:value="-20.44">
                <text:p>-20.44</text:p>
              </table:table-cell>
              <table:table-cell office:value-type="float" office:value="14.92">
                <text:p>14.9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1">
                <text:p>10.01</text:p>
              </table:table-cell>
              <table:table-cell office:value-type="float" office:value="-20.61">
                <text:p>-20.61</text:p>
              </table:table-cell>
              <table:table-cell office:value-type="float" office:value="15.07">
                <text:p>15.07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2">
                <text:p>10.12</text:p>
              </table:table-cell>
              <table:table-cell office:value-type="float" office:value="-20.77">
                <text:p>-20.77</text:p>
              </table:table-cell>
              <table:table-cell office:value-type="float" office:value="15.23">
                <text:p>15.23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2">
                <text:p>10.22</text:p>
              </table:table-cell>
              <table:table-cell office:value-type="float" office:value="-20.93">
                <text:p>-20.93</text:p>
              </table:table-cell>
              <table:table-cell office:value-type="float" office:value="15.39">
                <text:p>15.39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3">
                <text:p>10.33</text:p>
              </table:table-cell>
              <table:table-cell office:value-type="float" office:value="-21.1">
                <text:p>-21.1</text:p>
              </table:table-cell>
              <table:table-cell office:value-type="float" office:value="15.54">
                <text:p>15.54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4">
                <text:p>10.44</text:p>
              </table:table-cell>
              <table:table-cell office:value-type="float" office:value="-21.26">
                <text:p>-21.26</text:p>
              </table:table-cell>
              <table:table-cell office:value-type="float" office:value="15.7">
                <text:p>15.7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5">
                <text:p>10.55</text:p>
              </table:table-cell>
              <table:table-cell office:value-type="float" office:value="-21.42">
                <text:p>-21.42</text:p>
              </table:table-cell>
              <table:table-cell office:value-type="float" office:value="15.84">
                <text:p>15.84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-21.57">
                <text:p>-21.57</text:p>
              </table:table-cell>
              <table:table-cell office:value-type="float" office:value="15.99">
                <text:p>15.99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-21.73">
                <text:p>-21.73</text:p>
              </table:table-cell>
              <table:table-cell office:value-type="float" office:value="16.15">
                <text:p>16.15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7">
                <text:p>10.87</text:p>
              </table:table-cell>
              <table:table-cell office:value-type="float" office:value="-21.89">
                <text:p>-21.89</text:p>
              </table:table-cell>
              <table:table-cell office:value-type="float" office:value="16.3">
                <text:p>16.3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8">
                <text:p>10.98</text:p>
              </table:table-cell>
              <table:table-cell office:value-type="float" office:value="-22.04">
                <text:p>-22.04</text:p>
              </table:table-cell>
              <table:table-cell office:value-type="float" office:value="16.44">
                <text:p>16.44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9">
                <text:p>11.09</text:p>
              </table:table-cell>
              <table:table-cell office:value-type="float" office:value="-22.19">
                <text:p>-22.19</text:p>
              </table:table-cell>
              <table:table-cell office:value-type="float" office:value="16.59">
                <text:p>16.59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">
                <text:p>11.2</text:p>
              </table:table-cell>
              <table:table-cell office:value-type="float" office:value="-22.34">
                <text:p>-22.34</text:p>
              </table:table-cell>
              <table:table-cell office:value-type="float" office:value="16.75">
                <text:p>16.75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3">
                <text:p>11.3</text:p>
              </table:table-cell>
              <table:table-cell office:value-type="float" office:value="-22.5">
                <text:p>-22.5</text:p>
              </table:table-cell>
              <table:table-cell office:value-type="float" office:value="16.9">
                <text:p>16.9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41">
                <text:p>11.41</text:p>
              </table:table-cell>
              <table:table-cell office:value-type="float" office:value="-22.65">
                <text:p>-22.65</text:p>
              </table:table-cell>
              <table:table-cell office:value-type="float" office:value="17.05">
                <text:p>17.05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2">
                <text:p>11.52</text:p>
              </table:table-cell>
              <table:table-cell office:value-type="float" office:value="-22.8">
                <text:p>-22.8</text:p>
              </table:table-cell>
              <table:table-cell office:value-type="float" office:value="17.2">
                <text:p>17.2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3">
                <text:p>11.63</text:p>
              </table:table-cell>
              <table:table-cell office:value-type="float" office:value="-22.95">
                <text:p>-22.95</text:p>
              </table:table-cell>
              <table:table-cell office:value-type="float" office:value="17.35">
                <text:p>17.35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4">
                <text:p>11.74</text:p>
              </table:table-cell>
              <table:table-cell office:value-type="float" office:value="-23.09">
                <text:p>-23.09</text:p>
              </table:table-cell>
              <table:table-cell office:value-type="float" office:value="17.49">
                <text:p>17.49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5">
                <text:p>11.85</text:p>
              </table:table-cell>
              <table:table-cell office:value-type="float" office:value="-23.24">
                <text:p>-23.24</text:p>
              </table:table-cell>
              <table:table-cell office:value-type="float" office:value="17.64">
                <text:p>17.64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5">
                <text:p>11.95</text:p>
              </table:table-cell>
              <table:table-cell office:value-type="float" office:value="-23.38">
                <text:p>-23.38</text:p>
              </table:table-cell>
              <table:table-cell office:value-type="float" office:value="17.79">
                <text:p>17.79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06">
                <text:p>12.06</text:p>
              </table:table-cell>
              <table:table-cell office:value-type="float" office:value="-23.53">
                <text:p>-23.53</text:p>
              </table:table-cell>
              <table:table-cell office:value-type="float" office:value="17.95">
                <text:p>17.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7">
                <text:p>12.17</text:p>
              </table:table-cell>
              <table:table-cell office:value-type="float" office:value="-23.68">
                <text:p>-23.68</text:p>
              </table:table-cell>
              <table:table-cell office:value-type="float" office:value="18.1">
                <text:p>18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28">
                <text:p>12.28</text:p>
              </table:table-cell>
              <table:table-cell office:value-type="float" office:value="-23.82">
                <text:p>-23.82</text:p>
              </table:table-cell>
              <table:table-cell office:value-type="float" office:value="18.25">
                <text:p>18.25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39">
                <text:p>12.39</text:p>
              </table:table-cell>
              <table:table-cell office:value-type="float" office:value="-23.96">
                <text:p>-23.96</text:p>
              </table:table-cell>
              <table:table-cell office:value-type="float" office:value="18.4">
                <text:p>18.4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">
                <text:p>12.5</text:p>
              </table:table-cell>
              <table:table-cell office:value-type="float" office:value="-24.1">
                <text:p>-24.1</text:p>
              </table:table-cell>
              <table:table-cell office:value-type="float" office:value="18.54">
                <text:p>18.54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1">
                <text:p>12.61</text:p>
              </table:table-cell>
              <table:table-cell office:value-type="float" office:value="-24.24">
                <text:p>-24.24</text:p>
              </table:table-cell>
              <table:table-cell office:value-type="float" office:value="18.69">
                <text:p>18.69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2">
                <text:p>12.72</text:p>
              </table:table-cell>
              <table:table-cell office:value-type="float" office:value="-24.37">
                <text:p>-24.37</text:p>
              </table:table-cell>
              <table:table-cell office:value-type="float" office:value="18.84">
                <text:p>18.84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3">
                <text:p>12.83</text:p>
              </table:table-cell>
              <table:table-cell office:value-type="float" office:value="-24.51">
                <text:p>-24.51</text:p>
              </table:table-cell>
              <table:table-cell office:value-type="float" office:value="18.99">
                <text:p>18.99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94">
                <text:p>12.94</text:p>
              </table:table-cell>
              <table:table-cell office:value-type="float" office:value="-24.64">
                <text:p>-24.64</text:p>
              </table:table-cell>
              <table:table-cell office:value-type="float" office:value="19.14">
                <text:p>19.14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04">
                <text:p>13.04</text:p>
              </table:table-cell>
              <table:table-cell office:value-type="float" office:value="-24.77">
                <text:p>-24.77</text:p>
              </table:table-cell>
              <table:table-cell office:value-type="float" office:value="19.29">
                <text:p>19.29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15">
                <text:p>13.15</text:p>
              </table:table-cell>
              <table:table-cell office:value-type="float" office:value="-24.9">
                <text:p>-24.9</text:p>
              </table:table-cell>
              <table:table-cell office:value-type="float" office:value="19.43">
                <text:p>19.43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26">
                <text:p>13.26</text:p>
              </table:table-cell>
              <table:table-cell office:value-type="float" office:value="-25.03">
                <text:p>-25.03</text:p>
              </table:table-cell>
              <table:table-cell office:value-type="float" office:value="19.58">
                <text:p>19.58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7">
                <text:p>13.37</text:p>
              </table:table-cell>
              <table:table-cell office:value-type="float" office:value="-25.16">
                <text:p>-25.16</text:p>
              </table:table-cell>
              <table:table-cell office:value-type="float" office:value="19.73">
                <text:p>19.73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48">
                <text:p>13.48</text:p>
              </table:table-cell>
              <table:table-cell office:value-type="float" office:value="-25.28">
                <text:p>-25.28</text:p>
              </table:table-cell>
              <table:table-cell office:value-type="float" office:value="19.87">
                <text:p>19.87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59">
                <text:p>13.59</text:p>
              </table:table-cell>
              <table:table-cell office:value-type="float" office:value="-25.4">
                <text:p>-25.4</text:p>
              </table:table-cell>
              <table:table-cell office:value-type="float" office:value="20.03">
                <text:p>20.03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69">
                <text:p>13.69</text:p>
              </table:table-cell>
              <table:table-cell office:value-type="float" office:value="-25.52">
                <text:p>-25.52</text:p>
              </table:table-cell>
              <table:table-cell office:value-type="float" office:value="20.17">
                <text:p>20.17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">
                <text:p>13.8</text:p>
              </table:table-cell>
              <table:table-cell office:value-type="float" office:value="-25.65">
                <text:p>-25.65</text:p>
              </table:table-cell>
              <table:table-cell office:value-type="float" office:value="20.31">
                <text:p>20.31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1">
                <text:p>13.91</text:p>
              </table:table-cell>
              <table:table-cell office:value-type="float" office:value="-25.76">
                <text:p>-25.76</text:p>
              </table:table-cell>
              <table:table-cell office:value-type="float" office:value="20.46">
                <text:p>20.4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2">
                <text:p>14.02</text:p>
              </table:table-cell>
              <table:table-cell office:value-type="float" office:value="-25.88">
                <text:p>-25.88</text:p>
              </table:table-cell>
              <table:table-cell office:value-type="float" office:value="20.6">
                <text:p>20.6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13">
                <text:p>14.13</text:p>
              </table:table-cell>
              <table:table-cell office:value-type="float" office:value="-25.99">
                <text:p>-25.99</text:p>
              </table:table-cell>
              <table:table-cell office:value-type="float" office:value="20.75">
                <text:p>20.75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23">
                <text:p>14.23</text:p>
              </table:table-cell>
              <table:table-cell office:value-type="float" office:value="-26.11">
                <text:p>-26.11</text:p>
              </table:table-cell>
              <table:table-cell office:value-type="float" office:value="20.89">
                <text:p>20.89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4">
                <text:p>14.34</text:p>
              </table:table-cell>
              <table:table-cell office:value-type="float" office:value="-26.22">
                <text:p>-26.22</text:p>
              </table:table-cell>
              <table:table-cell office:value-type="float" office:value="21.04">
                <text:p>21.04</text:p>
              </table:table-cell>
              <table:table-cell office:value-type="float" office:value="-3.95">
                <text:p>-3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45">
                <text:p>14.45</text:p>
              </table:table-cell>
              <table:table-cell office:value-type="float" office:value="-26.33">
                <text:p>-26.33</text:p>
              </table:table-cell>
              <table:table-cell office:value-type="float" office:value="21.18">
                <text:p>21.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56">
                <text:p>14.56</text:p>
              </table:table-cell>
              <table:table-cell office:value-type="float" office:value="-26.45">
                <text:p>-26.45</text:p>
              </table:table-cell>
              <table:table-cell office:value-type="float" office:value="21.32">
                <text:p>21.32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7">
                <text:p>14.67</text:p>
              </table:table-cell>
              <table:table-cell office:value-type="float" office:value="-26.56">
                <text:p>-26.56</text:p>
              </table:table-cell>
              <table:table-cell office:value-type="float" office:value="21.46">
                <text:p>21.46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77">
                <text:p>14.77</text:p>
              </table:table-cell>
              <table:table-cell office:value-type="float" office:value="-26.67">
                <text:p>-26.67</text:p>
              </table:table-cell>
              <table:table-cell office:value-type="float" office:value="21.6">
                <text:p>21.6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88">
                <text:p>14.88</text:p>
              </table:table-cell>
              <table:table-cell office:value-type="float" office:value="-26.78">
                <text:p>-26.78</text:p>
              </table:table-cell>
              <table:table-cell office:value-type="float" office:value="21.74">
                <text:p>21.74</text:p>
              </table:table-cell>
              <table:table-cell office:value-type="float" office:value="-4.19">
                <text:p>-4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99">
                <text:p>14.99</text:p>
              </table:table-cell>
              <table:table-cell office:value-type="float" office:value="-26.89">
                <text:p>-26.89</text:p>
              </table:table-cell>
              <table:table-cell office:value-type="float" office:value="21.89">
                <text:p>21.89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-26.99">
                <text:p>-26.99</text:p>
              </table:table-cell>
              <table:table-cell office:value-type="float" office:value="22.03">
                <text:p>22.03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1">
                <text:p>15.21</text:p>
              </table:table-cell>
              <table:table-cell office:value-type="float" office:value="-27.1">
                <text:p>-27.1</text:p>
              </table:table-cell>
              <table:table-cell office:value-type="float" office:value="22.17">
                <text:p>22.17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1">
                <text:p>15.31</text:p>
              </table:table-cell>
              <table:table-cell office:value-type="float" office:value="-27.2">
                <text:p>-27.2</text:p>
              </table:table-cell>
              <table:table-cell office:value-type="float" office:value="22.3">
                <text:p>22.3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2">
                <text:p>15.42</text:p>
              </table:table-cell>
              <table:table-cell office:value-type="float" office:value="-27.31">
                <text:p>-27.31</text:p>
              </table:table-cell>
              <table:table-cell office:value-type="float" office:value="22.44">
                <text:p>22.44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3">
                <text:p>15.53</text:p>
              </table:table-cell>
              <table:table-cell office:value-type="float" office:value="-27.41">
                <text:p>-27.41</text:p>
              </table:table-cell>
              <table:table-cell office:value-type="float" office:value="22.59">
                <text:p>22.5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4">
                <text:p>15.64</text:p>
              </table:table-cell>
              <table:table-cell office:value-type="float" office:value="-27.51">
                <text:p>-27.51</text:p>
              </table:table-cell>
              <table:table-cell office:value-type="float" office:value="22.73">
                <text:p>22.73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5">
                <text:p>15.75</text:p>
              </table:table-cell>
              <table:table-cell office:value-type="float" office:value="-27.6">
                <text:p>-27.6</text:p>
              </table:table-cell>
              <table:table-cell office:value-type="float" office:value="22.88">
                <text:p>22.88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6">
                <text:p>15.86</text:p>
              </table:table-cell>
              <table:table-cell office:value-type="float" office:value="-27.72">
                <text:p>-27.72</text:p>
              </table:table-cell>
              <table:table-cell office:value-type="float" office:value="23">
                <text:p>23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7">
                <text:p>15.97</text:p>
              </table:table-cell>
              <table:table-cell office:value-type="float" office:value="-27.81">
                <text:p>-27.81</text:p>
              </table:table-cell>
              <table:table-cell office:value-type="float" office:value="23.15">
                <text:p>23.15</text:p>
              </table:table-cell>
              <table:table-cell office:value-type="float" office:value="-4.73">
                <text:p>-4.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07">
                <text:p>16.07</text:p>
              </table:table-cell>
              <table:table-cell office:value-type="float" office:value="-27.9">
                <text:p>-27.9</text:p>
              </table:table-cell>
              <table:table-cell office:value-type="float" office:value="23.3">
                <text:p>23.3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8">
                <text:p>16.18</text:p>
              </table:table-cell>
              <table:table-cell office:value-type="float" office:value="-27.96">
                <text:p>-27.96</text:p>
              </table:table-cell>
              <table:table-cell office:value-type="float" office:value="23.46">
                <text:p>23.46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9">
                <text:p>16.29</text:p>
              </table:table-cell>
              <table:table-cell office:value-type="float" office:value="-28.07">
                <text:p>-28.07</text:p>
              </table:table-cell>
              <table:table-cell office:value-type="float" office:value="23.57">
                <text:p>23.57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">
                <text:p>16.4</text:p>
              </table:table-cell>
              <table:table-cell office:value-type="float" office:value="-28.17">
                <text:p>-28.17</text:p>
              </table:table-cell>
              <table:table-cell office:value-type="float" office:value="23.71">
                <text:p>23.71</text:p>
              </table:table-cell>
              <table:table-cell office:value-type="float" office:value="-4.95">
                <text:p>-4.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1">
                <text:p>16.51</text:p>
              </table:table-cell>
              <table:table-cell office:value-type="float" office:value="-28.25">
                <text:p>-28.25</text:p>
              </table:table-cell>
              <table:table-cell office:value-type="float" office:value="23.86">
                <text:p>23.86</text:p>
              </table:table-cell>
              <table:table-cell office:value-type="float" office:value="-4.99">
                <text:p>-4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1">
                <text:p>16.61</text:p>
              </table:table-cell>
              <table:table-cell office:value-type="float" office:value="-28.33">
                <text:p>-28.33</text:p>
              </table:table-cell>
              <table:table-cell office:value-type="float" office:value="24.01">
                <text:p>24.0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2">
                <text:p>16.72</text:p>
              </table:table-cell>
              <table:table-cell office:value-type="float" office:value="-28.42">
                <text:p>-28.42</text:p>
              </table:table-cell>
              <table:table-cell office:value-type="float" office:value="24.14">
                <text:p>24.14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3">
                <text:p>16.83</text:p>
              </table:table-cell>
              <table:table-cell office:value-type="float" office:value="-28.51">
                <text:p>-28.51</text:p>
              </table:table-cell>
              <table:table-cell office:value-type="float" office:value="24.27">
                <text:p>24.27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4">
                <text:p>16.94</text:p>
              </table:table-cell>
              <table:table-cell office:value-type="float" office:value="-28.59">
                <text:p>-28.59</text:p>
              </table:table-cell>
              <table:table-cell office:value-type="float" office:value="24.42">
                <text:p>24.42</text:p>
              </table:table-cell>
              <table:table-cell office:value-type="float" office:value="-5.22">
                <text:p>-5.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5">
                <text:p>17.05</text:p>
              </table:table-cell>
              <table:table-cell office:value-type="float" office:value="-28.66">
                <text:p>-28.66</text:p>
              </table:table-cell>
              <table:table-cell office:value-type="float" office:value="24.57">
                <text:p>24.57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5">
                <text:p>17.15</text:p>
              </table:table-cell>
              <table:table-cell office:value-type="float" office:value="-28.75">
                <text:p>-28.75</text:p>
              </table:table-cell>
              <table:table-cell office:value-type="float" office:value="24.7">
                <text:p>24.7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6">
                <text:p>17.26</text:p>
              </table:table-cell>
              <table:table-cell office:value-type="float" office:value="-28.83">
                <text:p>-28.83</text:p>
              </table:table-cell>
              <table:table-cell office:value-type="float" office:value="24.83">
                <text:p>24.83</text:p>
              </table:table-cell>
              <table:table-cell office:value-type="float" office:value="-5.38">
                <text:p>-5.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7">
                <text:p>17.37</text:p>
              </table:table-cell>
              <table:table-cell office:value-type="float" office:value="-28.9">
                <text:p>-28.9</text:p>
              </table:table-cell>
              <table:table-cell office:value-type="float" office:value="24.98">
                <text:p>24.98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8">
                <text:p>17.48</text:p>
              </table:table-cell>
              <table:table-cell office:value-type="float" office:value="-28.97">
                <text:p>-28.97</text:p>
              </table:table-cell>
              <table:table-cell office:value-type="float" office:value="25.12">
                <text:p>25.12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9">
                <text:p>17.59</text:p>
              </table:table-cell>
              <table:table-cell office:value-type="float" office:value="-29.04">
                <text:p>-29.04</text:p>
              </table:table-cell>
              <table:table-cell office:value-type="float" office:value="25.26">
                <text:p>25.26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9">
                <text:p>17.69</text:p>
              </table:table-cell>
              <table:table-cell office:value-type="float" office:value="-29.11">
                <text:p>-29.11</text:p>
              </table:table-cell>
              <table:table-cell office:value-type="float" office:value="25.41">
                <text:p>25.41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QuadOutput.A1:QuadOutput.A1000 QuadOutput.H1:QuadOutput.J1000" chart:data-source-has-labels="row" svg:x="0.32cm" svg:y="0.18cm" svg:width="15.36cm" svg:height="8.64cm">
          <chartooo:coordinate-region svg:x="1.338cm" svg:y="0.306cm" svg:width="14.15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H1:QuadOutput.H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I1:QuadOutput.I1000" chart:label-cell-address="QuadOutput.A1:QuadOutput.A1" chart:class="chart:scatter">
            <chart:data-point chart:repeated="1000"/>
          </chart:series>
          <chart:series chart:style-name="ch8" chart:values-cell-range-address="QuadOutput.J1:QuadOutput.J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  <draw:g>
                  <svg:desc>QuadOutput.A1:QuadOutput.A1000</svg:desc>
                </draw:g>
              </table:table-cell>
              <table:table-cell office:value-type="float" office:value="-0">
                <text:p>-0</text:p>
                <draw:g>
                  <svg:desc>QuadOutput.H1:QuadOutput.H1000</svg:desc>
                </draw:g>
              </table:table-cell>
              <table:table-cell office:value-type="float" office:value="-0.01">
                <text:p>-0.01</text:p>
                <draw:g>
                  <svg:desc>QuadOutput.I1:QuadOutput.I1000</svg:desc>
                </draw:g>
              </table:table-cell>
              <table:table-cell office:value-type="float" office:value="-0.01">
                <text:p>-0.01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1">
                <text:p>3.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1">
                <text:p>3.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">
                <text:p>3.41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">
                <text:p>3.6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">
                <text:p>4.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3">
                <text:p>4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">
                <text:p>4.3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5">
                <text:p>4.8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6">
                <text:p>5.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6">
                <text:p>5.1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7">
                <text:p>5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8">
                <text:p>5.5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8">
                <text:p>5.7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9">
                <text:p>5.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9">
                <text:p>6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41">
                <text:p>6.4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1">
                <text:p>6.5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1">
                <text:p>6.6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93">
                <text:p>6.9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3">
                <text:p>7.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4">
                <text:p>7.1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46">
                <text:p>7.4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7">
                <text:p>7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8">
                <text:p>7.7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8">
                <text:p>7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9">
                <text:p>7.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9">
                <text:p>8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1">
                <text:p>8.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1">
                <text:p>8.4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2">
                <text:p>8.6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3">
                <text:p>8.7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4">
                <text:p>8.8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4">
                <text:p>8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5">
                <text:p>9.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5">
                <text:p>9.1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6">
                <text:p>9.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37">
                <text:p>9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47">
                <text:p>9.4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8">
                <text:p>9.5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69">
                <text:p>9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79">
                <text:p>9.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1">
                <text:p>1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2">
                <text:p>10.2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3">
                <text:p>10.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5">
                <text:p>10.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7">
                <text:p>10.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8">
                <text:p>10.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9">
                <text:p>11.0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41">
                <text:p>11.4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63">
                <text:p>11.6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4">
                <text:p>11.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5">
                <text:p>11.8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5">
                <text:p>11.9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06">
                <text:p>12.0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7">
                <text:p>12.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39">
                <text:p>12.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1">
                <text:p>12.6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2">
                <text:p>12.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83">
                <text:p>12.8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94">
                <text:p>12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15">
                <text:p>13.1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26">
                <text:p>13.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59">
                <text:p>13.5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69">
                <text:p>13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1">
                <text:p>13.9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2">
                <text:p>14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13">
                <text:p>14.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23">
                <text:p>14.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34">
                <text:p>14.3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45">
                <text:p>14.4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7">
                <text:p>14.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77">
                <text:p>14.7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99">
                <text:p>14.9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1">
                <text:p>15.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1">
                <text:p>15.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2">
                <text:p>15.4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3">
                <text:p>15.5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6">
                <text:p>15.8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7">
                <text:p>15.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07">
                <text:p>16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8">
                <text:p>16.1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9">
                <text:p>16.2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1">
                <text:p>16.5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1">
                <text:p>16.6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2">
                <text:p>16.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3">
                <text:p>16.8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4">
                <text:p>16.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5">
                <text:p>17.0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5">
                <text:p>17.1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6">
                <text:p>17.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7">
                <text:p>17.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8">
                <text:p>17.4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9">
                <text:p>17.5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9">
                <text:p>17.6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3.984cm" svg:y="3.457cm" style:legend-expansion="high" chart:style-name="ch2"/>
        <chart:plot-area chart:style-name="ch3" table:cell-range-address="QuadOutput.A1:QuadOutput.A44 QuadOutput.K1:QuadOutput.N44" chart:data-source-has-labels="row" svg:x="0.319cm" svg:y="0.18cm" svg:width="13.346cm" svg:height="8.646cm">
          <chartooo:coordinate-region svg:x="1.152cm" svg:y="0.38cm" svg:width="12.4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K1:QuadOutput.K44" chart:label-cell-address="QuadOutput.A1:QuadOutput.A1" chart:class="chart:scatter">
            <chart:domain table:cell-range-address="QuadOutput.A1:QuadOutput.A44"/>
            <chart:data-point chart:repeated="44"/>
          </chart:series>
          <chart:series chart:style-name="ch7" chart:values-cell-range-address="QuadOutput.L1:QuadOutput.L44" chart:label-cell-address="QuadOutput.A1:QuadOutput.A1" chart:class="chart:scatter">
            <chart:data-point chart:repeated="44"/>
          </chart:series>
          <chart:series chart:style-name="ch8" chart:values-cell-range-address="QuadOutput.M1:QuadOutput.M44" chart:label-cell-address="QuadOutput.A1:QuadOutput.A1" chart:class="chart:scatter">
            <chart:data-point chart:repeated="44"/>
          </chart:series>
          <chart:series chart:style-name="ch9" chart:values-cell-range-address="QuadOutput.N1:QuadOutput.N44" chart:label-cell-address="QuadOutput.A1:QuadOutput.A1" chart:class="chart:scatte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  <table:table-cell office:value-type="string">
                <text:p>0.28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  <draw:g>
                  <svg:desc>QuadOutput.A1:QuadOutput.A44</svg:desc>
                </draw:g>
              </table:table-cell>
              <table:table-cell office:value-type="float" office:value="1">
                <text:p>1</text:p>
                <draw:g>
                  <svg:desc>QuadOutput.K1:QuadOutput.K44</svg:desc>
                </draw:g>
              </table:table-cell>
              <table:table-cell office:value-type="float" office:value="-0.04">
                <text:p>-0.04</text:p>
                <draw:g>
                  <svg:desc>QuadOutput.L1:QuadOutput.L44</svg:desc>
                </draw:g>
              </table:table-cell>
              <table:table-cell office:value-type="float" office:value="-0.07">
                <text:p>-0.07</text:p>
                <draw:g>
                  <svg:desc>QuadOutput.M1:QuadOutput.M44</svg:desc>
                </draw:g>
              </table:table-cell>
              <table:table-cell office:value-type="float" office:value="-0">
                <text:p>-0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">
                <text:p>1.0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">
                <text:p>1.3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">
                <text:p>1.5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">
                <text:p>1.6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9">
                <text:p>1.7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1">
                <text:p>3.3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1">
                <text:p>3.5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1">
                <text:p>3.6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1">
                <text:p>3.71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2">
                <text:p>3.9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2">
                <text:p>4.02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">
                <text:p>4.1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3">
                <text:p>4.2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">
                <text:p>4.3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">
                <text:p>4.5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4">
                <text:p>4.64</text:p>
              </table:table-cell>
              <table:table-cell office:value-type="float" office:value="1">
                <text:p>1</text:p>
              </table:table-cell>
              <table:table-cell office:value-type="float" office:value="-0.04">
                <text:p>-0.04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